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5.438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5.937cm"/>
    </style:style>
    <style:style style:name="co6" style:family="table-column">
      <style:table-column-properties fo:break-before="auto" style:column-width="4.8cm"/>
    </style:style>
    <style:style style:name="co7" style:family="table-column">
      <style:table-column-properties fo:break-before="auto" style:column-width="4.078cm"/>
    </style:style>
    <style:style style:name="co8" style:family="table-column">
      <style:table-column-properties fo:break-before="auto" style:column-width="4.494cm"/>
    </style:style>
    <style:style style:name="co9" style:family="table-column">
      <style:table-column-properties fo:break-before="auto" style:column-width="4.44cm"/>
    </style:style>
    <style:style style:name="co15" style:family="table-column">
      <style:table-column-properties fo:break-before="auto" style:column-width="4.161cm"/>
    </style:style>
    <style:style style:name="co16" style:family="table-column">
      <style:table-column-properties fo:break-before="auto" style:column-width="5.577cm"/>
    </style:style>
    <style:style style:name="co17" style:family="table-column">
      <style:table-column-properties fo:break-before="auto" style:column-width="4.023cm"/>
    </style:style>
    <style:style style:name="co13" style:family="table-column">
      <style:table-column-properties fo:break-before="auto" style:column-width="2.385cm"/>
    </style:style>
    <style:style style:name="co14" style:family="table-column">
      <style:table-column-properties fo:break-before="auto" style:column-width="3.302cm"/>
    </style:style>
    <style:style style:name="co18" style:family="table-column">
      <style:table-column-properties fo:break-before="auto" style:column-width="5.66cm"/>
    </style:style>
    <style:style style:name="co19" style:family="table-column">
      <style:table-column-properties fo:break-before="auto" style:column-width="5.493cm"/>
    </style:style>
    <style:style style:name="co20" style:family="table-column">
      <style:table-column-properties fo:break-before="auto" style:column-width="8.9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index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taphylinidae of LV tax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Стафилиниды (Coleoptera: Staphylinidae) Нижнего Поволжья</text:p>
          </table:table-cell>
        </table:table-row>
        <table:table-row table:style-name="ro1">
          <table:table-cell office:value-type="string">
            <text:p>author</text:p>
          </table:table-cell>
          <table:table-cell office:value-type="string">
            <text:p>Гребенников К.А.</text:p>
          </table:table-cell>
        </table:table-row>
        <table:table-row table:style-name="ro1">
          <table:table-cell office:value-type="string">
            <text:p>rank</text:p>
          </table:table-cell>
          <table:table-cell office:value-type="string">
            <text:p>family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семейство</text:p>
          </table:table-cell>
        </table:table-row>
      </table:table>
      <table:table table:name="content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Порядковый номер таксона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Научное название таксона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string">
            <text:p>Оригинальное научное название таксона (по описанию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нау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научного названия (сокращение - Iv.)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Национальное (народное) название таксона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Произвольное описание таксона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string">
            <text:p>Частота встречаемости таксона</text:p>
          </table:table-cell>
        </table:table-row>
        <table:table-row table:style-name="ro1">
          <table:table-cell office:value-type="string">
            <text:p>inhabit</text:p>
          </table:table-cell>
          <table:table-cell office:value-type="string">
            <text:p>Характер обитания таксона (постоянно, пролетный и т.п.)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Распространение таксона</text:p>
          </table:table-cell>
        </table:table-row>
        <table:table-row table:style-name="ro1">
          <table:table-cell office:value-type="string">
            <text:p>phenology</text:p>
          </table:table-cell>
          <table:table-cell office:value-type="string">
            <text:p>Фенология таксона</text:p>
          </table:table-cell>
        </table:table-row>
        <table:table-row table:style-name="ro1">
          <table:table-cell office:value-type="string">
            <text:p>ecology</text:p>
          </table:table-cell>
          <table:table-cell office:value-type="string">
            <text:p>Экологические особенности таксона</text:p>
          </table:table-cell>
        </table:table-row>
        <table:table-row table:style-name="ro1">
          <table:table-cell office:value-type="string">
            <text:p>biology</text:p>
          </table:table-cell>
          <table:table-cell office:value-type="string">
            <text:p>Биологические особенности таксона</text:p>
          </table:table-cell>
        </table:table-row>
      </table:table>
      <table:table table:name="content synonym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Полное написание синонимичного названия (Herba vulgaris)</text:p>
          </table:table-cell>
        </table:table-row>
        <table:table-row table:style-name="ro1">
          <table:table-cell office:value-type="string">
            <text:p>abbreviation</text:p>
          </table:table-cell>
          <table:table-cell office:value-type="string">
            <text:p>Сокращенное написание синонимичного названия (H. vulgaris, vulgaris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синоними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синонимичного научного названия (сокращение - Iv.)</text:p>
          </table:table-cell>
        </table:table-row>
        <table:table-row table:style-name="ro1">
          <table:table-cell office:value-type="string">
            <text:p>synonymy</text:p>
          </table:table-cell>
          <table:table-cell office:value-type="string">
            <text:p>Автор синонимии (библиографическая ссылка - Сидорович, 2005)</text:p>
          </table:table-cell>
        </table:table-row>
      </table:table>
      <table:table table:name="famil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  <table:table-row table:style-name="ro1">
          <table:table-cell/>
          <table:table-cell office:value-type="string">
            <text:p>Staphylinidae</text:p>
          </table:table-cell>
          <table:table-cell/>
          <table:table-cell office:value-type="string">
            <text:p>Lameere, 1900</text:p>
          </table:table-cell>
          <table:table-cell table:number-columns-repeated="9"/>
        </table:table-row>
      </table:table>
      <table:table table:name="family synonym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2"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rank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axons</text:p>
          </table:table-cell>
          <table:table-cell office:value-type="string">
            <text:p>taxon</text:p>
          </table:table-cell>
          <table:table-cell office:value-type="string">
            <text:p>pseudonym</text:p>
          </table:table-cell>
        </table:table-row>
        <table:table-row table:style-name="ro1">
          <table:table-cell/>
          <table:table-cell office:value-type="string">
            <text:p>family</text:p>
          </table:table-cell>
          <table:table-cell office:value-type="string">
            <text:p>семейство</text:p>
          </table:table-cell>
        </table:table-row>
        <table:table-row table:style-name="ro1">
          <table:table-cell office:value-type="string">
            <text:p>subfamilies</text:p>
          </table:table-cell>
          <table:table-cell office:value-type="string">
            <text:p>subfamily</text:p>
          </table:table-cell>
          <table:table-cell office:value-type="string">
            <text:p>подсемейство</text:p>
          </table:table-cell>
        </table:table-row>
        <table:table-row table:style-name="ro1">
          <table:table-cell office:value-type="string">
            <text:p>tribes</text:p>
          </table:table-cell>
          <table:table-cell office:value-type="string">
            <text:p>tribe</text:p>
          </table:table-cell>
          <table:table-cell office:value-type="string">
            <text:p>триба</text:p>
          </table:table-cell>
        </table:table-row>
        <table:table-row table:style-name="ro1">
          <table:table-cell office:value-type="string">
            <text:p>species</text:p>
          </table:table-cell>
          <table:table-cell office:value-type="string">
            <text:p>sp.</text:p>
          </table:table-cell>
          <table:table-cell office:value-type="string">
            <text:p>вид</text:p>
          </table:table-cell>
        </table:table-row>
      </table:table>
      <table:table table:name="subfamilies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1" table:default-cell-style-name="Default"/>
        <table:table-column table:style-name="co6" table:default-cell-style-name="Default"/>
        <table:table-column table:style-name="co1" table:number-columns-repeated="9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table:style-name="Default"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  <table:table-row table:style-name="ro2">
          <table:table-cell office:value-type="string">
            <text:p>family</text:p>
          </table:table-cell>
          <table:table-cell office:value-type="string">
            <text:p>Staphylinidae</text:p>
          </table:table-cell>
          <table:table-cell/>
          <table:table-cell office:value-type="string">
            <text:p>Omaliinae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Staphylinidae</text:p>
          </table:table-cell>
          <table:table-cell/>
          <table:table-cell office:value-type="string">
            <text:p>Oxytelinae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Staphylinidae</text:p>
          </table:table-cell>
          <table:table-cell/>
          <table:table-cell office:value-type="string">
            <text:p>Oxyporinae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Staphylinidae</text:p>
          </table:table-cell>
          <table:table-cell/>
          <table:table-cell office:value-type="string">
            <text:p>Euaesthetinae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Staphylinidae</text:p>
          </table:table-cell>
          <table:table-cell/>
          <table:table-cell office:value-type="string">
            <text:p>Steninae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Staphylinidae</text:p>
          </table:table-cell>
          <table:table-cell/>
          <table:table-cell office:value-type="string">
            <text:p>Paederinae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Staphylinidae</text:p>
          </table:table-cell>
          <table:table-cell/>
          <table:table-cell office:value-type="string">
            <text:p>Xantholininae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Staphylinidae</text:p>
          </table:table-cell>
          <table:table-cell/>
          <table:table-cell office:value-type="string">
            <text:p>Staphylininae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Staphylinidae</text:p>
          </table:table-cell>
          <table:table-cell/>
          <table:table-cell office:value-type="string">
            <text:p>Tachyporinae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Staphylinidae</text:p>
          </table:table-cell>
          <table:table-cell/>
          <table:table-cell office:value-type="string">
            <text:p>Aleocharinae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Staphylinidae</text:p>
          </table:table-cell>
          <table:table-cell/>
          <table:table-cell office:value-type="string">
            <text:p>Pselaphinae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Staphylinidae</text:p>
          </table:table-cell>
          <table:table-cell/>
          <table:table-cell office:value-type="string">
            <text:p>Scaphidiinae</text:p>
          </table:table-cell>
          <table:table-cell table:number-columns-repeated="11"/>
        </table:table-row>
      </table:table>
      <table:table table:name="subfamil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ubfamily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tribes" table:style-name="ta1" table:print="false">
        <table:table-column table:style-name="co1" table:default-cell-style-name="Default"/>
        <table:table-column table:style-name="co7" table:default-cell-style-name="ce1"/>
        <table:table-column table:style-name="co1" table:default-cell-style-name="Default"/>
        <table:table-column table:style-name="co8" table:default-cell-style-name="ce1"/>
        <table:table-column table:style-name="co1" table:default-cell-style-name="Default"/>
        <table:table-column table:style-name="co9" table:default-cell-style-name="Default"/>
        <table:table-column table:style-name="co1" table:number-columns-repeated="9" table:default-cell-style-name="Default"/>
        <table:table-row table:style-name="ro1">
          <table:table-cell office:value-type="string">
            <text:p>p_rank</text:p>
          </table:table-cell>
          <table:table-cell table:style-name="Default" office:value-type="string">
            <text:p>parent</text:p>
          </table:table-cell>
          <table:table-cell office:value-type="string">
            <text:p>ID</text:p>
          </table:table-cell>
          <table:table-cell table:style-name="Default"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  <table:table-row table:style-name="ro2">
          <table:table-cell office:value-type="string">
            <text:p>subfamily</text:p>
          </table:table-cell>
          <table:table-cell office:value-type="string">
            <text:p>Omaliinae</text:p>
          </table:table-cell>
          <table:table-cell/>
          <table:table-cell office:value-type="string">
            <text:p>Omali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Omaliinae</text:p>
          </table:table-cell>
          <table:table-cell/>
          <table:table-cell office:value-type="string">
            <text:p>Anthophag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Oxytelinae</text:p>
          </table:table-cell>
          <table:table-cell/>
          <table:table-cell office:value-type="string">
            <text:p>Deleaster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Oxytelinae</text:p>
          </table:table-cell>
          <table:table-cell/>
          <table:table-cell office:value-type="string">
            <text:p>Coprophil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Oxytelinae</text:p>
          </table:table-cell>
          <table:table-cell/>
          <table:table-cell office:value-type="string">
            <text:p>Thinobi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Oxytelinae</text:p>
          </table:table-cell>
          <table:table-cell/>
          <table:table-cell office:value-type="string">
            <text:p>Oxytel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Oxyporinae</text:p>
          </table:table-cell>
          <table:table-cell/>
          <table:table-cell office:value-type="string">
            <text:p>Oxypor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Euaesthetinae</text:p>
          </table:table-cell>
          <table:table-cell/>
          <table:table-cell office:value-type="string">
            <text:p>Euaesthet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Steninae</text:p>
          </table:table-cell>
          <table:table-cell/>
          <table:table-cell office:value-type="string">
            <text:p>Sten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Paederinae</text:p>
          </table:table-cell>
          <table:table-cell/>
          <table:table-cell office:value-type="string">
            <text:p>Paeder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Xantholininae</text:p>
          </table:table-cell>
          <table:table-cell/>
          <table:table-cell office:value-type="string">
            <text:p>Platyprosop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Xantholininae</text:p>
          </table:table-cell>
          <table:table-cell/>
          <table:table-cell office:value-type="string">
            <text:p>Othi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Xantholininae</text:p>
          </table:table-cell>
          <table:table-cell/>
          <table:table-cell office:value-type="string">
            <text:p>Xanthol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Staphylininae</text:p>
          </table:table-cell>
          <table:table-cell/>
          <table:table-cell office:value-type="string">
            <text:p>Staphylin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Staphylininae</text:p>
          </table:table-cell>
          <table:table-cell/>
          <table:table-cell office:value-type="string">
            <text:p>Quedi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Tachyporinae</text:p>
          </table:table-cell>
          <table:table-cell/>
          <table:table-cell office:value-type="string">
            <text:p>Mycetopor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Tachyporinae</text:p>
          </table:table-cell>
          <table:table-cell/>
          <table:table-cell office:value-type="string">
            <text:p>Tachypor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Aleocharinae</text:p>
          </table:table-cell>
          <table:table-cell/>
          <table:table-cell office:value-type="string">
            <text:p>Deinops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Aleocharinae</text:p>
          </table:table-cell>
          <table:table-cell/>
          <table:table-cell office:value-type="string">
            <text:p>Myllaen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Aleocharinae</text:p>
          </table:table-cell>
          <table:table-cell/>
          <table:table-cell office:value-type="string">
            <text:p>Pronomae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Aleocharinae</text:p>
          </table:table-cell>
          <table:table-cell/>
          <table:table-cell office:value-type="string">
            <text:p>Oligot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Aleocharinae</text:p>
          </table:table-cell>
          <table:table-cell/>
          <table:table-cell office:value-type="string">
            <text:p>Gygronom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Aleocharinae</text:p>
          </table:table-cell>
          <table:table-cell/>
          <table:table-cell office:value-type="string">
            <text:p>Gyrophaen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Aleocharinae</text:p>
          </table:table-cell>
          <table:table-cell/>
          <table:table-cell office:value-type="string">
            <text:p>Homalot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Aleocharinae</text:p>
          </table:table-cell>
          <table:table-cell/>
          <table:table-cell office:value-type="string">
            <text:p>Falagri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Aleocharinae</text:p>
          </table:table-cell>
          <table:table-cell/>
          <table:table-cell office:value-type="string">
            <text:p>Athet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Aleocharinae</text:p>
          </table:table-cell>
          <table:table-cell/>
          <table:table-cell office:value-type="string">
            <text:p>Zyras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Aleocharinae</text:p>
          </table:table-cell>
          <table:table-cell/>
          <table:table-cell office:value-type="string">
            <text:p>Dinard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Aleocharinae</text:p>
          </table:table-cell>
          <table:table-cell/>
          <table:table-cell table:style-name="ce2" office:value-type="string">
            <text:p>Oxypod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Aleocharinae</text:p>
          </table:table-cell>
          <table:table-cell/>
          <table:table-cell office:value-type="string">
            <text:p>Aleochar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Pselaphinae</text:p>
          </table:table-cell>
          <table:table-cell/>
          <table:table-cell table:style-name="ce2" office:value-type="string">
            <text:p>Bythin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Pselaphinae</text:p>
          </table:table-cell>
          <table:table-cell/>
          <table:table-cell office:value-type="string">
            <text:p>Brachyglut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Pselaphinae</text:p>
          </table:table-cell>
          <table:table-cell/>
          <table:table-cell office:value-type="string">
            <text:p>Ctenist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Pselaphinae</text:p>
          </table:table-cell>
          <table:table-cell/>
          <table:table-cell office:value-type="string">
            <text:p>Claviger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Scaphidiinae</text:p>
          </table:table-cell>
          <table:table-cell/>
          <table:table-cell office:value-type="string">
            <text:p>Scaphidiini</text:p>
          </table:table-cell>
          <table:table-cell table:number-columns-repeated="11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Scaphidiinae</text:p>
          </table:table-cell>
          <table:table-cell/>
          <table:table-cell office:value-type="string">
            <text:p>Scaphisomatini</text:p>
          </table:table-cell>
          <table:table-cell table:number-columns-repeated="11"/>
        </table:table-row>
      </table:table>
      <table:table table:name="trib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ribe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specie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ce4"/>
        <table:table-column table:style-name="co1" table:number-columns-repeated="6" table:default-cell-style-name="Default"/>
        <table:table-row table:style-name="ro3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Omaliini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malium caesum</text:p>
          </table:table-cell>
          <table:table-cell table:style-name="ce3"/>
          <table:table-cell table:style-name="ce3" office:value-type="string">
            <text:p>Gravenhorst, 1806</text:p>
          </table:table-cell>
          <table:table-cell table:number-columns-repeated="2"/>
          <table:table-cell table:style-name="Default" office:value-type="string">
            <text:p>Голарктический. Подстилочный мезогигрофил. Волгоградская обл.: Калач-на-Дону, Щербаковская б-ка, Эльтон. Астраханская обл.: Баскунчак (окр. г. Б. Богдо). 18. IV; 18. IX. Нередок, встречается в подстилке в лесах различного типа, в том числе пойменны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Omaliini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malium rivulare</text:p>
          </table:table-cell>
          <table:table-cell table:style-name="ce3"/>
          <table:table-cell table:style-name="ce3" office:value-type="string">
            <text:p>(Paykull, 1789)</text:p>
          </table:table-cell>
          <table:table-cell table:number-columns-repeated="2"/>
          <table:table-cell table:style-name="Default" office:value-type="string">
            <text:p>Европейско-средиземноморский. Волгоградская обл.: Волгоград (Сарепта). Известен нам лишь по экземпляру коллекции ЗИН РАН. Нахождение вида в байрачных лесах не исключено, однако находка требует подтверждения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Omaliini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Xylodromus affinis</text:p>
          </table:table-cell>
          <table:table-cell table:style-name="ce3"/>
          <table:table-cell table:style-name="ce3" office:value-type="string">
            <text:p>Gerhardt, 1877</text:p>
          </table:table-cell>
          <table:table-cell table:number-columns-repeated="2"/>
          <table:table-cell table:style-name="Default" office:value-type="string">
            <text:p>Киршенблатт, 1936 (Астраханская обл.: Яндыки). Понтийско-кавказский. В норах грызунов (сусликов, хомяков, мышей). Астраханская обл.: Яндыки. Известен нам по экземплярам коллекции ЗИН РА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Omaliini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Xylodromus concinnus</text:p>
          </table:table-cell>
          <table:table-cell table:style-name="ce3"/>
          <table:table-cell table:style-name="ce3" office:value-type="string">
            <text:p>(Marscham, 1802)</text:p>
          </table:table-cell>
          <table:table-cell table:number-columns-repeated="2"/>
          <table:table-cell table:style-name="Default" office:value-type="string">
            <text:p>Киршенблатт, 1936; Хачиков, 1998 (Волгоградская обл. - Волгоград (б-ка Пичуга); Калмыкия (с/х Прудовый); Астраханская обл. (Яндыки). Голарктический (а так же завезен в Новую Зеландию). В норах грызунов. Волгоградская обл.: Дубовский р-н (б-ка Пичуга). Астраханская обл.: Яндыки. Известен нам по экземплярам коллекции ЗИН РА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nthophagini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lophrum assimile</text:p>
          </table:table-cell>
          <table:table-cell table:style-name="ce3"/>
          <table:table-cell table:style-name="ce3" office:value-type="string">
            <text:p>(Paykull, 1800)</text:p>
          </table:table-cell>
          <table:table-cell table:number-columns-repeated="2"/>
          <table:table-cell table:style-name="Default" office:value-type="string">
            <text:p>Хачиков, 1998 (Калмыкия: с/з Прудовый). Европейско-средиземноморский. Подстилочный мезогигрофил. Волгоградская обл.: Калач-на-Дону, Волгоград (Григорова б-ка, Мамаев курган, Сарепта, Аэропорт), Тингута. Нередок. Часто встречается в подстилке в лесах всех типов, в том числе искусственных насаждения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nthophagini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Olophrum piceum</text:p>
          </table:table-cell>
          <table:table-cell table:style-name="ce3"/>
          <table:table-cell table:style-name="ce3" office:value-type="string">
            <text:p>(Gyllenhal, 1810)</text:p>
          </table:table-cell>
          <table:table-cell table:number-columns-repeated="2"/>
          <table:table-cell table:style-name="Default" office:value-type="string">
            <text:p>Европейско-средиземноморский. Почвенно-подстилочный мезогигрофил. Волгоградская обл.: Волгоград (Григорова б-ка). 6. X. 96. Единичная находка в лесной подстилке в байрачном лесу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nthophagini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Arpedium quadratum</text:p>
          </table:table-cell>
          <table:table-cell table:style-name="ce3"/>
          <table:table-cell table:style-name="ce3" office:value-type="string">
            <text:p>(Gravenhorst, 1806)</text:p>
          </table:table-cell>
          <table:table-cell table:number-columns-repeated="2"/>
          <table:table-cell table:style-name="Default" office:value-type="string">
            <text:p>Голарктический. Подстилочный мезогигрофил. Волгоградская обл.: Волгоград (Григорова б-ка), Калач-на-Дону, п. Водный, Краснослободск, Эльтон. 25. IV, 15. V, 18. IX, 10. X. Нередок, обитает в подстилке в лесах различных типов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nthophagini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Acidota crenata</text:p>
          </table:table-cell>
          <table:table-cell table:style-name="ce3"/>
          <table:table-cell table:style-name="ce3" office:value-type="string">
            <text:p>(Fabricius, 1793)</text:p>
          </table:table-cell>
          <table:table-cell table:number-columns-repeated="2"/>
          <table:table-cell table:style-name="Default" office:value-type="string">
            <text:p>Транспалеарктический. Волгоградская обл.: Эльтон. Единичная находка в соленых наносах озера. Так как данный единственный экземпляр найден мертвым и, несомненно, случайно занесен в озеро, особенности распространения, экологии и биологии вида в Нижневолжском регионе требуют уточнения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nthophagini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Lesteva longelitrata</text:p>
          </table:table-cell>
          <table:table-cell table:style-name="ce3"/>
          <table:table-cell table:style-name="ce3" office:value-type="string">
            <text:p>Goeze, 1777</text:p>
          </table:table-cell>
          <table:table-cell table:number-columns-repeated="2"/>
          <table:table-cell table:style-name="Default" office:value-type="string">
            <text:p>Европейско-средиземноморский. Гигрофил, собран на каменистом участке у холодного родника. Волгоградская обл.: Камышинский р-н (Щербаковская б-ка). 14. VII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nthophagini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Lesteva punctata</text:p>
          </table:table-cell>
          <table:table-cell table:style-name="ce3"/>
          <table:table-cell table:style-name="ce3" office:value-type="string">
            <text:p>Erichson, 1839</text:p>
          </table:table-cell>
          <table:table-cell table:number-columns-repeated="2"/>
          <table:table-cell table:style-name="Default" office:value-type="string">
            <text:p>Европейский. Гигрофил. Собран на каменистом участке у холодного родника. Волгоградская обл.: Камышинский р-н (Щербаковская б-ка). V - VIII. Довольно обычен по берегам р. Щербаковки, вероятно нахождение и в других сходных местообитаниях. Как и предыдущий вид, вероятно, является реликтом ледникового период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nthophagini</text:p>
          </table:table-cell>
          <table:table-cell table:style-name="ce3" office:value-type="float" office:value="11">
            <text:p>11</text:p>
          </table:table-cell>
          <table:table-cell table:style-name="ce3" office:value-type="string">
            <text:p>Anthophagus caraboides</text:p>
          </table:table-cell>
          <table:table-cell table:style-name="ce3"/>
          <table:table-cell table:style-name="ce3" office:value-type="string">
            <text:p>(Linnaeus, 1758)</text:p>
          </table:table-cell>
          <table:table-cell table:number-columns-repeated="2"/>
          <table:table-cell table:style-name="Default" office:value-type="string">
            <text:p>Европейско-сибирский. Волгоградская обл.: Урюпинск. 23. VIII. 99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Deleasterini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Deleaster dichrou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Западнопалеарктический бореомонтанный. Собран на каменистом участке у холодного родника. Волгоградская обл.: Камышинский р-н (Щербаковская б-ка). 14. VII. 96. Единичная находка. По всей вероятности, является реликтом ледникового периода, что подтверждается островным распространением вида на равнинах Европы и Западной Сибири (Grebennikov, 2002)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Deleasterini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Euphanias sp.</text:p>
          </table:table-cell>
          <table:table-cell table:style-name="ce3" table:number-columns-repeated="2"/>
          <table:table-cell table:number-columns-repeated="2"/>
          <table:table-cell table:style-name="Default" office:value-type="string">
            <text:p>Собран у воды на солончаке. Волгоградская обл.: Котлубань. Единичная находка. Этот же вид известен из Ростовской области (Хачиков, 1998), требует более точной идентификации и изучения распространения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Coprophilini</text:p>
          </table:table-cell>
          <table:table-cell table:style-name="ce3" office:value-type="float" office:value="14">
            <text:p>14</text:p>
          </table:table-cell>
          <table:table-cell table:style-name="ce3" office:value-type="string">
            <text:p>Coprophilus pennifer</text:p>
          </table:table-cell>
          <table:table-cell table:style-name="ce3"/>
          <table:table-cell table:style-name="ce3" office:value-type="string">
            <text:p>Motschulsky, 1845</text:p>
          </table:table-cell>
          <table:table-cell table:number-columns-repeated="2"/>
          <table:table-cell table:style-name="Default" office:value-type="string">
            <text:p>Киршенблатт, 1937 (Волгоградская обл.: Верхн. Бузиновка, Котельниково, Пичуга; Астраханская обл.: Яндыки). Транспалеарктический. В норах грызунов, навозе и растит, остатках. Волгоградская обл.: Котлубань, Калач-на-Дону, Пичуга, Волгоград, Тумак, Верхн. Бузиновка, Эльтон. Калмыкия: б-ка Нугра, Черноземельский, Барманцак, Ханата. Астраханская обл.: оз. Баскунчак (Б. Богдо, Мартовский, оз. Карасун), Досанг. Апрель-июнь. Повсеместно обычен в открытых стациях, нередко весной и осенью наблюдается массовый лет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Coprophilini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Coprophilus piceus</text:p>
          </table:table-cell>
          <table:table-cell table:style-name="ce3"/>
          <table:table-cell table:style-name="ce3" office:value-type="string">
            <text:p>Solsky, 1867</text:p>
          </table:table-cell>
          <table:table-cell table:number-columns-repeated="2"/>
          <table:table-cell table:style-name="Default" office:value-type="string">
            <text:p>Киршенблатт, 1937 (Волгоградская обл.: Сталинград, Сарепта, Верхн. Бузиновка, Котельниково, Пичуга; Астраханская обл.: Яндыки). Понтийско-туранский. В норах грызунов (сусликов, хомяков, мышей). Волгоградская обл.: Волгоград (Сарепта), Пичуга, Котлубань, Ляпичево, Котельниково. Апрель-май. Не част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Coprophilini</text:p>
          </table:table-cell>
          <table:table-cell table:style-name="ce3" office:value-type="float" office:value="16">
            <text:p>16</text:p>
          </table:table-cell>
          <table:table-cell table:style-name="ce3" office:value-type="string">
            <text:p>Coprophilus rufipennis</text:p>
          </table:table-cell>
          <table:table-cell table:style-name="ce3"/>
          <table:table-cell table:style-name="ce3" office:value-type="string">
            <text:p>Reitter, 1894</text:p>
          </table:table-cell>
          <table:table-cell table:number-columns-repeated="2"/>
          <table:table-cell table:style-name="Default" office:value-type="string">
            <text:p>Киршенблатт, 1937 (Калмыкия: Нарын-Худук, Улан-Хол; Астраханская обл.: Яндыки). Понтийско-туранско-хорасанский. В норах сусликов и песчанок. . Нами не найде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17">
            <text:p>17</text:p>
          </table:table-cell>
          <table:table-cell table:style-name="ce3" office:value-type="string">
            <text:p>Planeustomus heydeni</text:p>
          </table:table-cell>
          <table:table-cell table:style-name="ce3"/>
          <table:table-cell table:style-name="ce3" office:value-type="string">
            <text:p>Eppelsheim, 1884</text:p>
          </table:table-cell>
          <table:table-cell table:number-columns-repeated="2"/>
          <table:table-cell table:style-name="Default" office:value-type="string">
            <text:p>Хачиков, 1998. Средиземноморско-понтийский. Летит на УФ-свет. Астраханская обл.: Досанг. 8. VII - 28. VIII. Единичная находка. Равно как и следующий вид, требует дополнительного изучения распространения и экологических особенностей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18">
            <text:p>18</text:p>
          </table:table-cell>
          <table:table-cell table:style-name="ce3" office:value-type="string">
            <text:p>Planeustomus kahrii</text:p>
          </table:table-cell>
          <table:table-cell table:style-name="ce3"/>
          <table:table-cell table:style-name="ce3" office:value-type="string">
            <text:p>Kraatz, 1857</text:p>
          </table:table-cell>
          <table:table-cell table:number-columns-repeated="2"/>
          <table:table-cell table:style-name="Default" office:value-type="string">
            <text:p>Хачиков, 1998. Средиземноморско-понтийский. Летит на УФ-свет. Волгоградская обл.: Волгоград (Гумрак). 16. VII. 96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Manda mandibularis</text:p>
          </table:table-cell>
          <table:table-cell table:style-name="ce3"/>
          <table:table-cell table:style-name="ce3" office:value-type="string">
            <text:p>(Gyllenhal, 1827)</text:p>
          </table:table-cell>
          <table:table-cell table:number-columns-repeated="2"/>
          <table:table-cell table:style-name="Default" office:value-type="string">
            <text:p>Западнопалеарктический. Летит на УФ-свет. Волгоградская обл.: Покровка. VIII. 2000. Единичная находка в Волго-Ахтубинской пойме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Carpelimus gusarovi</text:p>
          </table:table-cell>
          <table:table-cell table:style-name="ce3"/>
          <table:table-cell table:style-name="ce3" office:value-type="string">
            <text:p>Gildenkov, 1997</text:p>
          </table:table-cell>
          <table:table-cell table:number-columns-repeated="2"/>
          <table:table-cell table:style-name="Default" office:value-type="string">
            <text:p>Гильденков, Хачиков, 2000 (Калмыкия: Артезиан). Понтийский. Летит на УФ-свет. Астраханская обл. Досанг. 15. V. 97. Единичная находка. Описан из Молдавии, также приводится для Украины, Азербайджана, юга России. Нуждается в дальнейшем изучении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Carpelimus anthracinus</text:p>
          </table:table-cell>
          <table:table-cell table:style-name="ce3"/>
          <table:table-cell table:style-name="ce3" office:value-type="string">
            <text:p>(Mulsant et Rey, 1861)</text:p>
          </table:table-cell>
          <table:table-cell table:number-columns-repeated="2"/>
          <table:table-cell table:style-name="Default" office:value-type="string">
            <text:p>Гильденков, Хачиков, 2000 (Калмыкия: Тугтун, Улан-Хол, Артезиан). Западнопалеарктический. Обитает по берегам соленых водоемов (Lohse, 1964). . Нами не найде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Carpelimus obesus</text:p>
          </table:table-cell>
          <table:table-cell table:style-name="ce3"/>
          <table:table-cell table:style-name="ce3" office:value-type="string">
            <text:p>Kiesenwetter, 1844</text:p>
          </table:table-cell>
          <table:table-cell table:number-columns-repeated="2"/>
          <table:table-cell table:style-name="Default" office:value-type="string">
            <text:p>Голарктический. У воды. Летит на УФ-свет. Волгоградская обл.: Волгоград (Григорова б-ка, Сарепта, Гумрак), Калач-на-Дону, Краснослободск. Калмыкия: <text:s/>Черноземельский, Эвдик, Аршань-Зельмень, Барманцак, Цаган-Нур. Астраханская обл.: Баскунчак (г. Б. Богдо), Досанг. Апрель-июль. Обычен по берегам самых различных водоемов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23">
            <text:p>23</text:p>
          </table:table-cell>
          <table:table-cell table:style-name="ce3" office:value-type="string">
            <text:p>Carpelimus lindrothi</text:p>
          </table:table-cell>
          <table:table-cell table:style-name="ce3"/>
          <table:table-cell table:style-name="ce3" office:value-type="string">
            <text:p>Palm, 1943</text:p>
          </table:table-cell>
          <table:table-cell table:number-columns-repeated="2"/>
          <table:table-cell table:style-name="Default" office:value-type="string">
            <text:p>Европейский. Песчаные берега водоемов. Волгоградская обл.: Краснослободск, Калач-на-Дону. 2. V. 97, 23. VIII. 95. Нередок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24">
            <text:p>24</text:p>
          </table:table-cell>
          <table:table-cell table:style-name="ce3" office:value-type="string">
            <text:p>Carpelimus nitidus</text:p>
          </table:table-cell>
          <table:table-cell table:style-name="ce3"/>
          <table:table-cell table:style-name="ce3" office:value-type="string">
            <text:p>Baudi, 1848</text:p>
          </table:table-cell>
          <table:table-cell table:number-columns-repeated="2"/>
          <table:table-cell table:style-name="Default" office:value-type="string">
            <text:p>Транспалеарктический. Летит на УФ-свет. Астраханская обл.: <text:s/>Досанг. 15. V. 97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Carpelimus pusillu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Палеарктический. Летит на УФ-свет. Астраханская обл.: Досанг. 15. V. 97. Единичная находка. Обитает по берегам водоемов, богатых гниющей органикой (Lohse, 1964)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Carpelimus tenerpunctus</text:p>
          </table:table-cell>
          <table:table-cell table:style-name="ce3"/>
          <table:table-cell table:style-name="ce3" office:value-type="string">
            <text:p>Gildenkov, 1994</text:p>
          </table:table-cell>
          <table:table-cell table:number-columns-repeated="2"/>
          <table:table-cell table:style-name="Default" office:value-type="string">
            <text:p>Гильденков, Хачиков, 2000 (Калмыкия: Тугтун). Понтийский. . Нами не найден. Описан из окрестностей Самары, указан также для Украины. Нуждается в дополнительном изучении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Carpelimus rivularius</text:p>
          </table:table-cell>
          <table:table-cell table:style-name="ce3"/>
          <table:table-cell table:style-name="ce3" office:value-type="string">
            <text:p>Motschulsky, 1860</text:p>
          </table:table-cell>
          <table:table-cell table:number-columns-repeated="2"/>
          <table:table-cell table:style-name="Default" office:value-type="string">
            <text:p>Голарктический. У воды. Летит на УФ-свет. Волгоградская обл.: Волгоград (Григорова б-ка, Сарепта), Калач-на-Дону. 20. VI - 8.VII. Нередок по берегам различных пресных водоемов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28">
            <text:p>28</text:p>
          </table:table-cell>
          <table:table-cell table:style-name="ce3" office:value-type="string">
            <text:p>Carpelimus bilineatus</text:p>
          </table:table-cell>
          <table:table-cell table:style-name="ce3"/>
          <table:table-cell table:style-name="ce3" office:value-type="string">
            <text:p>Stephens, 1834</text:p>
          </table:table-cell>
          <table:table-cell table:number-columns-repeated="2"/>
          <table:table-cell table:style-name="Default" office:value-type="string">
            <text:p>Голарктический. У воды. Летит на УФ-свет. Волгоградская обл.: Волгоград (Григорова б-ка, Гумрак). <text:s/>Астраханская обл.: Досанг. 20. IV, 15. V, 16. VII. Нередок по берегам пресных водоемов разного тип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29">
            <text:p>29</text:p>
          </table:table-cell>
          <table:table-cell table:style-name="ce3" office:value-type="string">
            <text:p>Carpelimus corticinus</text:p>
          </table:table-cell>
          <table:table-cell table:style-name="ce3"/>
          <table:table-cell table:style-name="ce3" office:value-type="string">
            <text:p>(Gravenhorst, 1806)</text:p>
          </table:table-cell>
          <table:table-cell table:number-columns-repeated="2"/>
          <table:table-cell table:style-name="Default" office:value-type="string">
            <text:p>Голарктический. У воды. Летит на УФ-свет. Волгоградская обл.: Волгоград (Гумрак), Калач-на-Дону. 2. V. 97, 16. VII. 96. Не часто, по берегам пресных водоемов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Carpelimus foveolatus</text:p>
          </table:table-cell>
          <table:table-cell table:style-name="ce3"/>
          <table:table-cell table:style-name="ce3" office:value-type="string">
            <text:p>(C. Sahlberg, 1832)</text:p>
          </table:table-cell>
          <table:table-cell table:number-columns-repeated="2"/>
          <table:table-cell table:style-name="Default" office:value-type="string">
            <text:p>Гильденков, Хачиков, 2000 (Калмыкия: Тугтун). Западнопалеарктический. . Нами не найден. Обитает чаще по берегам соленых водоемов (Lohse, 1964). <text:s/>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31">
            <text:p>31</text:p>
          </table:table-cell>
          <table:table-cell table:style-name="ce3" office:value-type="string">
            <text:p>Carpelimus heidenreichi</text:p>
          </table:table-cell>
          <table:table-cell table:style-name="ce3"/>
          <table:table-cell table:style-name="ce3" office:value-type="string">
            <text:p>L. Benick, 1934</text:p>
          </table:table-cell>
          <table:table-cell table:number-columns-repeated="2"/>
          <table:table-cell table:style-name="Default" office:value-type="string">
            <text:p>Европейский. У воды. Летит на УФ-свет. Волгоградская обл.: Краснослободск. <text:s/>Астраханская обл.: Досанг. Май-сентябрь. Нередок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32">
            <text:p>32</text:p>
          </table:table-cell>
          <table:table-cell table:style-name="ce3" office:value-type="string">
            <text:p>Carpelimus aceus</text:p>
          </table:table-cell>
          <table:table-cell table:style-name="ce3"/>
          <table:table-cell table:style-name="ce3" office:value-type="string">
            <text:p>Gildenkov, 1997</text:p>
          </table:table-cell>
          <table:table-cell table:number-columns-repeated="2"/>
          <table:table-cell table:style-name="Default" office:value-type="string">
            <text:p>Понтийский. Летит на УФ-свет. Астраханская обл.: Досанг. 15. V. 97. Единичная находка. Описан из Болгарии, отмечен также на юге России. Недостаточно изуче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/>
          <table:table-cell table:style-name="ce3" office:value-type="string">
            <text:p>Carpelimus sp.</text:p>
          </table:table-cell>
          <table:table-cell table:style-name="ce3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Thinobius brevipennis</text:p>
          </table:table-cell>
          <table:table-cell table:style-name="ce3"/>
          <table:table-cell table:style-name="ce3" office:value-type="string">
            <text:p>Kiesenwetter, 1850</text:p>
          </table:table-cell>
          <table:table-cell table:number-columns-repeated="2"/>
          <table:table-cell table:style-name="Default" office:value-type="string">
            <text:p>Европейский. Волгоградская обл.: Трехостровская, Краснослободск. Нередок. Обитает в почве у воды на берегах различных пойменных водоемов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34">
            <text:p>34</text:p>
          </table:table-cell>
          <table:table-cell table:style-name="ce3" office:value-type="string">
            <text:p>Thinobius flagellatus</text:p>
          </table:table-cell>
          <table:table-cell table:style-name="ce3"/>
          <table:table-cell table:style-name="ce3" office:value-type="string">
            <text:p>Lohse, 1984</text:p>
          </table:table-cell>
          <table:table-cell table:number-columns-repeated="2"/>
          <table:table-cell table:style-name="Default" office:value-type="string">
            <text:p>Европейский. Волгоградская обл.: Краснослободск. Не часто. Отмечен в песке на берегах пойменных озер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35">
            <text:p>35</text:p>
          </table:table-cell>
          <table:table-cell table:style-name="ce3" office:value-type="string">
            <text:p>Thinobius sp.</text:p>
          </table:table-cell>
          <table:table-cell table:style-name="ce3" table:number-columns-repeated="2"/>
          <table:table-cell table:number-columns-repeated="2"/>
          <table:table-cell table:style-name="Default" office:value-type="string">
            <text:p>Волгоградская обл.: Котлубань. Единичная находка. Собран в почве на илистом берегу р. Сакар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36">
            <text:p>36</text:p>
          </table:table-cell>
          <table:table-cell table:style-name="ce3" office:value-type="string">
            <text:p>Aploderus caesus</text:p>
          </table:table-cell>
          <table:table-cell table:style-name="ce3"/>
          <table:table-cell table:style-name="ce3" office:value-type="string">
            <text:p>(Erichson, 1839)</text:p>
          </table:table-cell>
          <table:table-cell table:number-columns-repeated="2"/>
          <table:table-cell table:style-name="Default" office:value-type="string">
            <text:p>Европейский. У воды. Волгоградская обл.: Волгоград (Винновка), Калач-на-Дону. 21. IX. 90, 17-18. X. 97. Редок. Отмечен на каменистом правом берегу р. До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37">
            <text:p>37</text:p>
          </table:table-cell>
          <table:table-cell table:style-name="ce3" office:value-type="string">
            <text:p>Bledius dinoceros</text:p>
          </table:table-cell>
          <table:table-cell table:style-name="ce3"/>
          <table:table-cell table:style-name="ce3" office:value-type="string">
            <text:p>Znojko, 1929</text:p>
          </table:table-cell>
          <table:table-cell table:number-columns-repeated="2"/>
          <table:table-cell table:style-name="Default" office:value-type="string">
            <text:p>Понтийский. На солончаках. Волгоградская обл.: Эльтон. Сентябрь. Единичная находка. Обитатель влажных корковых солончаков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38">
            <text:p>38</text:p>
          </table:table-cell>
          <table:table-cell table:style-name="ce3" office:value-type="string">
            <text:p>Bledius furcatus</text:p>
          </table:table-cell>
          <table:table-cell table:style-name="ce3"/>
          <table:table-cell table:style-name="ce3" office:value-type="string">
            <text:p>(Olivier, 1811)</text:p>
          </table:table-cell>
          <table:table-cell table:number-columns-repeated="2"/>
          <table:table-cell table:style-name="Default" office:value-type="string">
            <text:p>Herman, 1986 (Волгоградская обл.: Волгоград (Сарепта). Европейский. На влажных корковых солончаках. Астраханская обл.: Баскунчак (г. Б. Богдо, Белая балка, <text:s/>р-зд Мартовский), с. Аксарайская. Май-сентябрь. Обычен на влажных корковых солончаках, нередко в массе, большое количество выходящих на поверхность нор придает почве характерный вид. <text:s/>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Bledius bicornis</text:p>
          </table:table-cell>
          <table:table-cell table:style-name="ce3"/>
          <table:table-cell table:style-name="ce3" office:value-type="string">
            <text:p>(Germar, 1823)</text:p>
          </table:table-cell>
          <table:table-cell table:number-columns-repeated="2"/>
          <table:table-cell table:style-name="Default" office:value-type="string">
            <text:p>Тихомирова, 1973, Herman, 1986 Сев. Прикаспий, Волгоградская обл.: Волгоград (Сарепта). Европейско-средиземноморский. На мокрых солончаках. Летит на УФ-свет. Астраханская обл.: Баскунчак (г. Б. Богдо, Белая балка), Досанг. 1-13.07.96. Не част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Bledius hinnulus</text:p>
          </table:table-cell>
          <table:table-cell table:style-name="ce3"/>
          <table:table-cell table:style-name="ce3" office:value-type="string">
            <text:p>Erichson, 1840</text:p>
          </table:table-cell>
          <table:table-cell table:number-columns-repeated="2"/>
          <table:table-cell table:style-name="Default" office:value-type="string">
            <text:p>Herman, 1986 (Волгоградская обл.: Волгоград (Сарепта). Европейско-средиземноморский. Собран на УФ-свет. Астраханская обл.: Досанг. 8 - 9. VII. 96, 15 - 16. V. 97. Не часто. <text:s/>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41">
            <text:p>41</text:p>
          </table:table-cell>
          <table:table-cell table:style-name="ce3" office:value-type="string">
            <text:p>Bledius sareptanus</text:p>
          </table:table-cell>
          <table:table-cell table:style-name="ce3"/>
          <table:table-cell table:style-name="ce3" office:value-type="string">
            <text:p>Fagel, 1970</text:p>
          </table:table-cell>
          <table:table-cell table:number-columns-repeated="2"/>
          <table:table-cell table:style-name="Default" office:value-type="string">
            <text:p>Herman, 1986 (Волгоградская обл.: Волгоград (Сарепта). Понтийско-туранский. . Нами не найден. Описан из Волгограда («Сарепта»), указан также для Казахстана (Кащеев, 1991), слабо изуче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42">
            <text:p>42</text:p>
          </table:table-cell>
          <table:table-cell table:style-name="ce3" office:value-type="string">
            <text:p>Bledius vitulus</text:p>
          </table:table-cell>
          <table:table-cell table:style-name="ce3"/>
          <table:table-cell table:style-name="ce3" office:value-type="string">
            <text:p>Erichson, 1840</text:p>
          </table:table-cell>
          <table:table-cell table:number-columns-repeated="2"/>
          <table:table-cell table:style-name="Default" office:value-type="string">
            <text:p>Herman, 1986 (Волгоградская обл.: Волгоград (Сарепта). Западнопалеарктический. . Нами не найден. Широко распространен в Средиземноморье и на Ближнем Востоке. Вышеупомянутое указание требует подтверждения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43">
            <text:p>43</text:p>
          </table:table-cell>
          <table:table-cell table:style-name="ce3" office:value-type="string">
            <text:p>Bledius sp. 1</text:p>
          </table:table-cell>
          <table:table-cell table:style-name="ce3" table:number-columns-repeated="2"/>
          <table:table-cell table:number-columns-repeated="2"/>
          <table:table-cell table:style-name="Default" office:value-type="string">
            <text:p>Собран на УФ-свет. Волгоградская обл.: Эльтон; Астраханская обл.: Досанг. Не част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44">
            <text:p>44</text:p>
          </table:table-cell>
          <table:table-cell table:style-name="ce3" office:value-type="string">
            <text:p>Bledius sp. 2</text:p>
          </table:table-cell>
          <table:table-cell table:style-name="ce3" table:number-columns-repeated="2"/>
          <table:table-cell table:number-columns-repeated="2"/>
          <table:table-cell table:style-name="Default" office:value-type="string">
            <text:p>Собран в почвенные ловушки. Калмыкия: Черноземельский. <text:s/>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45">
            <text:p>45</text:p>
          </table:table-cell>
          <table:table-cell table:style-name="ce3" office:value-type="string">
            <text:p>Bledius sarmaticus</text:p>
          </table:table-cell>
          <table:table-cell table:style-name="ce3"/>
          <table:table-cell table:style-name="ce3" office:value-type="string">
            <text:p>Znojko, 1929</text:p>
          </table:table-cell>
          <table:table-cell table:number-columns-repeated="2"/>
          <table:table-cell table:style-name="Default" office:value-type="string">
            <text:p>Понтийский. У воды, часто по берегам соленых водоемов. Летит на УФ-свет. Волгоградская обл.: Покровка. Калмыкия: Черноземельский, Эвдак. Астраханская обл.: Баскунчак (оз. Карасун, Белая балка). Июнь-июль. Нередок. Ранее был известен с берегов Черного моря. Распространение требует уточнения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46">
            <text:p>46</text:p>
          </table:table-cell>
          <table:table-cell table:style-name="ce3" office:value-type="string">
            <text:p>Bledius spectabilis</text:p>
          </table:table-cell>
          <table:table-cell table:style-name="ce3"/>
          <table:table-cell table:style-name="ce3" office:value-type="string">
            <text:p>Kraatz, 1857</text:p>
          </table:table-cell>
          <table:table-cell table:number-columns-repeated="2"/>
          <table:table-cell table:style-name="Default" office:value-type="string">
            <text:p>Понтийско-туранский. Собран на УФ-свет. Калмыкия: Черноземельский, Эвдак. Астраханская обл.: Баскунчак (г. Б. Богдо, оз. Карасун, р-зд Мартовский), Досанг, ст. Аксарайская. Май-июль. Нередок на солончак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47">
            <text:p>47</text:p>
          </table:table-cell>
          <table:table-cell table:style-name="ce3" office:value-type="string">
            <text:p>Bledius tricornis</text:p>
          </table:table-cell>
          <table:table-cell table:style-name="ce3"/>
          <table:table-cell table:style-name="ce3" office:value-type="string">
            <text:p>(Herbst, 1784)</text:p>
          </table:table-cell>
          <table:table-cell table:number-columns-repeated="2"/>
          <table:table-cell table:style-name="Default" office:value-type="string">
            <text:p>Herman, 1986. (Волгоградская обл.: Волгоград (Сарепта). Транспалеарктический. У воды. Летит на УФ-свет. Волгоградская обл.: Нижнегнутов, Калач-на-Дону, Сарепта, Краснослободск. Астраханская обл.: Баскунчак (г. Б. Богдо, р-зд Мартовский, оз. Карасун), Досанг, Камызякский р-н (ОС ВИР). Май-сентябрь. Обычен, чаще по берегам пресных водоемов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48">
            <text:p>48</text:p>
          </table:table-cell>
          <table:table-cell table:style-name="ce3" office:value-type="string">
            <text:p>Bledius unicornis</text:p>
          </table:table-cell>
          <table:table-cell table:style-name="ce3"/>
          <table:table-cell table:style-name="ce3" office:value-type="string">
            <text:p>(Germar, 1825)</text:p>
          </table:table-cell>
          <table:table-cell table:number-columns-repeated="2"/>
          <table:table-cell table:style-name="Default" office:value-type="string">
            <text:p>Herman, 1986. (Волгоградская обл.: Волгоград (Сарепта). Западнопалеарктический. На солончаках. Калмыкия: Черноземельский. Астраханская обл.: Баскунчак (оз. Карасун), ст. Аксарайская. Май-июнь. Нередок, чаще на более или менее засоленной почве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49">
            <text:p>49</text:p>
          </table:table-cell>
          <table:table-cell table:style-name="ce3" office:value-type="string">
            <text:p>Bledius cribricollis</text:p>
          </table:table-cell>
          <table:table-cell table:style-name="ce3"/>
          <table:table-cell table:style-name="ce3" office:value-type="string">
            <text:p>Heer, 1839</text:p>
          </table:table-cell>
          <table:table-cell table:number-columns-repeated="2"/>
          <table:table-cell table:style-name="Default" office:value-type="string">
            <text:p>Тихомирова, 1973; Herman, 1986 (Северный Прикаспий, Волгоградская обл.: Волгоград (Сарепта). Европейско-средиземноморский. . Нами не найде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Bledius debilis</text:p>
          </table:table-cell>
          <table:table-cell table:style-name="ce3"/>
          <table:table-cell table:style-name="ce3" office:value-type="string">
            <text:p>Erichson, 1840</text:p>
          </table:table-cell>
          <table:table-cell table:number-columns-repeated="2"/>
          <table:table-cell table:style-name="Default" office:value-type="string">
            <text:p>Средиземноморско-понтийский. У воды. Летит на УФ-свет. Волгоградская обл.: Михайловка (Глинище)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Bledius dissimilis</text:p>
          </table:table-cell>
          <table:table-cell table:style-name="ce3"/>
          <table:table-cell table:style-name="ce3" office:value-type="string">
            <text:p>Erichson, 1840</text:p>
          </table:table-cell>
          <table:table-cell table:number-columns-repeated="2"/>
          <table:table-cell table:style-name="Default" office:value-type="string">
            <text:p>Herman, 1986. (Волгоградская обл.: Волгоград (Сарепта). Западнопалеарктический. У воды. Летит на УФ-свет. Волгоградская обл.: Покровка. Астраханская обл.: <text:s/>Досанг. Июль. Не част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Bledius gallicus</text:p>
          </table:table-cell>
          <table:table-cell table:style-name="ce3"/>
          <table:table-cell table:style-name="ce3" office:value-type="string">
            <text:p>(Gravenhorst, 1806)</text:p>
          </table:table-cell>
          <table:table-cell table:number-columns-repeated="2"/>
          <table:table-cell table:style-name="Default" office:value-type="string">
            <text:p>Киршенблатт, 1937; Herman, 1986. (Волгоградская обл.: Волгоград (Сарепта), Котельниково (в норе мал. суслика, случайно). Западнопалеарктический. У воды. Летит на УФ-свет. Волгоградская обл.: Краснослободск, Калач-на-Дону, Волгоград (Гумрак). Покровка, Суровикино, х. Выездинский, Тумак, Мокрая Мечетка, Эльтон. Астраханская обл.: Баскунчак (г. Б. Богдо, р-зд Мартовский), Досанг. Май-июль. Обычен, чаще по берегам пресных (иногда слабосоленых) водоемов, нередко на сильно задерненных берег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Bledius procerulus</text:p>
          </table:table-cell>
          <table:table-cell table:style-name="ce3"/>
          <table:table-cell table:style-name="ce3" office:value-type="string">
            <text:p>Erichson, 1839</text:p>
          </table:table-cell>
          <table:table-cell table:number-columns-repeated="2"/>
          <table:table-cell table:style-name="Default" office:value-type="string">
            <text:p>Herman, 1986 (Волгоградская обл.: Волгоград (Сарепта). Европейско-средиземноморский. . Нами не найден. Распространение в России не вполне ясно, указание требует подтверждения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54">
            <text:p>54</text:p>
          </table:table-cell>
          <table:table-cell table:style-name="ce3" office:value-type="string">
            <text:p>Bledius sp. 3</text:p>
          </table:table-cell>
          <table:table-cell table:style-name="ce3" table:number-columns-repeated="2"/>
          <table:table-cell table:number-columns-repeated="2"/>
          <table:table-cell table:style-name="Default" office:value-type="string">
            <text:p>Собран на УФ-свет. Астраханская обл.: Досанг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55">
            <text:p>55</text:p>
          </table:table-cell>
          <table:table-cell table:style-name="ce3" office:value-type="string">
            <text:p>Bledius fergussoni</text:p>
          </table:table-cell>
          <table:table-cell table:style-name="ce3"/>
          <table:table-cell table:style-name="ce3" office:value-type="string">
            <text:p>Joy, 1912</text:p>
          </table:table-cell>
          <table:table-cell table:number-columns-repeated="2"/>
          <table:table-cell table:style-name="Default" office:value-type="string">
            <text:p>Тихомирова, 1973 (Северный Прикаспий). Западнопалеарктический. Волгоградская обл.: Покровка. Единичная находка. распространение вида в России требует дополнительного изучения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56">
            <text:p>56</text:p>
          </table:table-cell>
          <table:table-cell table:style-name="ce3" office:value-type="string">
            <text:p>Bledius fossor</text:p>
          </table:table-cell>
          <table:table-cell table:style-name="ce3"/>
          <table:table-cell table:style-name="ce3" office:value-type="string">
            <text:p>Heer, 1839</text:p>
          </table:table-cell>
          <table:table-cell table:number-columns-repeated="2"/>
          <table:table-cell table:style-name="Default" office:value-type="string">
            <text:p>Herman, 1986 (Волгоградская обл.: Волгоград (Сарепта). Европейско-средиземноморский. У воды. Летит на УФ-свет. Волгоградская обл.: Волгоград (Гумрак), Краснослободск. Астраханская обл.: Досанг. Июнь-август. Нередок на отрытых песчаных берег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hinobiini</text:p>
          </table:table-cell>
          <table:table-cell table:style-name="ce3" office:value-type="float" office:value="57">
            <text:p>57</text:p>
          </table:table-cell>
          <table:table-cell table:style-name="ce3" office:value-type="string">
            <text:p>Bledius verres</text:p>
          </table:table-cell>
          <table:table-cell table:style-name="ce3"/>
          <table:table-cell table:style-name="ce3" office:value-type="string">
            <text:p>Erichson, 1840</text:p>
          </table:table-cell>
          <table:table-cell table:number-columns-repeated="2"/>
          <table:table-cell table:style-name="Default" office:value-type="string">
            <text:p>Herman, 1986 (Волгоградская обл.: Волгоград (Сарепта). Европейско-средиземноморский. У воды. Летит на УФ-свет. Волгоградская обл.: Захаровка, Трехостровская, Краснослободск, Покровка. Июнь-август. Нередок, встречается вместе с предыдущим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Oxytelini</text:p>
          </table:table-cell>
          <table:table-cell table:style-name="ce3" office:value-type="float" office:value="58">
            <text:p>58</text:p>
          </table:table-cell>
          <table:table-cell table:style-name="ce3" office:value-type="string">
            <text:p>Oxytelus piceus</text:p>
          </table:table-cell>
          <table:table-cell table:style-name="ce3"/>
          <table:table-cell table:style-name="ce3" office:value-type="string">
            <text:p>(Linnaeus, 1767)</text:p>
          </table:table-cell>
          <table:table-cell table:number-columns-repeated="2"/>
          <table:table-cell table:style-name="Default" office:value-type="string">
            <text:p>Транспалеарктический. В навозе и влажных растительных остатках. Летит на УФ-свет. Везде. Апрель-сентябрь. Один из наиболее обычных видов, весной и осенью наблюдается массовый лет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Oxytelini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Oxytelus laqueatus</text:p>
          </table:table-cell>
          <table:table-cell table:style-name="ce3"/>
          <table:table-cell table:style-name="ce3" office:value-type="string">
            <text:p>Marsham, 1802</text:p>
          </table:table-cell>
          <table:table-cell table:number-columns-repeated="2"/>
          <table:table-cell table:style-name="Default" office:value-type="string">
            <text:p>Транспалеарктический. Волгоградская обл.: Волгоград ("Sarepta"). Приводится по 1 экз. в коллекции ЗИН. Возможно, этикетка ошибочна. Обитает в лесной зоне и в гор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Oxytelini</text:p>
          </table:table-cell>
          <table:table-cell table:style-name="ce3" office:value-type="float" office:value="60">
            <text:p>60</text:p>
          </table:table-cell>
          <table:table-cell table:style-name="ce3" office:value-type="string">
            <text:p>Oxytelus migrator</text:p>
          </table:table-cell>
          <table:table-cell table:style-name="ce3"/>
          <table:table-cell table:style-name="ce3" office:value-type="string">
            <text:p>Fauvel, 1904</text:p>
          </table:table-cell>
          <table:table-cell table:number-columns-repeated="2"/>
          <table:table-cell table:style-name="Default" office:value-type="string">
            <text:p>Транспалеарктический. Волгоградская обл.: Волгоград (Гумрак). 16. VII. 1996. Единичная находка. Вид ранее, по-видимому, обитал лишь на Дальнем Востоке (откуда и описан). В Европе впервые отмечен в Финляндии в 1977 г. (Lohse, 1964). Распространение и особенности биологии в России и в Нижнем Поволжье требуют изучения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Oxytelini</text:p>
          </table:table-cell>
          <table:table-cell table:style-name="ce3" office:value-type="float" office:value="61">
            <text:p>61</text:p>
          </table:table-cell>
          <table:table-cell table:style-name="ce3" office:value-type="string">
            <text:p>Oxytelus sculptus</text:p>
          </table:table-cell>
          <table:table-cell table:style-name="ce3"/>
          <table:table-cell table:style-name="ce3" office:value-type="string">
            <text:p>Gravenhorst, 1806</text:p>
          </table:table-cell>
          <table:table-cell table:number-columns-repeated="2"/>
          <table:table-cell table:style-name="Default" office:value-type="string">
            <text:p>Транспалеарктический. Летит на УФ-свет. Волгоградская обл.: Волгоград (Новостройка, Гумрак), Котлубань, Суровикино, Клетская. <text:s/>Астраханская обл.: Баскунчак (г. Б. Богдо). Май-октябрь. Нередок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Oxytelini</text:p>
          </table:table-cell>
          <table:table-cell table:style-name="ce3" office:value-type="float" office:value="62">
            <text:p>62</text:p>
          </table:table-cell>
          <table:table-cell table:style-name="ce3" office:value-type="string">
            <text:p>Anotylus bernhaueri</text:p>
          </table:table-cell>
          <table:table-cell table:style-name="ce3"/>
          <table:table-cell table:style-name="ce3" office:value-type="string">
            <text:p>Ganglbauer, 1898</text:p>
          </table:table-cell>
          <table:table-cell table:number-columns-repeated="2"/>
          <table:table-cell table:style-name="Default" office:value-type="string">
            <text:p>Киршенблатт, 1937 (Калмыкия: Нарын-Худук; Астраханская обл.: Яндыки). Понтийский. В норах сусликов (Киршенблатт, 1937). Волгоградская обл.: Котлубань. Апрель. Вероятно, нередок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Oxytelini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Anotylus hamatus</text:p>
          </table:table-cell>
          <table:table-cell table:style-name="ce3"/>
          <table:table-cell table:style-name="ce3" office:value-type="string">
            <text:p>Fairmaire et Laboulbene, 1856</text:p>
          </table:table-cell>
          <table:table-cell table:number-columns-repeated="2"/>
          <table:table-cell table:style-name="Default" office:value-type="string">
            <text:p>Европейский. 1 экз. пойман в ловушку Барбера. Волгоградская обл.: Волгоград (Григорова б-ка). 13. V. 96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Oxytelini</text:p>
          </table:table-cell>
          <table:table-cell table:style-name="ce3" office:value-type="float" office:value="64">
            <text:p>64</text:p>
          </table:table-cell>
          <table:table-cell table:style-name="ce3" office:value-type="string">
            <text:p>Anotylus insecatus</text:p>
          </table:table-cell>
          <table:table-cell table:style-name="ce3"/>
          <table:table-cell table:style-name="ce3" office:value-type="string">
            <text:p>(Gravenhorst, 1806)</text:p>
          </table:table-cell>
          <table:table-cell table:number-columns-repeated="2"/>
          <table:table-cell table:style-name="Default" office:value-type="string">
            <text:p>Киршенблатт, 1937 (Волгоградская обл.: Котельниково). Западно-палеарктический. Обнаруживался в норе суслика (Киршенблатт, 1937). Волгоградская обл.: Волгоград (Малые Чапурники), Котельниково. 28. V. 98. Не часто. <text:s/>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Oxytelini</text:p>
          </table:table-cell>
          <table:table-cell table:style-name="ce3" office:value-type="float" office:value="65">
            <text:p>65</text:p>
          </table:table-cell>
          <table:table-cell table:style-name="ce3" office:value-type="string">
            <text:p>Anotylus mendus</text:p>
          </table:table-cell>
          <table:table-cell table:style-name="ce3"/>
          <table:table-cell table:style-name="ce3" office:value-type="string">
            <text:p>Herman, 1970</text:p>
          </table:table-cell>
          <table:table-cell table:number-columns-repeated="2"/>
          <table:table-cell table:style-name="Default" office:value-type="string">
            <text:p>Понтийский. У воды. Волгоградская обл.: Волгоград (Винновка), Краснослободск, Калач-на-Дону. Астраханская обл.: Баскунчак (г. Б. Богдо). Апрель-сентябрь. Не часто, встречается вместе с A. rugosus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Oxytelini</text:p>
          </table:table-cell>
          <table:table-cell table:style-name="ce3" office:value-type="float" office:value="66">
            <text:p>66</text:p>
          </table:table-cell>
          <table:table-cell table:style-name="ce3" office:value-type="string">
            <text:p>Anotylus pumilus</text:p>
          </table:table-cell>
          <table:table-cell table:style-name="ce3"/>
          <table:table-cell table:style-name="ce3" office:value-type="string">
            <text:p>Erichson, 1839</text:p>
          </table:table-cell>
          <table:table-cell table:number-columns-repeated="2"/>
          <table:table-cell table:style-name="Default" office:value-type="string">
            <text:p>Европейско-средиземноморский. В навозе. Волгоградская обл.: Краснослободск, Котлубань. Астраханская обл.: Баскунчак (г. Б. Богдо). 18. IV - 4. V. Нередок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Oxytelini</text:p>
          </table:table-cell>
          <table:table-cell table:style-name="ce3" office:value-type="float" office:value="67">
            <text:p>67</text:p>
          </table:table-cell>
          <table:table-cell table:style-name="ce3" office:value-type="string">
            <text:p>Anotylus rugifrons</text:p>
          </table:table-cell>
          <table:table-cell table:style-name="ce3"/>
          <table:table-cell table:style-name="ce3" office:value-type="string">
            <text:p>Hochhuth, 1849</text:p>
          </table:table-cell>
          <table:table-cell table:number-columns-repeated="2"/>
          <table:table-cell table:style-name="Default" office:value-type="string">
            <text:p>Европейский. Волгоградская обл.: Волгоград. Астраханская обл.: Баскунчак (г. Б. Богдо), Досанг. 8 - 26. <text:s/>VII. 96. Редок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Oxytelini</text:p>
          </table:table-cell>
          <table:table-cell table:style-name="ce3" office:value-type="float" office:value="68">
            <text:p>68</text:p>
          </table:table-cell>
          <table:table-cell table:style-name="ce3" office:value-type="string">
            <text:p>Anotylus rugosus</text:p>
          </table:table-cell>
          <table:table-cell table:style-name="ce3"/>
          <table:table-cell table:style-name="ce3" office:value-type="string">
            <text:p>(Fabricius, 1775)</text:p>
          </table:table-cell>
          <table:table-cell table:number-columns-repeated="2"/>
          <table:table-cell table:style-name="Default" office:value-type="string">
            <text:p>Голарктический. У воды и в растительных остатках. Летит на УФ-свет. Волгоградская обл.: Волгоград (Григорова б-ка, Новостройка) Краснослободск, Покровка, Тумак, Калач-на-Дону, Суровикино, Эльтон. Астраханская обл.: Баскунчак (г. Б. Богдо, оз. Карасун), Досанг. Май-август. Обычен по берегам самых различных пресных водоемов, в особенности в поймах крупных рек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Oxytelini</text:p>
          </table:table-cell>
          <table:table-cell table:style-name="ce3" office:value-type="float" office:value="69">
            <text:p>69</text:p>
          </table:table-cell>
          <table:table-cell table:style-name="ce3" office:value-type="string">
            <text:p>Platystethus cornutu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Хачиков, 1998 (Калмыкия: Лысый Лиман, Артезиан). Транспалеарктический. В растительных остатках и песке у воды. Волгоградская обл.: Волгоград, Калач-на-Дону, Трехостровская, Городищенский р-н (б-ка Песчаная), Краснослободск. Калмыкия: Восход, Черноземельский, Лысый Лиман, Артезиан. Астраханская обл.: Баскунчак (Г. Б. Богдо). Май-сентябрь. Нередок, чаще на песчаных берегах различных водоемов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Oxytelini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Platystethus nitens</text:p>
          </table:table-cell>
          <table:table-cell table:style-name="ce3"/>
          <table:table-cell table:style-name="ce3" office:value-type="string">
            <text:p>C. Sahlberg, 1832</text:p>
          </table:table-cell>
          <table:table-cell table:number-columns-repeated="2"/>
          <table:table-cell table:style-name="Default" office:value-type="string">
            <text:p>Хачиков, 1998 (Калмыкия: Садовое, М. Дербеты, Троицкое, Коробкино). Западнопалеарктический. В разнообразных увлажненных стациях, в т.ч. у временных водоемов. Везде. Апрель-октябрь. Очень обычен повсюду, один из наиболее обычных видов стафилинид в Нижнем Поволжье. Характерен массовый вечерний лет при безветренной прохладной погоде, обычно весной или осенью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Oxytelini</text:p>
          </table:table-cell>
          <table:table-cell table:style-name="ce3" office:value-type="float" office:value="71">
            <text:p>71</text:p>
          </table:table-cell>
          <table:table-cell table:style-name="ce3" office:value-type="string">
            <text:p>Platystethus spinosus</text:p>
          </table:table-cell>
          <table:table-cell table:style-name="ce3"/>
          <table:table-cell table:style-name="ce3" office:value-type="string">
            <text:p>Erichson, 1840</text:p>
          </table:table-cell>
          <table:table-cell table:number-columns-repeated="2"/>
          <table:table-cell table:style-name="Default" office:value-type="string">
            <text:p>Западнопалеарктический. Во влажных местах, чаще у воды. Волгоградская обл.: Краснослободск, Городищенский р-н (б-ка Песчаная), Калач-на-Дону, х. Захоперский, ст. Кременская, Голубинский 2-й, ст. Новогригорьевская. <text:s/>Астраханская обл.: Баскунчак (г. Б. Богдо). Апрель-июль. Обычен, на берегах самых различных пресных водоемов, в том числе временны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Oxyporini</text:p>
          </table:table-cell>
          <table:table-cell table:style-name="ce3" office:value-type="float" office:value="72">
            <text:p>72</text:p>
          </table:table-cell>
          <table:table-cell table:style-name="ce3" office:value-type="string">
            <text:p>Oxyporus rufus</text:p>
          </table:table-cell>
          <table:table-cell table:style-name="ce3"/>
          <table:table-cell table:style-name="ce3" office:value-type="string">
            <text:p>(Linnaeus, 1758)</text:p>
          </table:table-cell>
          <table:table-cell table:number-columns-repeated="2"/>
          <table:table-cell table:style-name="Default" office:value-type="string">
            <text:p>Транспалеарктический. В грибах. Волгоградская обл.: Котлубань, Волгоград (Григорова б-ка), Краснослободск, Калач-на-Дону, Щербаковская б-ка, Городищенский р-н (б-ка Песчаная). Май-июль. Не часто, более обычен в лес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Euaesthetini</text:p>
          </table:table-cell>
          <table:table-cell table:style-name="ce3" office:value-type="float" office:value="73">
            <text:p>73</text:p>
          </table:table-cell>
          <table:table-cell table:style-name="ce3" office:value-type="string">
            <text:p>Euaesthetus bipunctatus</text:p>
          </table:table-cell>
          <table:table-cell table:style-name="ce3"/>
          <table:table-cell table:style-name="ce3" office:value-type="string">
            <text:p>Ljungh, 1904</text:p>
          </table:table-cell>
          <table:table-cell table:number-columns-repeated="2"/>
          <table:table-cell table:style-name="Default" office:value-type="string">
            <text:p>Западнопалеарктический. Волгоградская обл.: Калач-на-Дону. 13.VIII.97. Единичная находка на каменистом обрывистом берегу реки Дон. Вероятно, геобионт – широко распространен, но редок в коллекциях, как и другие европейские виды подсемейств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74">
            <text:p>74</text:p>
          </table:table-cell>
          <table:table-cell table:style-name="ce3" office:value-type="string">
            <text:p>Dianous coerulescens</text:p>
          </table:table-cell>
          <table:table-cell table:style-name="ce3"/>
          <table:table-cell table:style-name="ce3" office:value-type="string">
            <text:p>(Gyllenhal, 1810)</text:p>
          </table:table-cell>
          <table:table-cell table:number-columns-repeated="2"/>
          <table:table-cell table:style-name="Default" office:value-type="string">
            <text:p>Голарктический бореомонтанный. У воды. Волгоградская обл.: Щербаковская б-ка. 7. VIII. 2007. Единичная находка. Несомненный реликт ледникового периода. Данная находка значительно удалена от ранее известных ближайших мест обитания (Карпаты, северо-запад Европейской России). Требует дополнительного изучения, возможно, уточнения статуса (для чего необходимо изучение эдеагуса самца – пока вид лишь по единственной самке). Источник информации: К.А. Гребенников, 2013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Stenus aterrimus</text:p>
          </table:table-cell>
          <table:table-cell table:style-name="ce3"/>
          <table:table-cell table:style-name="ce3" office:value-type="string">
            <text:p>Erichson, 1839</text:p>
          </table:table-cell>
          <table:table-cell table:number-columns-repeated="2"/>
          <table:table-cell table:style-name="Default" office:value-type="string">
            <text:p>Западнопалеарктический. Волгоградская обл.: Волгоград (Сарепта). Известен нам по экземпляру коллекции ЗИН РАН. Отмечается в муравейниках Formica (Lohse, 1964)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76">
            <text:p>76</text:p>
          </table:table-cell>
          <table:table-cell table:style-name="ce3" office:value-type="string">
            <text:p>Stenus bimaculatus</text:p>
          </table:table-cell>
          <table:table-cell table:style-name="ce3"/>
          <table:table-cell table:style-name="ce3" office:value-type="string">
            <text:p>Gyllenhal, 1810</text:p>
          </table:table-cell>
          <table:table-cell table:number-columns-repeated="2"/>
          <table:table-cell table:style-name="Default" office:value-type="string">
            <text:p>Западнопалеарктический. На влажном лугу. Волгоградская обл.: Краснослободск, Трехостровская, Суровикино. Май-август. Не часто, отмечен лишь в поймах крупных рек – Дона и Волги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77">
            <text:p>77</text:p>
          </table:table-cell>
          <table:table-cell table:style-name="ce3" office:value-type="string">
            <text:p>Stenus calcaratus</text:p>
          </table:table-cell>
          <table:table-cell table:style-name="ce3"/>
          <table:table-cell table:style-name="ce3" office:value-type="string">
            <text:p>Scriba, 1864</text:p>
          </table:table-cell>
          <table:table-cell table:number-columns-repeated="2"/>
          <table:table-cell table:style-name="Default" office:value-type="string">
            <text:p>Европейский. На влажном лугу. Волгоградская обл.: Краснослободск. 7. VI. 95, 23. VIII. 95. Не часто, известен лишь по двум находкам в Волго-Ахтубинской пойме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78">
            <text:p>78</text:p>
          </table:table-cell>
          <table:table-cell table:style-name="ce3" office:value-type="string">
            <text:p>Stenus clavicornis</text:p>
          </table:table-cell>
          <table:table-cell table:style-name="ce3"/>
          <table:table-cell table:style-name="ce3" office:value-type="string">
            <text:p>(Scopoli, 1763)</text:p>
          </table:table-cell>
          <table:table-cell table:number-columns-repeated="2"/>
          <table:table-cell table:style-name="Default" office:value-type="string">
            <text:p>Палеарктический. В пойменных и байрачных лесах, на орошаемых полях. Волгоградская обл.: Щербаковская б-ка, <text:s/>Котлубань, Калач-на-Дону, Трехостровская, Волгоград (Григорова б-ка). Апрель-сентябрь. Нередок в Волгоградской области, чаще в островных байрачных лес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79">
            <text:p>79</text:p>
          </table:table-cell>
          <table:table-cell table:style-name="ce3" office:value-type="string">
            <text:p>Stenus comma</text:p>
          </table:table-cell>
          <table:table-cell table:style-name="ce3"/>
          <table:table-cell table:style-name="ce3" office:value-type="string">
            <text:p>LeConte, 1863</text:p>
          </table:table-cell>
          <table:table-cell table:number-columns-repeated="2"/>
          <table:table-cell table:style-name="Default" office:value-type="string">
            <text:p>Голарктический. У воды на песчаных литоралях. Волгоградская обл.: Краснослободск, Калач-на-Дону, Трехостровская, Котлубань, Городищенский р-н (б-ка Песчаная). Май-август. Нередок на открытых, незадерненных берегах, охотится на поверхности почвы в дневное время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80">
            <text:p>80</text:p>
          </table:table-cell>
          <table:table-cell table:style-name="ce3" office:value-type="string">
            <text:p>Stenus hypoproditor</text:p>
          </table:table-cell>
          <table:table-cell table:style-name="ce3"/>
          <table:table-cell table:style-name="ce3" office:value-type="string">
            <text:p>Puhtz, 1965</text:p>
          </table:table-cell>
          <table:table-cell table:number-columns-repeated="2"/>
          <table:table-cell table:style-name="Default" office:value-type="string">
            <text:p>Рывкин А., 1990 (Волгоградская обл.). Понтийский. На лугах. Волгоградская обл.: Щербаковская б-ка, <text:s/>Городищенский р-н (б-ка Песчаная), Эльтон. Апрель-август. Нередок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81">
            <text:p>81</text:p>
          </table:table-cell>
          <table:table-cell table:style-name="ce3" office:value-type="string">
            <text:p>Stenus intricatus</text:p>
          </table:table-cell>
          <table:table-cell table:style-name="ce3"/>
          <table:table-cell table:style-name="ce3" office:value-type="string">
            <text:p>Erichson, 1840</text:p>
          </table:table-cell>
          <table:table-cell table:number-columns-repeated="2"/>
          <table:table-cell table:style-name="Default" office:value-type="string">
            <text:p>Западнопалеарктический. По берегам солоноватых водоемов на засоленных почвах. Волгоградская обл.: Эльтон. <text:s/>Астраханская обл.: Баскунчак (г. Б. Богдо). Июнь-июль. Не част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82">
            <text:p>82</text:p>
          </table:table-cell>
          <table:table-cell table:style-name="ce3" office:value-type="string">
            <text:p>Stenus juno</text:p>
          </table:table-cell>
          <table:table-cell table:style-name="ce3"/>
          <table:table-cell table:style-name="ce3" office:value-type="string">
            <text:p>(Paykull, 1789)</text:p>
          </table:table-cell>
          <table:table-cell table:number-columns-repeated="2"/>
          <table:table-cell table:style-name="Default" office:value-type="string">
            <text:p>Голарктический. У воды. Волгоградская обл.: х. Голубинский. 1. V. 98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83">
            <text:p>83</text:p>
          </table:table-cell>
          <table:table-cell table:style-name="ce3" office:value-type="string">
            <text:p>Stenus providus</text:p>
          </table:table-cell>
          <table:table-cell table:style-name="ce3"/>
          <table:table-cell table:style-name="ce3" office:value-type="string">
            <text:p>Erichson, 1839</text:p>
          </table:table-cell>
          <table:table-cell table:number-columns-repeated="2"/>
          <table:table-cell table:style-name="Default" office:value-type="string">
            <text:p>Западнопалеарктический. В пойменных и байрачных лесах, на влажных лугах. Волгоградская обл.: Щербаковская б-ка, <text:s/>Городищенский р-н (б-ка Песчаная). Июнь-июль. Не часто; спорадиче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84">
            <text:p>84</text:p>
          </table:table-cell>
          <table:table-cell table:style-name="ce3" office:value-type="string">
            <text:p>Stenus morio</text:p>
          </table:table-cell>
          <table:table-cell table:style-name="ce3"/>
          <table:table-cell table:style-name="ce3" office:value-type="string">
            <text:p>Gravenhorst, 1806</text:p>
          </table:table-cell>
          <table:table-cell table:number-columns-repeated="2"/>
          <table:table-cell table:style-name="Default" office:value-type="string">
            <text:p>Средиземноморско-понтийский. По берегам различных водоемов. Волгоградская обл.: Калач-на-Дону. <text:s/>Астраханская обл.: Досанг. 16. V, 18. IX. Не част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85">
            <text:p>85</text:p>
          </table:table-cell>
          <table:table-cell table:style-name="ce3" office:value-type="string">
            <text:p>Stenus boops</text:p>
          </table:table-cell>
          <table:table-cell table:style-name="ce3"/>
          <table:table-cell table:style-name="ce3" office:value-type="string">
            <text:p>Ljungh, 1810</text:p>
          </table:table-cell>
          <table:table-cell table:number-columns-repeated="2"/>
          <table:table-cell table:style-name="Default" office:value-type="string">
            <text:p>Транспалеарктический. По берегам различных водоемов. Волгоградская обл.: Клетская, Михайловский р-н (Глинище), Калач-на-Дону, Котлубань, Волгоград (Сарепта), Краснослободск. <text:s/>Астраханская обл.: Баскунчак (г. Б. Богдо), Досанг. Май-сентябрь. Обычен на берегах самых различных пресных и слабосоленых водоемов. Предпочитает брега, богатые органикой, и задерненные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86">
            <text:p>86</text:p>
          </table:table-cell>
          <table:table-cell table:style-name="ce3" office:value-type="string">
            <text:p>Stenus canaliculatus</text:p>
          </table:table-cell>
          <table:table-cell table:style-name="ce3"/>
          <table:table-cell table:style-name="ce3" office:value-type="string">
            <text:p>Gyllenhal, 1827</text:p>
          </table:table-cell>
          <table:table-cell table:number-columns-repeated="2"/>
          <table:table-cell table:style-name="Default" office:value-type="string">
            <text:p>Голарктический. По берегам различных водоемов. Калмыкия: Аршань-Зельмень. 3. VI. 80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87">
            <text:p>87</text:p>
          </table:table-cell>
          <table:table-cell table:style-name="ce3" office:value-type="string">
            <text:p>Stenus carbonarius</text:p>
          </table:table-cell>
          <table:table-cell table:style-name="ce3"/>
          <table:table-cell table:style-name="ce3" office:value-type="string">
            <text:p>Gyllenhal, 1827</text:p>
          </table:table-cell>
          <table:table-cell table:number-columns-repeated="2"/>
          <table:table-cell table:style-name="Default" office:value-type="string">
            <text:p>Западнопалеарктический. По берегам различных водоемов. Волгоградская обл.: Краснослободск, Клетская. 6. VIII. 99, 23. VIII. 95. Не част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88">
            <text:p>88</text:p>
          </table:table-cell>
          <table:table-cell table:style-name="ce3" office:value-type="string">
            <text:p>Stenus incrassatus</text:p>
          </table:table-cell>
          <table:table-cell table:style-name="ce3"/>
          <table:table-cell table:style-name="ce3" office:value-type="string">
            <text:p>Erichson, 1839</text:p>
          </table:table-cell>
          <table:table-cell table:number-columns-repeated="2"/>
          <table:table-cell table:style-name="Default" office:value-type="string">
            <text:p>Западнопалеарктический. По берегам различных водоемов. Волгоградская обл.: Городищенский р-н (б-ка Песчаная), Краснослободск. Июнь-июль. Не част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89">
            <text:p>89</text:p>
          </table:table-cell>
          <table:table-cell table:style-name="ce3" office:value-type="string">
            <text:p>Stenus crassus</text:p>
          </table:table-cell>
          <table:table-cell table:style-name="ce3"/>
          <table:table-cell table:style-name="ce3" office:value-type="string">
            <text:p>Stephens, 1833</text:p>
          </table:table-cell>
          <table:table-cell table:number-columns-repeated="2"/>
          <table:table-cell table:style-name="Default" office:value-type="string">
            <text:p>Европейско-сибирский. По берегам различных водоемов. Калмыкия: <text:s/>Черноземельский. 24. VI. 81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90">
            <text:p>90</text:p>
          </table:table-cell>
          <table:table-cell table:style-name="ce3" office:value-type="string">
            <text:p>Stenus formicetorum</text:p>
          </table:table-cell>
          <table:table-cell table:style-name="ce3"/>
          <table:table-cell table:style-name="ce3" office:value-type="string">
            <text:p>Mannerheim, 1843</text:p>
          </table:table-cell>
          <table:table-cell table:number-columns-repeated="2"/>
          <table:table-cell table:style-name="Default" office:value-type="string">
            <text:p>Европейско-сибирский. По берегам различных водоемов. Волгоградская обл.: Новоанненская, Клетская, Кременская, Михайловский р-н (Глинище). Июль. Нередок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91">
            <text:p>91</text:p>
          </table:table-cell>
          <table:table-cell table:style-name="ce3" office:value-type="string">
            <text:p>Stenus opticus</text:p>
          </table:table-cell>
          <table:table-cell table:style-name="ce3"/>
          <table:table-cell table:style-name="ce3" office:value-type="string">
            <text:p>Gravenhorst, 1806</text:p>
          </table:table-cell>
          <table:table-cell table:number-columns-repeated="2"/>
          <table:table-cell table:style-name="Default" office:value-type="string">
            <text:p>Европейско-сибирский. По берегам различных водоемов. Волгоградская обл.: Клетская. 6. VIII. 99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92">
            <text:p>92</text:p>
          </table:table-cell>
          <table:table-cell table:style-name="ce3" office:value-type="string">
            <text:p>Stenus cicindeloides</text:p>
          </table:table-cell>
          <table:table-cell table:style-name="ce3"/>
          <table:table-cell table:style-name="ce3" office:value-type="string">
            <text:p>Schaller, 1783</text:p>
          </table:table-cell>
          <table:table-cell table:number-columns-repeated="2"/>
          <table:table-cell table:style-name="Default" office:value-type="string">
            <text:p>Транспалеарктический. По берегам различных водоемов. Волгоградская обл.: Клетская, Голубинский, Ср. Ахтуба. Май-август. Не част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93">
            <text:p>93</text:p>
          </table:table-cell>
          <table:table-cell table:style-name="ce3" office:value-type="string">
            <text:p>Stenus fornicatus</text:p>
          </table:table-cell>
          <table:table-cell table:style-name="ce3"/>
          <table:table-cell table:style-name="ce3" office:value-type="string">
            <text:p>Stephens, 1833</text:p>
          </table:table-cell>
          <table:table-cell table:number-columns-repeated="2"/>
          <table:table-cell table:style-name="Default" office:value-type="string">
            <text:p>Западнопалеарктический. По берегам различных водоемов. Волгоградская обл.: Клетская, Новоанненская, Захаровка, Краснослободск, Ср. Ахтуба. Май-сентябрь. Не част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94">
            <text:p>94</text:p>
          </table:table-cell>
          <table:table-cell table:style-name="ce3" office:value-type="string">
            <text:p>Stenus wuestoffi</text:p>
          </table:table-cell>
          <table:table-cell table:style-name="ce3"/>
          <table:table-cell table:style-name="ce3" office:value-type="string">
            <text:p>L. Benick, 1941</text:p>
          </table:table-cell>
          <table:table-cell table:number-columns-repeated="2"/>
          <table:table-cell table:style-name="Default" office:value-type="string">
            <text:p>L. Benick, 1941 (Волгоградская обл. (Волгоград: Сарепта). Европейско-сибирский. По берегам различных водоемов. Волгоградская обл.: Кременская, Выездинский, Голубинский 2-й, Усть-Бузулукская, Сиротинская. <text:s/>Астраханская обл.: оз. Карасун, Досанг. Май-август. Нередок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Stenus argutus</text:p>
          </table:table-cell>
          <table:table-cell table:style-name="ce3"/>
          <table:table-cell table:style-name="ce3" office:value-type="string">
            <text:p>Puthz, 1972</text:p>
          </table:table-cell>
          <table:table-cell table:number-columns-repeated="2"/>
          <table:table-cell table:style-name="Default" office:value-type="string">
            <text:p>Рывкин, 1990; Puthz, 1971 (Волгоградская обл. (Волгогорад: Сарепта). Средиземноморско-понтийский. По берегам различных водоемов. Волгоградская обл.: Волгоград (Ангарский), Эльтон. Редок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96">
            <text:p>96</text:p>
          </table:table-cell>
          <table:table-cell table:style-name="ce3" office:value-type="string">
            <text:p>Stenus ludyi</text:p>
          </table:table-cell>
          <table:table-cell table:style-name="ce3"/>
          <table:table-cell table:style-name="ce3" office:value-type="string">
            <text:p>Fauvel, 1886</text:p>
          </table:table-cell>
          <table:table-cell table:number-columns-repeated="2"/>
          <table:table-cell table:style-name="Default" office:value-type="string">
            <text:p>Европейско-средиземноморский. В лесной подстилке. Волгоградская обл.: Калач-на-Дону. 13. VIII. 97, <text:s/>17. IX. 97. Возможно, нередок, но спорадичен. Известен лишь в одном местообитании в байрачном лесу на правом берегу Дона. распространение требует уточнения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enini</text:p>
          </table:table-cell>
          <table:table-cell table:style-name="ce3" office:value-type="float" office:value="97">
            <text:p>97</text:p>
          </table:table-cell>
          <table:table-cell table:style-name="ce3" office:value-type="string">
            <text:p>Stenus cribratus</text:p>
          </table:table-cell>
          <table:table-cell table:style-name="ce3"/>
          <table:table-cell table:style-name="ce3" office:value-type="string">
            <text:p>Kiesenwetter, 1850</text:p>
          </table:table-cell>
          <table:table-cell table:number-columns-repeated="2"/>
          <table:table-cell table:style-name="Default" office:value-type="string">
            <text:p>Рывкин, 1990 (Волгоградская обл. (Новоанненская, 4 - 7. VII. 74). Понтийский. По берегам различных водоемов. . Нами не найде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98">
            <text:p>98</text:p>
          </table:table-cell>
          <table:table-cell table:style-name="ce3" office:value-type="string">
            <text:p>Paederus fuscipes</text:p>
          </table:table-cell>
          <table:table-cell table:style-name="ce3"/>
          <table:table-cell table:style-name="ce3" office:value-type="string">
            <text:p>Curtis, 1840</text:p>
          </table:table-cell>
          <table:table-cell table:number-columns-repeated="2"/>
          <table:table-cell table:style-name="Default" office:value-type="string">
            <text:p>Хачиков, 1998 Калмыкия (Зунда-Толга, Рыбачий, Тугтун, Каспийский). Транспалеарктический. По берегам различных водоемов. Волгоградская обл.: Калач-на-Дону, Котлубань, Волгоград, Краснослободск, Ср. Ахтуба, Эльтон. <text:s/>Калмыкия: Восход, Ханата, Черноземельский, Зунда-Толга, Рыбачий, Тугтун, Каспийский. Астраханская обл.: Баскунчак, Досанг, Камызякский р-н (ОС ВИР). Апрель-сентябрь. Наиболее обычный вид рода, живет по берегам практически всех водоемов, включая засоленные. <text:s/>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Paederus litoralis</text:p>
          </table:table-cell>
          <table:table-cell table:style-name="ce3"/>
          <table:table-cell table:style-name="ce3" office:value-type="string">
            <text:p>Gravenhorst, 1802</text:p>
          </table:table-cell>
          <table:table-cell table:number-columns-repeated="2"/>
          <table:table-cell table:style-name="Default" office:value-type="string">
            <text:p>Транспалеарктический. По берегам различных водоемов. Волгоградская обл.: Камышинский р-н (Щербаковская б-ка), Клетская, Новогригорьевская, Трехостровская. Май-август. Нередок. Наиболее холодолюбивый вид рода, отмечен лишь в пойме Дона и у затененных берегов прохладных водоемов. <text:s/>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Paederus riparius</text:p>
          </table:table-cell>
          <table:table-cell table:style-name="ce3"/>
          <table:table-cell table:style-name="ce3" office:value-type="string">
            <text:p>(Linnaeus, 1758)</text:p>
          </table:table-cell>
          <table:table-cell table:number-columns-repeated="2"/>
          <table:table-cell table:style-name="Default" office:value-type="string">
            <text:p>Хачиков, 1998 (Калмыкия (Рыбачий), Астраханская обл. (Баскунчак: Богдо). Голарктический. По берегам различных водоемов. Волгоградская обл.: Урюпинск, Мелоклетский, Захоперский, Трехостровская, Городищенский р-н (Водный), Волгоград (Сарепта), Краснослободск, Ср. Ахтуба. Калмыкия: Рыбачий. Астраханская обл.: Баскунчак (г. Б. Богдо). Май-август. Обычен, чаще в поймах крупных рек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01">
            <text:p>101</text:p>
          </table:table-cell>
          <table:table-cell table:style-name="ce3" office:value-type="string">
            <text:p>Astenus bimaculatus</text:p>
          </table:table-cell>
          <table:table-cell table:style-name="ce3"/>
          <table:table-cell table:style-name="ce3" office:value-type="string">
            <text:p>Erichson, 1839</text:p>
          </table:table-cell>
          <table:table-cell table:number-columns-repeated="2"/>
          <table:table-cell table:style-name="Default" office:value-type="string">
            <text:p>Тихомирова, 1973; Хачиков, 1993 (Нижняя Волга (Тихомирова, 1973), Калмыкия: Тугтун (Хачиков, 1993). Понтийско-туранский. Астраханская обл.: Астрахань. Известен нам по экземпляру коллекции ЗИН РАН, распространение в нижневолжском регионе требует уточнения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02">
            <text:p>102</text:p>
          </table:table-cell>
          <table:table-cell table:style-name="ce3" office:value-type="string">
            <text:p>Astenus bulgaricus</text:p>
          </table:table-cell>
          <table:table-cell table:style-name="ce3"/>
          <table:table-cell table:style-name="ce3" office:value-type="string">
            <text:p>Coiffait</text:p>
          </table:table-cell>
          <table:table-cell table:number-columns-repeated="2"/>
          <table:table-cell table:style-name="Default" office:value-type="string">
            <text:p>Хачиков, 1998 (Волгоградская обл.: Волгоград, Эльтон). Понтийский. По берегам водоемов и в растительных остатках. Волгоградская обл.: Волгоград, Нов. Рогачик, Эльтон. Астраханская обл.: Баскунчак (г. Б. Богдо). Апрель-май. Нередок в открытых ландшафт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03">
            <text:p>103</text:p>
          </table:table-cell>
          <table:table-cell table:style-name="ce3" office:value-type="string">
            <text:p>Astenus fasciatus</text:p>
          </table:table-cell>
          <table:table-cell table:style-name="ce3"/>
          <table:table-cell table:style-name="ce3" office:value-type="string">
            <text:p>Solsky, 1871</text:p>
          </table:table-cell>
          <table:table-cell table:number-columns-repeated="2"/>
          <table:table-cell table:style-name="Default" office:value-type="string">
            <text:p>Тихомирова, 1973 (Нижняя Волга). Понтийско-туранский. . Нами не обнаружен, описание Сольского также не найдено. Возможно, вид не был описан. В коллекции Сольского (ЗИН) типы отсутствуют. Иных ссылок либо упоминаний вида не найден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04">
            <text:p>104</text:p>
          </table:table-cell>
          <table:table-cell table:style-name="ce3" office:value-type="string">
            <text:p>Astenus filiformis</text:p>
          </table:table-cell>
          <table:table-cell table:style-name="ce3"/>
          <table:table-cell table:style-name="ce3" office:value-type="string">
            <text:p>(Latreille, 1807)</text:p>
          </table:table-cell>
          <table:table-cell table:number-columns-repeated="2"/>
          <table:table-cell table:style-name="Default" office:value-type="string">
            <text:p>Западнопалеарктический. По берегам различных водоемов. Волгоградская обл.: Котлубань. V.95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05">
            <text:p>105</text:p>
          </table:table-cell>
          <table:table-cell table:style-name="ce3" office:value-type="string">
            <text:p>Astenus longelytratus</text:p>
          </table:table-cell>
          <table:table-cell table:style-name="ce3"/>
          <table:table-cell table:style-name="ce3" office:value-type="string">
            <text:p>Palm, 1936</text:p>
          </table:table-cell>
          <table:table-cell table:number-columns-repeated="2"/>
          <table:table-cell table:style-name="Default" office:value-type="string">
            <text:p>Понтийско-туранский. Астраханская обл.: Астрахань. Известен нам по экземпляру коллекции ЗИН РА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06">
            <text:p>106</text:p>
          </table:table-cell>
          <table:table-cell table:style-name="ce3" office:value-type="string">
            <text:p>Astenus pulchellus</text:p>
          </table:table-cell>
          <table:table-cell table:style-name="ce3"/>
          <table:table-cell table:style-name="ce3" office:value-type="string">
            <text:p>Heer, 1842</text:p>
          </table:table-cell>
          <table:table-cell table:number-columns-repeated="2"/>
          <table:table-cell table:style-name="Default" office:value-type="string">
            <text:p>Западнопалеарктический. В растительных остатках, по берегам различных водоемов, в том числе временных водоемов в степи. Волгоградская обл.: Краснослободск, Эльтон. Астраханская обл.: Астрахань. 16. IV. 95, VII. 93. Нередок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07">
            <text:p>107</text:p>
          </table:table-cell>
          <table:table-cell table:style-name="ce3" office:value-type="string">
            <text:p>Astenus immaculatus</text:p>
          </table:table-cell>
          <table:table-cell table:style-name="ce3"/>
          <table:table-cell table:style-name="ce3" office:value-type="string">
            <text:p>Stephens, 1832</text:p>
          </table:table-cell>
          <table:table-cell table:number-columns-repeated="2"/>
          <table:table-cell table:style-name="Default" office:value-type="string">
            <text:p>Европейско-средиземноморский. В лесной подстилке. Волгоградская обл.: Камышинский р-н (Щербаковская б-ка), Клетская, Винновка, Трехостровская, Калач-на-Дону, Волгоград (Григорова б-ка), Тингута, Краснослободск. Апрель-сентябрь. Нередок, обитает в лесах различных типов, в том числе пойменны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08">
            <text:p>108</text:p>
          </table:table-cell>
          <table:table-cell table:style-name="ce3" office:value-type="string">
            <text:p>Rugilus angustatus</text:p>
          </table:table-cell>
          <table:table-cell table:style-name="ce3"/>
          <table:table-cell table:style-name="ce3" office:value-type="string">
            <text:p>Fourcroy, 1785</text:p>
          </table:table-cell>
          <table:table-cell table:number-columns-repeated="2"/>
          <table:table-cell table:style-name="Default" office:value-type="string">
            <text:p>Хачиков, 1998 (Астраханская обл.: Баскунчак (г. Б. Богдо). Европейско-средиземноморский. . Нами не обнаруже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09">
            <text:p>109</text:p>
          </table:table-cell>
          <table:table-cell table:style-name="ce3" office:value-type="string">
            <text:p>Rugilus erichsoni</text:p>
          </table:table-cell>
          <table:table-cell table:style-name="ce3"/>
          <table:table-cell table:style-name="ce3" office:value-type="string">
            <text:p>Fauvel, 1867</text:p>
          </table:table-cell>
          <table:table-cell table:number-columns-repeated="2"/>
          <table:table-cell table:style-name="Default" office:value-type="string">
            <text:p>Киршенблат, 1937, Тихомирова, 1973 (Нижняя Волга (Тихомирова, 1973); <text:s/>Волгоградская обл.: Котельниково). Европейско-средиземноморский. . Нами не обнаруже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10">
            <text:p>110</text:p>
          </table:table-cell>
          <table:table-cell table:style-name="ce3" office:value-type="string">
            <text:p>Rugilus orbiculatus</text:p>
          </table:table-cell>
          <table:table-cell table:style-name="ce3"/>
          <table:table-cell table:style-name="ce3" office:value-type="string">
            <text:p>Paykull, 1889</text:p>
          </table:table-cell>
          <table:table-cell table:number-columns-repeated="2"/>
          <table:table-cell table:style-name="Default" office:value-type="string">
            <text:p>Киршенблат, 1937 (Волгоградская обл.: Котельниково). Западнопалеарктический. Обитает в расительных остатках, во влажных местах. Волгоградская обл.: Котлубань, Волгоград, Котельниково. Июль-август. Не част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11">
            <text:p>111</text:p>
          </table:table-cell>
          <table:table-cell table:style-name="ce3" office:value-type="string">
            <text:p>Rugilus rufipes</text:p>
          </table:table-cell>
          <table:table-cell table:style-name="ce3"/>
          <table:table-cell table:style-name="ce3" office:value-type="string">
            <text:p>Germar, 1863</text:p>
          </table:table-cell>
          <table:table-cell table:number-columns-repeated="2"/>
          <table:table-cell table:style-name="Default" office:value-type="string">
            <text:p>Западнопалеарктический. В лесной подстилке. Волгоградская обл.: Камышинский р-н (Щербаковская б-ка). Июль-август. По-видимому, нередок, но спорадичен. Характерный вид лесной зоны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12">
            <text:p>112</text:p>
          </table:table-cell>
          <table:table-cell table:style-name="ce3" office:value-type="string">
            <text:p>Rugilus similis</text:p>
          </table:table-cell>
          <table:table-cell table:style-name="ce3"/>
          <table:table-cell table:style-name="ce3" office:value-type="string">
            <text:p>Erichson, 1840</text:p>
          </table:table-cell>
          <table:table-cell table:number-columns-repeated="2"/>
          <table:table-cell table:style-name="Default" office:value-type="string">
            <text:p>Европейский. Образ жизни сходен с R. orbiculatus. Волгоградская обл.: Котлубань, Волгоград (Гумрак). Март-август. Не част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13">
            <text:p>113</text:p>
          </table:table-cell>
          <table:table-cell table:style-name="ce3" office:value-type="string">
            <text:p>Medon fusculus</text:p>
          </table:table-cell>
          <table:table-cell table:style-name="ce3"/>
          <table:table-cell table:style-name="ce3" office:value-type="string">
            <text:p>Mannerheim, 1830</text:p>
          </table:table-cell>
          <table:table-cell table:number-columns-repeated="2"/>
          <table:table-cell table:style-name="Default" office:value-type="string">
            <text:p>Европейско-средиземноморский. В лесной подстилке, обычный вид лесной зоны Европы. Волгоградская обл.: Калач-на-Дону. Апрель, август-сентябрь. В указанной точке нередок, возможно, обитает и в других островных байрачных лесах Волгоградской области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14">
            <text:p>114</text:p>
          </table:table-cell>
          <table:table-cell table:style-name="ce3" office:value-type="string">
            <text:p>Medon mersinus</text:p>
          </table:table-cell>
          <table:table-cell table:style-name="ce3"/>
          <table:table-cell table:style-name="ce3" office:value-type="string">
            <text:p>Bordoni, 1980</text:p>
          </table:table-cell>
          <table:table-cell table:number-columns-repeated="2"/>
          <table:table-cell table:style-name="Default" office:value-type="string">
            <text:p>Средиземноморско-понтийский. Единичная случайная находка в жилом помещении. Волгоградская обл.: Котлубань. 24. IV. 2001. Распространение и экологические особенности вида в Нижнем Поволжье требуют выяснения. Ранее вид был известен лишь из Турции и Закавказья. Не исключена, хотя и маловероятна, возможность случайного завоз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15">
            <text:p>115</text:p>
          </table:table-cell>
          <table:table-cell table:style-name="ce3" office:value-type="string">
            <text:p>Luzea caucasica</text:p>
          </table:table-cell>
          <table:table-cell table:style-name="ce3"/>
          <table:table-cell table:style-name="ce3" office:value-type="string">
            <text:p>(Luze, 1911)</text:p>
          </table:table-cell>
          <table:table-cell table:number-columns-repeated="2"/>
          <table:table-cell table:style-name="Default" office:value-type="string">
            <text:p>Средиземноморско-туранский. На свет. Астраханская обл.: Досанг. Июль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16">
            <text:p>116</text:p>
          </table:table-cell>
          <table:table-cell table:style-name="ce3" office:value-type="string">
            <text:p>Luzea cephalica</text:p>
          </table:table-cell>
          <table:table-cell table:style-name="ce3"/>
          <table:table-cell table:style-name="ce3" office:value-type="string">
            <text:p>(Eppelsheim, 1889)</text:p>
          </table:table-cell>
          <table:table-cell table:number-columns-repeated="2"/>
          <table:table-cell table:style-name="Default" office:value-type="string">
            <text:p>Гусаров, 1992; Coiffait, 1984 (Сарепта). Понтийский. На свет и по берегам водоемов. Волгоградская обл.: Волгоград (Новостройка), Краснослободск, Эльтон. Июль. Не част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17">
            <text:p>117</text:p>
          </table:table-cell>
          <table:table-cell table:style-name="ce3" office:value-type="string">
            <text:p>Sunius claviceps</text:p>
          </table:table-cell>
          <table:table-cell table:style-name="ce3"/>
          <table:table-cell table:style-name="ce3" office:value-type="string">
            <text:p>(Reitter, 1908)</text:p>
          </table:table-cell>
          <table:table-cell table:number-columns-repeated="2"/>
          <table:table-cell table:style-name="Default" office:value-type="string">
            <text:p>Туранский. В почве у солоноватого родника. Астраханская обл.: Баскунчак (г. Б. Богдо). 13. IX. 96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18">
            <text:p>118</text:p>
          </table:table-cell>
          <table:table-cell table:style-name="ce3" office:value-type="string">
            <text:p>Sunius fallax</text:p>
          </table:table-cell>
          <table:table-cell table:style-name="ce3"/>
          <table:table-cell table:style-name="ce3" office:value-type="string">
            <text:p>(Lokay, 1918)</text:p>
          </table:table-cell>
          <table:table-cell table:number-columns-repeated="2"/>
          <table:table-cell table:style-name="Default" office:value-type="string">
            <text:p>Европейско-средиземноморский. Собран в почвенные ловушки. Волгоградская обл.: Эльтон. IV. 2000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19">
            <text:p>119</text:p>
          </table:table-cell>
          <table:table-cell table:style-name="ce3" office:value-type="string">
            <text:p>Sunius melanocephalus</text:p>
          </table:table-cell>
          <table:table-cell table:style-name="ce3"/>
          <table:table-cell table:style-name="ce3" office:value-type="string">
            <text:p>(Fabricius, 1792)</text:p>
          </table:table-cell>
          <table:table-cell table:number-columns-repeated="2"/>
          <table:table-cell table:style-name="Default" office:value-type="string">
            <text:p>Европейско-средиземноморский. В лесной подстилке. Волгоградская обл.: Калач-на-Дону, Краснослободск. Апрель-август. Нередок <text:s/>в подстилке как в байрачных, так и в пойменных лес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20">
            <text:p>120</text:p>
          </table:table-cell>
          <table:table-cell table:style-name="ce3" office:value-type="string">
            <text:p>Sunius sp.</text:p>
          </table:table-cell>
          <table:table-cell table:style-name="ce3" table:number-columns-repeated="2"/>
          <table:table-cell table:number-columns-repeated="2"/>
          <table:table-cell table:style-name="Default" office:value-type="string">
            <text:p>В лесной подстилке. Астраханская обл.: Баскунчак (г. Б. Богдо). 18. IV. 98. Единичная находка. Возможно, данная находка относится к новому для науки виду. Для окончательного решения данного вопроса необходимо обнаружение самца данного вида (единственный найденный экземпляр является самкой)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21">
            <text:p>121</text:p>
          </table:table-cell>
          <table:table-cell table:style-name="ce3" office:value-type="string">
            <text:p>Pseudomedon obscurellus</text:p>
          </table:table-cell>
          <table:table-cell table:style-name="ce3"/>
          <table:table-cell table:style-name="ce3" office:value-type="string">
            <text:p>(Erichson, 1840)</text:p>
          </table:table-cell>
          <table:table-cell table:number-columns-repeated="2"/>
          <table:table-cell table:style-name="Default" office:value-type="string">
            <text:p>Европейский. По берегам водоемов. Волгоградская обл.: Клетская, Кременская, Трехостровская, Волгоград (Григорова б-ка), Краснослободск. Июнь-сентябрь. Нередок по берегам всевозможных пресных водоемов, чаще – на берегах, богатых органикой (растительными остатками, задерненных)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22">
            <text:p>122</text:p>
          </table:table-cell>
          <table:table-cell table:style-name="ce3" office:value-type="string">
            <text:p>Pseudomedon obsoletus</text:p>
          </table:table-cell>
          <table:table-cell table:style-name="ce3"/>
          <table:table-cell table:style-name="ce3" office:value-type="string">
            <text:p>(Nordmann, 1836)</text:p>
          </table:table-cell>
          <table:table-cell table:number-columns-repeated="2"/>
          <table:table-cell table:style-name="Default" office:value-type="string">
            <text:p>Европейско-средиземноморский. Летит на свет ДРЛ. Волгоградская обл.: Волгоград (Новостройка, дачи). 19. VIII. 99. Единичная находка. Образ жизни сходен с предыдущим видом (Lohse, 1964)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23">
            <text:p>123</text:p>
          </table:table-cell>
          <table:table-cell table:style-name="ce3" office:value-type="string">
            <text:p>Lithocharis nigriceps</text:p>
          </table:table-cell>
          <table:table-cell table:style-name="ce3"/>
          <table:table-cell table:style-name="ce3" office:value-type="string">
            <text:p>(Kraatz, 1859)</text:p>
          </table:table-cell>
          <table:table-cell table:number-columns-repeated="2"/>
          <table:table-cell table:style-name="Default" office:value-type="string">
            <text:p>Транспалеарктический. У воды, летит на свет. Волгоградская обл.: Волгоград (Новостройка, дачи), Покровка, Эльтон. Апрель, июль-август. Не часто. Данный вид до XX, по-видимому, обитал лишь на Дальнем Востоке. Первые находки в Европе относятся к 1940-м годам (Lohse, 1964). В настоящее время значительно более обычен и широко распространен, нежели европейский вид L. ochracea, вероятно, вытесняя последний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24">
            <text:p>124</text:p>
          </table:table-cell>
          <table:table-cell table:style-name="ce3" office:value-type="string">
            <text:p>Scopaeus bicolor</text:p>
          </table:table-cell>
          <table:table-cell table:style-name="ce3"/>
          <table:table-cell table:style-name="ce3" office:value-type="string">
            <text:p>Baudi, 1848</text:p>
          </table:table-cell>
          <table:table-cell table:number-columns-repeated="2"/>
          <table:table-cell table:style-name="Default" office:value-type="string">
            <text:p>Европейско-средиземноморский. По берегам водоемов. Волгоградская обл.: Калач-на-Дону. Август-сентябрь. Не часто; отмечен только на каменистом правом берегу Дон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25">
            <text:p>125</text:p>
          </table:table-cell>
          <table:table-cell table:style-name="ce3" office:value-type="string">
            <text:p>Scopaeus laevigatus</text:p>
          </table:table-cell>
          <table:table-cell table:style-name="ce3"/>
          <table:table-cell table:style-name="ce3" office:value-type="string">
            <text:p>(Gyllenhal, 1827)</text:p>
          </table:table-cell>
          <table:table-cell table:number-columns-repeated="2"/>
          <table:table-cell table:style-name="Default" office:value-type="string">
            <text:p>Европейско-средиземноморский. По берегам водоемов. Летит на свет ДРЛ. Волгоградская обл.: Трехостровская, Калач-на-Дону, Волгоград (Гумрак), Краснослободск, Покровка. <text:s/>Астраханская обл.: Баскунчак (г. Б. Богдо), Досанг. Апрель-сентябрь. Обычен по берегам самых разнообразных пресных водоемов, обычно на открытых, незатененных берег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26">
            <text:p>126</text:p>
          </table:table-cell>
          <table:table-cell table:style-name="ce3" office:value-type="string">
            <text:p>Scopaeus sareptanus</text:p>
          </table:table-cell>
          <table:table-cell table:style-name="ce3"/>
          <table:table-cell table:style-name="ce3" office:value-type="string">
            <text:p>Gusarov, 1992</text:p>
          </table:table-cell>
          <table:table-cell table:number-columns-repeated="2"/>
          <table:table-cell table:style-name="Default" office:value-type="string">
            <text:p>Гусаров, 1992 (Волгоградская обл.: Волгоград (Сарепта); Астраханская обл.: Астрахань). Понтийский. . Нами не обнаружен. Слабо изучен, распространение требует дополнительного изучения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27">
            <text:p>127</text:p>
          </table:table-cell>
          <table:table-cell table:style-name="ce3" office:value-type="string">
            <text:p>Scopaeus minutus</text:p>
          </table:table-cell>
          <table:table-cell table:style-name="ce3"/>
          <table:table-cell table:style-name="ce3" office:value-type="string">
            <text:p>Erichson, 1840</text:p>
          </table:table-cell>
          <table:table-cell table:number-columns-repeated="2"/>
          <table:table-cell table:style-name="Default" office:value-type="string">
            <text:p>Киршенблат, 1937; Тихомирова, 1973 (Нижняя Волга (Тихомирова, 1973); Волгоградская обл.: Котельниково (Киршенблат, 1937). Европейско-средиземноморский. . Нами не обнаруже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28">
            <text:p>128</text:p>
          </table:table-cell>
          <table:table-cell table:style-name="ce3" office:value-type="string">
            <text:p>Scopaeus minimus</text:p>
          </table:table-cell>
          <table:table-cell table:style-name="ce3"/>
          <table:table-cell table:style-name="ce3" office:value-type="string">
            <text:p>Erichson, 1839</text:p>
          </table:table-cell>
          <table:table-cell table:number-columns-repeated="2"/>
          <table:table-cell table:style-name="Default" office:value-type="string">
            <text:p>Тихомирова, 1973 (Нижняя Волга). Европейско-средиземноморский. . Нами не обнаруже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29">
            <text:p>129</text:p>
          </table:table-cell>
          <table:table-cell table:style-name="ce3" office:value-type="string">
            <text:p>Scopaeus debilis</text:p>
          </table:table-cell>
          <table:table-cell table:style-name="ce3"/>
          <table:table-cell table:style-name="ce3" office:value-type="string">
            <text:p>Hochuth</text:p>
          </table:table-cell>
          <table:table-cell table:number-columns-repeated="2"/>
          <table:table-cell table:style-name="Default" office:value-type="string">
            <text:p>Западнопалеарктический. На свет. Волгоградская обл.: Волгоград (Новостройка, Гумрак). Апрель, август-сентябрь. Не част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30">
            <text:p>130</text:p>
          </table:table-cell>
          <table:table-cell table:style-name="ce3" office:value-type="string">
            <text:p>Scopaeus gladifer</text:p>
          </table:table-cell>
          <table:table-cell table:style-name="ce3"/>
          <table:table-cell table:style-name="ce3" office:value-type="string">
            <text:p>Binaghi, 1935</text:p>
          </table:table-cell>
          <table:table-cell table:number-columns-repeated="2"/>
          <table:table-cell table:style-name="Default" office:value-type="string">
            <text:p>Европейско-средиземноморский. У воды. Волгоградская обл.: Калач-на-Дону, Городищенский р-н (б-ка Песчаная). Апрель, август-сентябрь. Не част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31">
            <text:p>131</text:p>
          </table:table-cell>
          <table:table-cell table:style-name="ce3" office:value-type="string">
            <text:p>Lathrobium punctatum</text:p>
          </table:table-cell>
          <table:table-cell table:style-name="ce3"/>
          <table:table-cell table:style-name="ce3" office:value-type="string">
            <text:p>Zetterstadt, 1828</text:p>
          </table:table-cell>
          <table:table-cell table:number-columns-repeated="2"/>
          <table:table-cell table:style-name="Default" office:value-type="string">
            <text:p>Европейско-сибирский. Берега водоемов. Волгоградская обл.: Городищенский р-н (б-ка Песчаная), Волгоград (Сарепта), Краснослободск, Тумак. <text:s/>Астраханская обл.: Баскунчак (г. Б. Богдо, р-зд Мартовский). Апрель-май, июль-август. Нередок, на открытых (незатененных) берегах пресных и слабосоленых водоемов, часто среди органики и в дерновин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32">
            <text:p>132</text:p>
          </table:table-cell>
          <table:table-cell table:style-name="ce3" office:value-type="string">
            <text:p>Lathrobium rufonitidum</text:p>
          </table:table-cell>
          <table:table-cell table:style-name="ce3"/>
          <table:table-cell table:style-name="ce3" office:value-type="string">
            <text:p>Reitter, 1909</text:p>
          </table:table-cell>
          <table:table-cell table:number-columns-repeated="2"/>
          <table:table-cell table:style-name="Default" office:value-type="string">
            <text:p>Западнопалеарктический. Берега водоемов. Волгоградская обл.: Клетская, Кременская, Винновка, Калач-на-Дону, Трехостровская, Краснослободск. <text:s/>Астраханская обл.: Баскунчак (г. Б. Богдо). Май-сентябрь. Нередок, образ жизни сходен с предыдущим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33">
            <text:p>133</text:p>
          </table:table-cell>
          <table:table-cell table:style-name="ce3" office:value-type="string">
            <text:p>Lathrobium scutellare</text:p>
          </table:table-cell>
          <table:table-cell table:style-name="ce3"/>
          <table:table-cell table:style-name="ce3" office:value-type="string">
            <text:p>(Nordmann, 1837)</text:p>
          </table:table-cell>
          <table:table-cell table:number-columns-repeated="2"/>
          <table:table-cell table:style-name="Default" office:value-type="string">
            <text:p>Европейско-средиземноморский. По берегам водоемов. Волгоградская обл.: Котлубань. V. 2001. Редок, отмечен только на задерненном берегу р. Котлубань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34">
            <text:p>134</text:p>
          </table:table-cell>
          <table:table-cell table:style-name="ce3" office:value-type="string">
            <text:p>Lathrobium boreale</text:p>
          </table:table-cell>
          <table:table-cell table:style-name="ce3"/>
          <table:table-cell table:style-name="ce3" office:value-type="string">
            <text:p>Hochhuth, 1851</text:p>
          </table:table-cell>
          <table:table-cell table:number-columns-repeated="2"/>
          <table:table-cell table:style-name="Default" office:value-type="string">
            <text:p>Киршенблат, 1937 (Волгоградская обл.: Котельниково). Транспалеарктический. В лесной подстилке. Волгоградская обл.: Малоклетская, Трехостровская, Калач-на-Дону, Краснослободск. Май-август. Нередок, в лесах различных типов, как байрачных, так и пойменны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35">
            <text:p>135</text:p>
          </table:table-cell>
          <table:table-cell table:style-name="ce3" office:value-type="string">
            <text:p>Lathrobium elongatum</text:p>
          </table:table-cell>
          <table:table-cell table:style-name="ce3"/>
          <table:table-cell table:style-name="ce3" office:value-type="string">
            <text:p>(Linnaeus, 1867)</text:p>
          </table:table-cell>
          <table:table-cell table:number-columns-repeated="2"/>
          <table:table-cell table:style-name="Default" office:value-type="string">
            <text:p>Западнопалеарктический. В лесной подстилке. Волгоградская обл.: Краснослободск. Астраханская обл.: Баскунчак (г. Б. Богдо). Май, июль. Нередок как в пойменных затопляемых лесах, так и в островных в степи (иногда под отдельными группами деревьев)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36">
            <text:p>136</text:p>
          </table:table-cell>
          <table:table-cell table:style-name="ce3" office:value-type="string">
            <text:p>Lathrobium flavipes</text:p>
          </table:table-cell>
          <table:table-cell table:style-name="ce3"/>
          <table:table-cell table:style-name="ce3" office:value-type="string">
            <text:p>Hochhuth, 1851</text:p>
          </table:table-cell>
          <table:table-cell table:number-columns-repeated="2"/>
          <table:table-cell table:style-name="Default" office:value-type="string">
            <text:p>Хачиков, 1998 (Волгоградская обл.: Эльтон). Европейско-сибирский. По берегам водоемов. Волгоградская обл.: Суровикино, Трехостровская, Эльтон. Калмыкия: <text:s/>Цаган-Нур. Май-июль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37">
            <text:p>137</text:p>
          </table:table-cell>
          <table:table-cell table:style-name="ce3" office:value-type="string">
            <text:p>Lathrobium fovulum</text:p>
          </table:table-cell>
          <table:table-cell table:style-name="ce3"/>
          <table:table-cell table:style-name="ce3" office:value-type="string">
            <text:p>Stephens, 1832</text:p>
          </table:table-cell>
          <table:table-cell table:number-columns-repeated="2"/>
          <table:table-cell table:style-name="Default" office:value-type="string">
            <text:p>Европейско-сибирский. В подстилке и наносах у воды в поймах рек. Волгоградская обл.: Трехостровская. Июнь. Единичная находка в подстилке на берегу озера в пойме Дон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38">
            <text:p>138</text:p>
          </table:table-cell>
          <table:table-cell table:style-name="ce3" office:value-type="string">
            <text:p>Lathrobium longulum</text:p>
          </table:table-cell>
          <table:table-cell table:style-name="ce3"/>
          <table:table-cell table:style-name="ce3" office:value-type="string">
            <text:p>Gravenhorst, 1806</text:p>
          </table:table-cell>
          <table:table-cell table:number-columns-repeated="2"/>
          <table:table-cell table:style-name="Default" office:value-type="string">
            <text:p>Западнопалеарктический. По берегам водоемов. Волгоградская обл.: Трехостровская. 4. V. 91. Единичная находка на берегу р. До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39">
            <text:p>139</text:p>
          </table:table-cell>
          <table:table-cell table:style-name="ce3" office:value-type="string">
            <text:p>Lathrobium sareptae</text:p>
          </table:table-cell>
          <table:table-cell table:style-name="ce3"/>
          <table:table-cell table:style-name="ce3" office:value-type="string">
            <text:p>Grebennikov, 2001</text:p>
          </table:table-cell>
          <table:table-cell table:number-columns-repeated="2"/>
          <table:table-cell table:style-name="Default" office:value-type="string">
            <text:p>Восточно-понтийский. В подстилке и наносах у воды. Волгоградская обл.: Водный (б-ка Песчаная). Июнь. Известен по 2 типовым экземплярам, собранным в островном лесу (ива, тополь) в степной балке – под деревьями в слежавшейся листве. Распространение и биология требуют дополнительного изучения. Наиболее близок к L. crassipes из Южной Европы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40">
            <text:p>140</text:p>
          </table:table-cell>
          <table:table-cell table:style-name="ce3" office:value-type="string">
            <text:p>Lathrobium taxi</text:p>
          </table:table-cell>
          <table:table-cell table:style-name="ce3"/>
          <table:table-cell table:style-name="ce3" office:value-type="string">
            <text:p>Bernhauer, 1902</text:p>
          </table:table-cell>
          <table:table-cell table:number-columns-repeated="2"/>
          <table:table-cell table:style-name="Default" office:value-type="string">
            <text:p>Понтийский. В подстилке и наносах у воды в поймах рек. Волгоградская обл.: Краснослободск. <text:s/>Астраханская обл.: Досанг. Май. Не часто, найден только в Волго-Ахтубинской пойме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41">
            <text:p>141</text:p>
          </table:table-cell>
          <table:table-cell table:style-name="ce3" office:value-type="string">
            <text:p>Throbalium dividuum</text:p>
          </table:table-cell>
          <table:table-cell table:style-name="ce3"/>
          <table:table-cell table:style-name="ce3" office:value-type="string">
            <text:p>Erichson, 1840</text:p>
          </table:table-cell>
          <table:table-cell table:number-columns-repeated="2"/>
          <table:table-cell table:style-name="Default" office:value-type="string">
            <text:p>Киршенблат, 1937; Тихомирова, 1973 (Нижняя Волга); Волгоградская обл.: Котельниково (Киршенблат, 1937). Понтийско-туранский. . Нами не обнаруже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42">
            <text:p>142</text:p>
          </table:table-cell>
          <table:table-cell table:style-name="ce3" office:value-type="string">
            <text:p>Throbalium horni</text:p>
          </table:table-cell>
          <table:table-cell table:style-name="ce3"/>
          <table:table-cell table:style-name="ce3" office:value-type="string">
            <text:p>Koch, 1939</text:p>
          </table:table-cell>
          <table:table-cell table:number-columns-repeated="2"/>
          <table:table-cell table:style-name="Default" office:value-type="string">
            <text:p>Тихомирова, 1973 (Нижняя Волга). Восточно-понтийский. . Нами не обнаруже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43">
            <text:p>143</text:p>
          </table:table-cell>
          <table:table-cell table:style-name="ce3" office:value-type="string">
            <text:p>Throbalium kochi</text:p>
          </table:table-cell>
          <table:table-cell table:style-name="ce3"/>
          <table:table-cell table:style-name="ce3" office:value-type="string">
            <text:p>Peyrimhoff, 1938</text:p>
          </table:table-cell>
          <table:table-cell table:number-columns-repeated="2"/>
          <table:table-cell table:style-name="Default" office:value-type="string">
            <text:p>Хачиков, 1998 (Калмыкия: Тугтун). Понтийский. Собран на свет ДРЛ. Волгоградская обл.: Волгоград (Гумрак). Июнь-июль. Не часто, отмечен только в сборах на свет. Экологические особенности требуют выяснения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44">
            <text:p>144</text:p>
          </table:table-cell>
          <table:table-cell table:style-name="ce3" office:value-type="string">
            <text:p>Throbalium komarovi</text:p>
          </table:table-cell>
          <table:table-cell table:style-name="ce3"/>
          <table:table-cell table:style-name="ce3" office:value-type="string">
            <text:p>Grebennikov, 2001</text:p>
          </table:table-cell>
          <table:table-cell table:number-columns-repeated="2"/>
          <table:table-cell table:style-name="Default" office:value-type="string">
            <text:p>Восточно-понтийский. Собран на свет ДРЛ. Астраханская обл.: Досанг. Июль. Известен по единственному типовому экземпляру. Наиболее близок к Th. syriacum с Ближнего Востока. Распространение и особенности биологии требуют выяснения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45">
            <text:p>145</text:p>
          </table:table-cell>
          <table:table-cell table:style-name="ce3" office:value-type="string">
            <text:p>Scimbalium anale</text:p>
          </table:table-cell>
          <table:table-cell table:style-name="ce3"/>
          <table:table-cell table:style-name="ce3" office:value-type="string">
            <text:p>Nordmann, 1836</text:p>
          </table:table-cell>
          <table:table-cell table:number-columns-repeated="2"/>
          <table:table-cell table:style-name="Default" office:value-type="string">
            <text:p>Европейско-средиземноморский. Волгоградская обл.: Новый Рогачик. Единичная находка на берегу р. Карповки. Экологические особенности и распространение в нижневолжском регионе требуют выяснения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46">
            <text:p>146</text:p>
          </table:table-cell>
          <table:table-cell table:style-name="ce3" office:value-type="string">
            <text:p>Micrillus testaceus</text:p>
          </table:table-cell>
          <table:table-cell table:style-name="ce3"/>
          <table:table-cell table:style-name="ce3" office:value-type="string">
            <text:p>(Erichson, 1840)</text:p>
          </table:table-cell>
          <table:table-cell table:number-columns-repeated="2"/>
          <table:table-cell table:style-name="Default" office:value-type="string">
            <text:p>Восточно-понтийский. Волгоградская обл.: р. Бол. Голубая (Найденова балка). Май. Известен по единственному типовому экземпляру. Распространение и экологические особенности требуют дальнейшего изучения. Данный вид найден на значительном удалении от ранее известного ареала рода (ближайшей точкой которого являлся юг Средней Азии)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47">
            <text:p>147</text:p>
          </table:table-cell>
          <table:table-cell table:style-name="ce3" office:value-type="string">
            <text:p>Achenium depressum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Хачиков, 1998 (Волгоградская обл.: Эльтон). Европейско-средиземноморский. Во влажных местах. Летит на свет ДРЛ. Волгоградская обл.: Бол. Голубая, Волгоград, Котлубань, Эльтон, Краснослободск. Астраханская обл.: Баскунчак. Нередок, чаще в открытых ландшафтах по берегам пресных водоемов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48">
            <text:p>148</text:p>
          </table:table-cell>
          <table:table-cell table:style-name="ce3" office:value-type="string">
            <text:p>Achenium humile</text:p>
          </table:table-cell>
          <table:table-cell table:style-name="ce3"/>
          <table:table-cell table:style-name="ce3" office:value-type="string">
            <text:p>(Nikolai, 1822)</text:p>
          </table:table-cell>
          <table:table-cell table:number-columns-repeated="2"/>
          <table:table-cell table:style-name="Default" office:value-type="string">
            <text:p>Киршенблат, 1937 (Астраханская обл.: Яндыки). Западнопалеарктический. Во влажных местах. Летит на свет ДРЛ. Волгоградская обл.: Котлубань, Волгоград (Новостройка, Горная Поляна), Тумак, Покровка, Эльтон. Астраханская обл.: Баскунчак (г. Б. Богдо, р-зд Мартовский), Досанг. Апрель-август. Нередок по берегам различных водоемов, в том числе засоленных и временны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49">
            <text:p>149</text:p>
          </table:table-cell>
          <table:table-cell table:style-name="ce3" office:value-type="string">
            <text:p>Achenium quadriceps</text:p>
          </table:table-cell>
          <table:table-cell table:style-name="ce3"/>
          <table:table-cell table:style-name="ce3" office:value-type="string">
            <text:p>Eppelsheim, 1889</text:p>
          </table:table-cell>
          <table:table-cell table:number-columns-repeated="2"/>
          <table:table-cell table:style-name="Default" office:value-type="string">
            <text:p>Туранский. Собран на свет ДРЛ. Волгоградская обл.: Покровка, Эльтон. Астраханская обл.: Баскунчак (г. Б. Богдо), Досанг. Июль. Нередок. По всей видимости, по берегам водоемов, в том числе засоленных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50">
            <text:p>150</text:p>
          </table:table-cell>
          <table:table-cell table:style-name="ce3" office:value-type="string">
            <text:p>Leptobium gracile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Хачиков, 1998 (Астраханская обл.: Баскунчак). Европейско-средиземноморский. У воды. Волгоградская обл.: Котлубань, Калач-на-Дону, Городищенский р-н (б-ка Песчаная), Эльтон. Калмыкия: оз. Барманцак, оз. Цаган-Нур. Астраханская обл.: Баскунчак (г. Б. Богдо), Досанг. Апрель-май, сентябрь. Нередок в самых различных влажных местах, в том числе у временных водоемов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51">
            <text:p>151</text:p>
          </table:table-cell>
          <table:table-cell table:style-name="ce3" office:value-type="string">
            <text:p>Cryptobium egregium</text:p>
          </table:table-cell>
          <table:table-cell table:style-name="ce3"/>
          <table:table-cell table:style-name="ce3" office:value-type="string">
            <text:p>(Reitter,1884)</text:p>
          </table:table-cell>
          <table:table-cell table:number-columns-repeated="2"/>
          <table:table-cell table:style-name="Default" office:value-type="string">
            <text:p>Понтийско-туранский. В подстилке и наносах у воды. Волгоградская обл.: Трехостровская, Водный, Волгоград, Краснослободск. Май, июль. Нередок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aederini</text:p>
          </table:table-cell>
          <table:table-cell table:style-name="ce3" office:value-type="float" office:value="152">
            <text:p>152</text:p>
          </table:table-cell>
          <table:table-cell table:style-name="ce3" office:value-type="string">
            <text:p>Cryptobium turcestanicum</text:p>
          </table:table-cell>
          <table:table-cell table:style-name="ce3"/>
          <table:table-cell table:style-name="ce3" office:value-type="string">
            <text:p>Korge, 1968</text:p>
          </table:table-cell>
          <table:table-cell table:number-columns-repeated="2"/>
          <table:table-cell table:style-name="Default" office:value-type="string">
            <text:p>Хачиков, 1998 (Астраханская обл.: Баскунчак). Понтийско-туранский. У воды и в почве на солончаках. Астраханская обл.: Баскунчак (г. Б. Богдо). Май, июль. Единичная находка. Вероятно, специфический галофил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latyprosopini</text:p>
          </table:table-cell>
          <table:table-cell table:style-name="ce3" office:value-type="float" office:value="153">
            <text:p>153</text:p>
          </table:table-cell>
          <table:table-cell table:style-name="ce3" office:value-type="string">
            <text:p>Platyprosopus elongatus</text:p>
          </table:table-cell>
          <table:table-cell table:style-name="ce3"/>
          <table:table-cell table:style-name="ce3" office:value-type="string">
            <text:p>Mannerheim, 1830</text:p>
          </table:table-cell>
          <table:table-cell table:number-columns-repeated="2"/>
          <table:table-cell table:style-name="Default" office:value-type="string">
            <text:p>Киршенблат, 1937, Хачиков, 1998 (Астраханская обл: Яндыки; Калмыкия: Рыбачий, Утта). Понтийско-туранский. Волгоградская обл.: Волгоград. Астраханская обл.: Астрахань, Досанг, Баскунчак (г. Богдо). Май-июль. <text:s/>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Othiini</text:p>
          </table:table-cell>
          <table:table-cell table:style-name="ce3" office:value-type="float" office:value="154">
            <text:p>154</text:p>
          </table:table-cell>
          <table:table-cell table:style-name="ce3" office:value-type="string">
            <text:p>Othius punctulatus</text:p>
          </table:table-cell>
          <table:table-cell table:style-name="ce3"/>
          <table:table-cell table:style-name="ce3" office:value-type="string">
            <text:p>(Goeze, 1777)</text:p>
          </table:table-cell>
          <table:table-cell table:number-columns-repeated="2"/>
          <table:table-cell table:style-name="Default" office:value-type="string">
            <text:p>Транспалеарктический. В лесной подстилке. Волгоградская обл.: Камышинский р-н (Щербаковская б-ка), Калач-на-Дону, Волгоград (Григорова б-ка, Гумрак), ст. Луковская. Апрель, июль, сентябрь. Нередок, но спорадичен, живет исключительно в байрачных лесах в крупных балках. Типичный вид лесной зоны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Xantholini</text:p>
          </table:table-cell>
          <table:table-cell table:style-name="ce3" office:value-type="float" office:value="155">
            <text:p>155</text:p>
          </table:table-cell>
          <table:table-cell table:style-name="ce3" office:value-type="string">
            <text:p>Stenistoderus versicolor</text:p>
          </table:table-cell>
          <table:table-cell table:style-name="ce3"/>
          <table:table-cell table:style-name="ce3" office:value-type="string">
            <text:p>Solsky, 1871</text:p>
          </table:table-cell>
          <table:table-cell table:number-columns-repeated="2"/>
          <table:table-cell table:style-name="Default" office:value-type="string">
            <text:p>Понтийско-туранский. У воды. Волгоградская обл.: Светлоярский р-н (Чапурники), Краснослободск, Эльтон. <text:s/>Астраханская обл.: Досанг. Апрель-май. Не часто, по берегам пресных водоемов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Xantholini</text:p>
          </table:table-cell>
          <table:table-cell table:style-name="ce3" office:value-type="float" office:value="156">
            <text:p>156</text:p>
          </table:table-cell>
          <table:table-cell table:style-name="ce3" office:value-type="string">
            <text:p>Nudobius lentus</text:p>
          </table:table-cell>
          <table:table-cell table:style-name="ce3"/>
          <table:table-cell table:style-name="ce3" office:value-type="string">
            <text:p>(Gravenhorst, 1806)</text:p>
          </table:table-cell>
          <table:table-cell table:number-columns-repeated="2"/>
          <table:table-cell table:style-name="Default" office:value-type="string">
            <text:p>Транспалеарктический. Под корой мертвых и ослабленных деревьев. Волгоградская обл.: Трехостровская. 4. VI. 96. Единичная находка. Распространение в Нижнем Поволжье требует уточнения – вероятно, широко распространен, по крайней мере, в поймах крупных рек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Xantholini</text:p>
          </table:table-cell>
          <table:table-cell table:style-name="ce3" office:value-type="float" office:value="157">
            <text:p>157</text:p>
          </table:table-cell>
          <table:table-cell table:style-name="ce3" office:value-type="string">
            <text:p>Gyrohypnus angustatus</text:p>
          </table:table-cell>
          <table:table-cell table:style-name="ce3"/>
          <table:table-cell table:style-name="ce3" office:value-type="string">
            <text:p>Stephens, 1833</text:p>
          </table:table-cell>
          <table:table-cell table:number-columns-repeated="2"/>
          <table:table-cell table:style-name="Default" office:value-type="string">
            <text:p>Транспалеарктический. В лесной подстилке. Волгоградская обл.: Камышинский р-н (Щербаковская б-ка), Калачевский р-н (п. Голубинский 2-й), Волгоград (Григорова б-ка). Март, май, июль. Нередок в байрачных лес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Xantholini</text:p>
          </table:table-cell>
          <table:table-cell table:style-name="ce3" office:value-type="float" office:value="158">
            <text:p>158</text:p>
          </table:table-cell>
          <table:table-cell table:style-name="ce3" office:value-type="string">
            <text:p>Gyrohypnus fracticornis</text:p>
          </table:table-cell>
          <table:table-cell table:style-name="ce3"/>
          <table:table-cell table:style-name="ce3" office:value-type="string">
            <text:p>(O. Mueller, 1776)</text:p>
          </table:table-cell>
          <table:table-cell table:number-columns-repeated="2"/>
          <table:table-cell table:style-name="Default" office:value-type="string">
            <text:p>Западнопалеарктический. Волгоградская обл.: Волгоград, Городищенский р-н (б-ка Песчаная). Май. Не часто, отмечен в растительных остатк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Xantholini</text:p>
          </table:table-cell>
          <table:table-cell table:style-name="ce3" office:value-type="float" office:value="159">
            <text:p>159</text:p>
          </table:table-cell>
          <table:table-cell table:style-name="ce3" office:value-type="string">
            <text:p>Leptacinus astrakhanikus</text:p>
          </table:table-cell>
          <table:table-cell table:style-name="ce3"/>
          <table:table-cell table:style-name="ce3" office:value-type="string">
            <text:p>Grebennikov, 2001</text:p>
          </table:table-cell>
          <table:table-cell table:number-columns-repeated="2"/>
          <table:table-cell table:style-name="Default" office:value-type="string">
            <text:p>Восточно-понтийский. В навозе. Астраханская обл.: Досанг. 17. IV. 97. Известен лишь по небольшой типовой серии. Значительно отличается от прочих видов Leptacinus строением эдеагуса. Таксономические отношения и распространение требуют выяснения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Xantholini</text:p>
          </table:table-cell>
          <table:table-cell table:style-name="ce3" office:value-type="float" office:value="160">
            <text:p>160</text:p>
          </table:table-cell>
          <table:table-cell table:style-name="ce3" office:value-type="string">
            <text:p>Leptacinus batychrus</text:p>
          </table:table-cell>
          <table:table-cell table:style-name="ce3"/>
          <table:table-cell table:style-name="ce3" office:value-type="string">
            <text:p>(Gyllenhal, 1827)</text:p>
          </table:table-cell>
          <table:table-cell table:number-columns-repeated="2"/>
          <table:table-cell table:style-name="Default" office:value-type="string">
            <text:p>Космополит. В навозе. Волгоградская обл.: Котлубань. Май - август. Не часто, отмечен в открытых ландшафт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Xantholini</text:p>
          </table:table-cell>
          <table:table-cell table:style-name="ce3" office:value-type="float" office:value="161">
            <text:p>161</text:p>
          </table:table-cell>
          <table:table-cell table:style-name="ce3" office:value-type="string">
            <text:p>Leptacinus pusillus</text:p>
          </table:table-cell>
          <table:table-cell table:style-name="ce3"/>
          <table:table-cell table:style-name="ce3" office:value-type="string">
            <text:p>(Stephens, 1833)</text:p>
          </table:table-cell>
          <table:table-cell table:number-columns-repeated="2"/>
          <table:table-cell table:style-name="Default" office:value-type="string">
            <text:p>Транспалеарктический. У воды. Волгоградская обл.: Котлубань. Единичная находка на сильно задерненном берегу р. Котлубань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Xantholini</text:p>
          </table:table-cell>
          <table:table-cell table:style-name="ce3" office:value-type="float" office:value="162">
            <text:p>162</text:p>
          </table:table-cell>
          <table:table-cell table:style-name="ce3" office:value-type="string">
            <text:p>Leptacinus sulcifrons</text:p>
          </table:table-cell>
          <table:table-cell table:style-name="ce3"/>
          <table:table-cell table:style-name="ce3" office:value-type="string">
            <text:p>(Stephens, 1833)</text:p>
          </table:table-cell>
          <table:table-cell table:number-columns-repeated="2"/>
          <table:table-cell table:style-name="Default" office:value-type="string">
            <text:p>Западнопалеарктический. В навозе и растительных остатках. Волгоградская обл.: Фастов, Волгоград (Гумрак). Астраханская обл.: Баскунчак (г. Б. Богдо). Июль - сентябрь. Обычен в открытых ландшафт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Xantholini</text:p>
          </table:table-cell>
          <table:table-cell table:style-name="ce3" office:value-type="float" office:value="163">
            <text:p>163</text:p>
          </table:table-cell>
          <table:table-cell table:style-name="ce3" office:value-type="string">
            <text:p>Allolinus laeviusculus</text:p>
          </table:table-cell>
          <table:table-cell table:style-name="ce3"/>
          <table:table-cell table:style-name="ce3" office:value-type="string">
            <text:p>Solsky, 1864</text:p>
          </table:table-cell>
          <table:table-cell table:number-columns-repeated="2"/>
          <table:table-cell table:style-name="Default" office:value-type="string">
            <text:p>Solsky, 1864 (Сарепта). Восточно-понтийский. . Нами не найден. Распространение и особенности экологии данного вида требуют выяснения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Xantholini</text:p>
          </table:table-cell>
          <table:table-cell table:style-name="ce3" office:value-type="float" office:value="164">
            <text:p>164</text:p>
          </table:table-cell>
          <table:table-cell table:style-name="ce3" office:value-type="string">
            <text:p>Xantholinus distans</text:p>
          </table:table-cell>
          <table:table-cell table:style-name="ce3"/>
          <table:table-cell table:style-name="ce3" office:value-type="string">
            <text:p>Mulsant et Rey, 1853</text:p>
          </table:table-cell>
          <table:table-cell table:number-columns-repeated="2"/>
          <table:table-cell table:style-name="Default" office:value-type="string">
            <text:p>Европейский. В лесной подстилке. Волгоградская обл.: Щербатовка, Калач-на-Дону, Волгоград (Григорова б-ка). Нередок, но спорадичен, обитает в подстилке байрачных лесах крупных балок по правому берегу Дона и Волги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Xantholini</text:p>
          </table:table-cell>
          <table:table-cell table:style-name="ce3" office:value-type="float" office:value="165">
            <text:p>165</text:p>
          </table:table-cell>
          <table:table-cell table:style-name="ce3" office:value-type="string">
            <text:p>Xantholinus roubali</text:p>
          </table:table-cell>
          <table:table-cell table:style-name="ce3"/>
          <table:table-cell table:style-name="ce3" office:value-type="string">
            <text:p>Coiffait, 1956</text:p>
          </table:table-cell>
          <table:table-cell table:number-columns-repeated="2"/>
          <table:table-cell table:style-name="Default" office:value-type="string">
            <text:p>Европейский. В подстилке и наносах у воды. Волгоградская обл.: Трехостровская. 9. V. Единичная находка во влажной подстилке в затопленном пойменном лесу на левом берегу Дон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Xantholini</text:p>
          </table:table-cell>
          <table:table-cell table:style-name="ce3" office:value-type="float" office:value="166">
            <text:p>166</text:p>
          </table:table-cell>
          <table:table-cell table:style-name="ce3" office:value-type="string">
            <text:p>Xantholinus sp.</text:p>
          </table:table-cell>
          <table:table-cell table:style-name="ce3" table:number-columns-repeated="2"/>
          <table:table-cell table:number-columns-repeated="2"/>
          <table:table-cell table:style-name="Default" office:value-type="string">
            <text:p>Волгоградская обл.: Водный. Единичная находка в островном лесу (ива, тополь) под разлагающейся листвой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Xantholini</text:p>
          </table:table-cell>
          <table:table-cell table:style-name="ce3" office:value-type="float" office:value="167">
            <text:p>167</text:p>
          </table:table-cell>
          <table:table-cell table:style-name="ce3" office:value-type="string">
            <text:p>Xantholinus fortepunctatus</text:p>
          </table:table-cell>
          <table:table-cell table:style-name="ce3"/>
          <table:table-cell table:style-name="ce3" office:value-type="string">
            <text:p>Motschulsky, 1860</text:p>
          </table:table-cell>
          <table:table-cell table:number-columns-repeated="2"/>
          <table:table-cell table:style-name="Default" office:value-type="string">
            <text:p>Западнопалеарктический. В лесной подстилке. Волгоградская обл.: Тингутинский лесхоз. 8. V. 99. Единичная находка в островном лесу на р. Большая Тингут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Xantholini</text:p>
          </table:table-cell>
          <table:table-cell table:style-name="ce3" office:value-type="float" office:value="168">
            <text:p>168</text:p>
          </table:table-cell>
          <table:table-cell table:style-name="ce3" office:value-type="string">
            <text:p>Xantholinus tricolor</text:p>
          </table:table-cell>
          <table:table-cell table:style-name="ce3"/>
          <table:table-cell table:style-name="ce3" office:value-type="string">
            <text:p>(Fabricius, 1787)</text:p>
          </table:table-cell>
          <table:table-cell table:number-columns-repeated="2"/>
          <table:table-cell table:style-name="Default" office:value-type="string">
            <text:p>Западнопалеарктический. В лесной подстилке. Волгоградская обл.: Шакин, Бол. Голубая. Не част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69">
            <text:p>169</text:p>
          </table:table-cell>
          <table:table-cell table:style-name="ce3" office:value-type="string">
            <text:p>Neobisnius procerulus</text:p>
          </table:table-cell>
          <table:table-cell table:style-name="ce3"/>
          <table:table-cell table:style-name="ce3" office:value-type="string">
            <text:p>(Gravenhorst, 1806)</text:p>
          </table:table-cell>
          <table:table-cell table:number-columns-repeated="2"/>
          <table:table-cell table:style-name="Default" office:value-type="string">
            <text:p>Хачиков, 1997 (Калмыкия: Артезиан). Западнопалеарктический. В подстилке, наносах и почве у воды. Волгоградская обл.: Трехостровская, Калач-на-Дону, Волгоград, Краснослободск. Астраханская обл.: Досанг. Май-июль. Нередок по берегам различных пресных водоемов, чаще в поймах крупных рек – Дона и Волги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70">
            <text:p>170</text:p>
          </table:table-cell>
          <table:table-cell table:style-name="ce3" office:value-type="string">
            <text:p>Erichsonius cinerascen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Европейско-средиземноморский. В подстилке у воды. Волгоградская обл.: Волгоград (Григорова б-ка). 11. IX. 99. Единичная находка у ручья в байрачном лесу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71">
            <text:p>171</text:p>
          </table:table-cell>
          <table:table-cell table:style-name="ce3" office:value-type="string">
            <text:p>Jurecekia asphaltina</text:p>
          </table:table-cell>
          <table:table-cell table:style-name="ce3"/>
          <table:table-cell table:style-name="ce3" office:value-type="string">
            <text:p>(Erichson, 1840)</text:p>
          </table:table-cell>
          <table:table-cell table:number-columns-repeated="2"/>
          <table:table-cell table:style-name="Default" office:value-type="string">
            <text:p>Киршенблат, 1937 (Волгоградская обл.: Котельниково, В. Бузиновка, Пичуга. Астраханская обл.: Яндыки). Еворпейско-сибирский. В норах и гнездах суслика. Волгоградская обл.: Котельниково, Ляпичев, Котлубань, Волгоград. Апрель. По-видимому, нередок во всех открытых стациях, где обитает малый суслик (Citellus pygmaeus)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72">
            <text:p>172</text:p>
          </table:table-cell>
          <table:table-cell table:style-name="ce3" office:value-type="string">
            <text:p>Bisnis scribae</text:p>
          </table:table-cell>
          <table:table-cell table:style-name="ce3"/>
          <table:table-cell table:style-name="ce3" office:value-type="string">
            <text:p>(Fauvel, 1867)</text:p>
          </table:table-cell>
          <table:table-cell table:number-columns-repeated="2"/>
          <table:table-cell table:style-name="Default" office:value-type="string">
            <text:p>Киршенблат, 1937 (Волгоградская обл.: Котельниково, В. Бузиновка, Тундутово, Пичуга; Калмыкия: Нарын-Худук, Улан-Хол; Астраханская обл.: Яндыки). Западнопалеарктический. В норах грызунов. Волгоградская обл.: Котельниково, Ляпичев, Волгоград. Нами не отмечен, приводится по материалам коллекции ЗИН РА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73">
            <text:p>173</text:p>
          </table:table-cell>
          <table:table-cell table:style-name="ce3" office:value-type="string">
            <text:p>Bisnis sordidu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Киршенблат, 1937; Хачиков, 1997 (Волгоградская обл.: Котельниково; Калмыкия: Прудовый, Садовое). Космополитный. Эвритопный. Волгоградская обл.: Волгоград. 29. 04. 97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74">
            <text:p>174</text:p>
          </table:table-cell>
          <table:table-cell table:style-name="ce3" office:value-type="string">
            <text:p>Bisnis spermophili</text:p>
          </table:table-cell>
          <table:table-cell table:style-name="ce3"/>
          <table:table-cell table:style-name="ce3" office:value-type="string">
            <text:p>(Ganglbauer, 1897)</text:p>
          </table:table-cell>
          <table:table-cell table:number-columns-repeated="2"/>
          <table:table-cell table:style-name="Default" office:value-type="string">
            <text:p>Киршенблат, 1937 (Волгоградская обл.: Котельниково, Пичуга). Понтийский. В норах грызунов. Волгоградская обл.: Котельниково. Нами не отмечен, приводится по материалам коллекции ЗИН РА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75">
            <text:p>175</text:p>
          </table:table-cell>
          <table:table-cell table:style-name="ce3" office:value-type="string">
            <text:p>Philonthus albipe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Транспалеарктический. В навозе. Волгоградская обл.: Фролово, Котлубань, Волгоград (Гумрак). Май-ноябрь. Нередок в открытых ландшафт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76">
            <text:p>176</text:p>
          </table:table-cell>
          <table:table-cell table:style-name="ce3" office:value-type="string">
            <text:p>Philonthus binotatus</text:p>
          </table:table-cell>
          <table:table-cell table:style-name="ce3"/>
          <table:table-cell table:style-name="ce3" office:value-type="string">
            <text:p>(Gravenhorst, 1806)</text:p>
          </table:table-cell>
          <table:table-cell table:number-columns-repeated="2"/>
          <table:table-cell table:style-name="Default" office:value-type="string">
            <text:p>Транспалеарктический. Собран на УФ-свет. Волгоградская обл.: Захаровка. 22, 23. VII. 2000. Единичная находка. Обитает у воды, возможно, слегка галофилен (Lohse, 1964). Распространение и экологические особенности нуждается в дополнительном изучении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77">
            <text:p>177</text:p>
          </table:table-cell>
          <table:table-cell table:style-name="ce3" office:value-type="string">
            <text:p>Philonthus biskrensis</text:p>
          </table:table-cell>
          <table:table-cell table:style-name="ce3"/>
          <table:table-cell table:style-name="ce3" office:value-type="string">
            <text:p>Fagel, 1857</text:p>
          </table:table-cell>
          <table:table-cell table:number-columns-repeated="2"/>
          <table:table-cell table:style-name="Default" office:value-type="string">
            <text:p>Хачиков, 1997 (Калмыкия: Тугтун, Зунда; Астраханская обл.: Баскунчак). Западнопалеарктический. У воды. Волгоградская обл.: Волгоград, Покровка. Калмыкия: Эвдак. Астраханская обл.: Баскунчак (Бол. Богдо), Досанг, Камызякский р-н (ОС ВИР). Май-август. Нередок у воды в открытых стациях, чаще в растительных остатках и среди околоводной растительности. Крайне близок к Ph. dimidiatipennis, таксономические отношения данных видов нуждаются в уточнении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78">
            <text:p>178</text:p>
          </table:table-cell>
          <table:table-cell table:style-name="ce3" office:value-type="string">
            <text:p>Philonthus carbonariu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Хачиков, 1997 (Волгоградская обл.: Волгоград; Калмыкия: Мал. Дербеты, Троицкое, Утта, Зунда). Транспалеарктический. В <text:s/>растит. остатках и лесной подстилке. Волгоградская обл.: Бол. Голубая, Котлубань, Волгоград (Григорова б-ка). Апрель-октябрь. Не часто, обнаруживался в растительных остатках по берегам водоемов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79">
            <text:p>179</text:p>
          </table:table-cell>
          <table:table-cell table:style-name="ce3" office:value-type="string">
            <text:p>Philonthus cochleatus</text:p>
          </table:table-cell>
          <table:table-cell table:style-name="ce3"/>
          <table:table-cell table:style-name="ce3" office:value-type="string">
            <text:p>Scheerpeltz, 1937</text:p>
          </table:table-cell>
          <table:table-cell table:number-columns-repeated="2"/>
          <table:table-cell table:style-name="Default" office:value-type="string">
            <text:p>Хачиков, 1997 (Калмыкия: Прудовый). Европейский. В навозе. Волгоградская обл.: Котлубань. Калмыкия: Черноземельский. Июнь. Не часто, отмечен в открытых ландшафт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80">
            <text:p>180</text:p>
          </table:table-cell>
          <table:table-cell table:style-name="ce3" office:value-type="string">
            <text:p>Philonthus concinnu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Киршенблатт, 1937 (Волгоградская обл.: Котельниково). Транспалеарктический. В навозе, растит. остатках, лесной подстилке и т.п. Волгоградская обл.: Щербатовка, Котлубань, Нов. Рогачик, Водный, Волгоград, Эльтон. Астраханская обл.: Досанг. Март-сентябрь. Обычен, живет в самых различных б.м. влажных местообитаниях – крайне пластичен экологически и морфологически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81">
            <text:p>181</text:p>
          </table:table-cell>
          <table:table-cell table:style-name="ce3" office:value-type="string">
            <text:p>Philonthus coprophilus</text:p>
          </table:table-cell>
          <table:table-cell table:style-name="ce3"/>
          <table:table-cell table:style-name="ce3" office:value-type="string">
            <text:p>Jarrige, 1949</text:p>
          </table:table-cell>
          <table:table-cell table:number-columns-repeated="2"/>
          <table:table-cell table:style-name="Default" office:value-type="string">
            <text:p>Западнопалеарктический. В навозе. Волгоградская обл.: Котлубань. Май, июль. Нередок на степных пастбищ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82">
            <text:p>182</text:p>
          </table:table-cell>
          <table:table-cell table:style-name="ce3" office:value-type="string">
            <text:p>Philonthus corruscu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Киршенблат, 1937; Хачиков, 1997 (Волгоградская обл.: Котельниково; Калмыкия: Тугтун, Зунда-Толга). Западнопалеарктический. Уводы. Волгоградская обл.: Клетская, Трехостровская. VII. 91. Не часто, по берегам различных водоемов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83">
            <text:p>183</text:p>
          </table:table-cell>
          <table:table-cell table:style-name="ce3" office:value-type="string">
            <text:p>Philonthus cruentatus</text:p>
          </table:table-cell>
          <table:table-cell table:style-name="ce3"/>
          <table:table-cell table:style-name="ce3" office:value-type="string">
            <text:p>(Gmelin, 1790)</text:p>
          </table:table-cell>
          <table:table-cell table:number-columns-repeated="2"/>
          <table:table-cell table:style-name="Default" office:value-type="string">
            <text:p>Хачиков, 1997 (Волгоградская обл.: Фролово). Транспалеарктический. В навозе. Волгоградская обл.: Новогригорьевская, Голубинский, Котлубань, Краснослободск. Апрель-август. Нередок в открытых ландшафтах – в степи, полупустыне, на луг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84">
            <text:p>184</text:p>
          </table:table-cell>
          <table:table-cell table:style-name="ce3" office:value-type="string">
            <text:p>Philonthus debili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Киршенблат, 1937 (Волгоградская обл.: Котельниково). Голарктический. В <text:s/>растит. остатках и лесной подстилке. Волгоградская обл.: Трехостровская, Котлубань, Волгоград. Астраханская обл.: Баскунчак (Бол. Богдо), Досанг. Июнь-август. Не часто, в различных местообитаниях – в подстилке в пойменных лесах, в растительных остатках по берегам пресных водоемов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85">
            <text:p>185</text:p>
          </table:table-cell>
          <table:table-cell table:style-name="ce3" office:value-type="string">
            <text:p>Philonthus dimidiatipennis</text:p>
          </table:table-cell>
          <table:table-cell table:style-name="ce3"/>
          <table:table-cell table:style-name="ce3" office:value-type="string">
            <text:p>Erichson, 1840</text:p>
          </table:table-cell>
          <table:table-cell table:number-columns-repeated="2"/>
          <table:table-cell table:style-name="Default" office:value-type="string">
            <text:p>Хачиков, 1997 (Калмыкия: Тугтун). Западнопалеарктический. У воды. Волгоградская обл.: Волгоград (Гумрак), Краснослободск, Тумак, Эльтон, Покровка. Калмыкия: Черноземельский, Прикумский. Астраханская обл.: Баскунчак, Досанг. Май-август. Нередок среди растительных остатков и в дерновинах по берегам различных водоемов, в том числе засоленных. См. также выше – Ph. biskrensis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86">
            <text:p>186</text:p>
          </table:table-cell>
          <table:table-cell table:style-name="ce3" office:value-type="string">
            <text:p>Philonthus caucasicus</text:p>
          </table:table-cell>
          <table:table-cell table:style-name="ce3"/>
          <table:table-cell table:style-name="ce3" office:value-type="string">
            <text:p>Nordmann, 1837</text:p>
          </table:table-cell>
          <table:table-cell table:number-columns-repeated="2"/>
          <table:table-cell table:style-name="Default" office:value-type="string">
            <text:p>Хачиков, 1997 (Волгоградская обл.: Эльтон; Калмыкия: Утта, Троицкое, Артезиан, Прудовый, Рыбачий, Тугтун, Садовое; Астраханская обл.: Баскунчак). Западнопалеарктический. В навозе, растит. остатках, лесной подстилке и т.п. Волгоградская обл.: Щербатовка, Суровикино, <text:s/>Котлубань, Нов. Рогачик, Водный, Волгоград (Новостройка), Краснослободск, Покровка, Эльтон. Астраханская обл.: Бол. Богдо, Досанг. Март-сентябрь. Обычен в открытых ландшафтах во всех относительно влажных местообитаниях (во влажных растительных остатках, по берегам водоемов всех типов, в том числе засоленных) и в навозе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87">
            <text:p>187</text:p>
          </table:table-cell>
          <table:table-cell table:style-name="ce3" office:value-type="string">
            <text:p>Philonthus discoideu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Космополит. Собран на свет. Волгоградская обл.: Волгоград (Новостройка). 1, 19. VIII. 98. Единичные находки. Обитает в растительных остатках (Lohse, 1964). Экологические особенности вида в Нижнем Поволжье нуждаются в уточнении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88">
            <text:p>188</text:p>
          </table:table-cell>
          <table:table-cell table:style-name="ce3" office:value-type="string">
            <text:p>Philonthus diversiceps</text:p>
          </table:table-cell>
          <table:table-cell table:style-name="ce3"/>
          <table:table-cell table:style-name="ce3" office:value-type="string">
            <text:p>Bernhauer, 1901</text:p>
          </table:table-cell>
          <table:table-cell table:number-columns-repeated="2"/>
          <table:table-cell table:style-name="Default" office:value-type="string">
            <text:p>Хачиков, 1997 (Калмыкия: Тугтун). Западнопалеарктический. У воды. Волгоградская обл.: Кременская, Сиротинская, Волгоград (Новостройка), Краснослободск, Покровка. Астраханская обл.: Досанг, Селитренное. Июль, август. Не часто, на берегах водоемов в открытых стациях, в том числе на засоленной почве. Вероятно, слегка галофиле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89">
            <text:p>189</text:p>
          </table:table-cell>
          <table:table-cell table:style-name="ce3" office:value-type="string">
            <text:p>Philonthus ebeninu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Транспалеарктический. В навозе. Волгоградская обл.: Водный, Котлубань. Апрель-июль. Нередок на степных и полупустынных пастбищ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90">
            <text:p>190</text:p>
          </table:table-cell>
          <table:table-cell table:style-name="ce3" office:value-type="string">
            <text:p>Philonthus ephippium</text:p>
          </table:table-cell>
          <table:table-cell table:style-name="ce3"/>
          <table:table-cell table:style-name="ce3" office:value-type="string">
            <text:p>Nordmann, 1837</text:p>
          </table:table-cell>
          <table:table-cell table:number-columns-repeated="2"/>
          <table:table-cell table:style-name="Default" office:value-type="string">
            <text:p>Хачиков, 1997 (Калмыкия: Тугтун, Троицкое). Понтийско-туранский. У воды. Волгоградская обл.: Волгоград, Тумак. 22. VII. 94, 20. VI. 99. Редок, обитает на открытых, прогреваемых берегах среди растительности и растительных остатков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91">
            <text:p>191</text:p>
          </table:table-cell>
          <table:table-cell table:style-name="ce3" office:value-type="string">
            <text:p>Philonthus fumarius</text:p>
          </table:table-cell>
          <table:table-cell table:style-name="ce3"/>
          <table:table-cell table:style-name="ce3" office:value-type="string">
            <text:p>(Gravenhorst, 1806)</text:p>
          </table:table-cell>
          <table:table-cell table:number-columns-repeated="2"/>
          <table:table-cell table:style-name="Default" office:value-type="string">
            <text:p>Хачиков, 1997 (Волгоградская обл.: Волгоград). Европейский. В лесной подстилке. Волгоградская обл.: Щербатовка, Волгоград (Григорова б-ка). Апрель-сентябрь. Нередок в байрачных лесах в крупных балках правого берега Волги и Дон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92">
            <text:p>192</text:p>
          </table:table-cell>
          <table:table-cell table:style-name="ce3" office:value-type="string">
            <text:p>Philonthus cognatus</text:p>
          </table:table-cell>
          <table:table-cell table:style-name="ce3"/>
          <table:table-cell table:style-name="ce3" office:value-type="string">
            <text:p>Stephens, 1832</text:p>
          </table:table-cell>
          <table:table-cell table:number-columns-repeated="2"/>
          <table:table-cell table:style-name="Default" office:value-type="string">
            <text:p>Хачиков, 1997 (Волгоградская обл.: Волгоград). Голарктический. В лесной подстилке. Волгоградская обл.: Трехостровская, Калач-на-Дону, Волгоград (Гумрак). Июнь-август. Не часто, отмечен только в байрачных лесах в крупных балк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93">
            <text:p>193</text:p>
          </table:table-cell>
          <table:table-cell table:style-name="ce3" office:value-type="string">
            <text:p>Philonthus lepidu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Транспалеарктический. Волгоградская обл.: Бол. Голубая, Волгоград (Ангарский). 20. VI. 90, 21. VI. 91. Единичные находки. Распространение и особенности мест обитания вида в Нижнем Поволжье нуждаются в уточнении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94">
            <text:p>194</text:p>
          </table:table-cell>
          <table:table-cell table:style-name="ce3" office:value-type="string">
            <text:p>Philonthus linki</text:p>
          </table:table-cell>
          <table:table-cell table:style-name="ce3"/>
          <table:table-cell table:style-name="ce3" office:value-type="string">
            <text:p>Solsky, 1867</text:p>
          </table:table-cell>
          <table:table-cell table:number-columns-repeated="2"/>
          <table:table-cell table:style-name="Default" office:value-type="string">
            <text:p>Тихомирова, 1973 (Нижнее Поволжье). Европейско-сибирский. Астраханская обл.: Селитренное. Нами не отмечен, приводится по материалам коллекции ЗИН РАН. Описан из окрестностей Самары (Solsky, 1867), распространение слабо изучен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95">
            <text:p>195</text:p>
          </table:table-cell>
          <table:table-cell table:style-name="ce3" office:value-type="string">
            <text:p>Philonthus longicornis</text:p>
          </table:table-cell>
          <table:table-cell table:style-name="ce3"/>
          <table:table-cell table:style-name="ce3" office:value-type="string">
            <text:p>Stephens, 1832</text:p>
          </table:table-cell>
          <table:table-cell table:number-columns-repeated="2"/>
          <table:table-cell table:style-name="Default" office:value-type="string">
            <text:p>Голарктический. В навозе. Волгоградская обл.: Котлубань. Астраханская обл.: Бол. Богдо. Апрель-май. Нередок в открытых ландшафт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96">
            <text:p>196</text:p>
          </table:table-cell>
          <table:table-cell table:style-name="ce3" office:value-type="string">
            <text:p>Philonthus mican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Транспалеарктический. У воды. Волгоградская обл.: Михайловка, Кременская, Трехостровская, Калач-на-Дону, Волгоград (Мамаев курган), Винновка, Краснослободск, Ср. Ахтуба, Покровка. Астраханская обл.: Баскунчак (Бол. Богдо). Май-сентябрь. Обычен на открытых, прогреваемых берегах пресных водоемов, чаще в поймах крупных рек (Дона и Волги)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97">
            <text:p>197</text:p>
          </table:table-cell>
          <table:table-cell table:style-name="ce3" office:value-type="string">
            <text:p>Philonthus nitidulu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Хачиков, 1997 (Калмыкия: Рыбачий). Транспалеарктический. В <text:s/>растительных остатках и лесной подстилке. Волгоградская обл.: Котлубань, Водный, Волгоград (Ангарский, Мамаев Курган). Апрель-октябрь. Не часто, отмечен во влажных растительных остатках в сухой степи в гниющей листве в островном лесу и в лесопарке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98">
            <text:p>198</text:p>
          </table:table-cell>
          <table:table-cell table:style-name="ce3" office:value-type="string">
            <text:p>Philonthus nitidus</text:p>
          </table:table-cell>
          <table:table-cell table:style-name="ce3"/>
          <table:table-cell table:style-name="ce3" office:value-type="string">
            <text:p>(Fabricius, 1787)</text:p>
          </table:table-cell>
          <table:table-cell table:number-columns-repeated="2"/>
          <table:table-cell table:style-name="Default" office:value-type="string">
            <text:p>Европейско-сибирский. В навозе. Волгоградская обл.: Краснослободск. 5. IV. 93. Единичная находка. Распространение требует уточнения. Возможно, вытесняется Ph. spinipes (см. ниже)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199">
            <text:p>199</text:p>
          </table:table-cell>
          <table:table-cell table:style-name="ce3" office:value-type="string">
            <text:p>Philonthus parvicorni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Хачиков, 1997 (Волгоградская обл.: Эльтон; Калмыкия: Садовое; Астраханская обл.: Баскунчак). Транспалеарктический. В навозе. Волгоградская обл.: Котлубань, Суровикино. Астраханская обл.: Баскунчак, Досанг. Апрель-сентябрь. Обычен во всех открытых стация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00">
            <text:p>200</text:p>
          </table:table-cell>
          <table:table-cell table:style-name="ce3" office:value-type="string">
            <text:p>Philonthus politus</text:p>
          </table:table-cell>
          <table:table-cell table:style-name="ce3"/>
          <table:table-cell table:style-name="ce3" office:value-type="string">
            <text:p>(Linnaeus, 1758)</text:p>
          </table:table-cell>
          <table:table-cell table:number-columns-repeated="2"/>
          <table:table-cell table:style-name="Default" office:value-type="string">
            <text:p>Becker, 1861; Хачиков, 1997 (Волгоградская обл.: Сарепта, Эльтон; Калмыкия: Тугтун). Голарктический. На падали. Волгоградская обл.: Новогригорьевская. 6. V. 98. По-видимому, нередок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01">
            <text:p>201</text:p>
          </table:table-cell>
          <table:table-cell table:style-name="ce3" office:value-type="string">
            <text:p>Philonthus punctu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Becker, 1861; Хачиков, 1997 (Волгоградская обл.: Волгоград, Эльтон; Калмыкия: Джалыково, Рыбачий. Артезиан, Яшкуль, Тугтун, Утта, Садовое). Транспалеарктический. У воды. Волгоградская обл.: Калач-на-Дону, Трехостровская, Волгоград, Краснослободск, Тумак, Ср. Ахтуба, Покровка, Эльтон. Калмыкия: Черноземельский. Астраханская обл.: Баскунчак, Досанг, Камызякский р-н, Селитренное. Май-август. Обычен на прогреваемых, богатых органикой и задерненных берегах всевозможных водоемов, в том числе солены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02">
            <text:p>202</text:p>
          </table:table-cell>
          <table:table-cell table:style-name="ce3" office:value-type="string">
            <text:p>Philonthus quisquiliarius</text:p>
          </table:table-cell>
          <table:table-cell table:style-name="ce3"/>
          <table:table-cell table:style-name="ce3" office:value-type="string">
            <text:p>(Gyllenhal, 1810)</text:p>
          </table:table-cell>
          <table:table-cell table:number-columns-repeated="2"/>
          <table:table-cell table:style-name="Default" office:value-type="string">
            <text:p>Хачиков, 1997 (Волгоградская обл.: Эльтон; Калмыкия: Тугтун, Зунда, Садовое, Артезиан, Светлое, Утта, Троицкое; Астраханская обл.: Баскунчак). Космополитный. У воды. Всюду обычен. Апрель-сентябрь. Очень обычен, один из массовых видов. В большом количестве у всех типов водоемов, в том числе засоленных. Предпочитает незатененные берега, где живет в растительных остатках и дерновинах околоводной растительности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03">
            <text:p>203</text:p>
          </table:table-cell>
          <table:table-cell table:style-name="ce3" office:value-type="string">
            <text:p>Philonthus rectangulus</text:p>
          </table:table-cell>
          <table:table-cell table:style-name="ce3"/>
          <table:table-cell table:style-name="ce3" office:value-type="string">
            <text:p>Sharp, 1874</text:p>
          </table:table-cell>
          <table:table-cell table:number-columns-repeated="2"/>
          <table:table-cell table:style-name="Default" office:value-type="string">
            <text:p>Хачиков, 1997 (Волгоградская обл.: Эльтон; Калмыкия: Мал. Дербеты). Голарктический. В навозе, летит на свет. Волгоградская обл.: Котлубань, Водный, Волгоград (Новостройка). Июнь-август. Нередок на пастбищах в открытых ландшафт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04">
            <text:p>204</text:p>
          </table:table-cell>
          <table:table-cell table:style-name="ce3" office:value-type="string">
            <text:p>Philonthus rotundicollis</text:p>
          </table:table-cell>
          <table:table-cell table:style-name="ce3"/>
          <table:table-cell table:style-name="ce3" office:value-type="string">
            <text:p>(Menetries, 1832)</text:p>
          </table:table-cell>
          <table:table-cell table:number-columns-repeated="2"/>
          <table:table-cell table:style-name="Default" office:value-type="string">
            <text:p>Транспалеарктический. Волгоградская обл.: Клетская, Трехостровская. Май. Отмечен во влажной подстилке в пойме близ берега Дон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05">
            <text:p>205</text:p>
          </table:table-cell>
          <table:table-cell table:style-name="ce3" office:value-type="string">
            <text:p>Philonthus rufimanus</text:p>
          </table:table-cell>
          <table:table-cell table:style-name="ce3"/>
          <table:table-cell table:style-name="ce3" office:value-type="string">
            <text:p>Heer, 1839</text:p>
          </table:table-cell>
          <table:table-cell table:number-columns-repeated="2"/>
          <table:table-cell table:style-name="Default" office:value-type="string">
            <text:p>Западнопалеарктический. У воды. Волгоградская обл.: Суровикино, Трехостровская. 5. VI. 98, 26. VII. 99. Редок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06">
            <text:p>206</text:p>
          </table:table-cell>
          <table:table-cell table:style-name="ce3" office:value-type="string">
            <text:p>Philonthus salinus</text:p>
          </table:table-cell>
          <table:table-cell table:style-name="ce3"/>
          <table:table-cell table:style-name="ce3" office:value-type="string">
            <text:p>Kiesenwetter, 1844</text:p>
          </table:table-cell>
          <table:table-cell table:number-columns-repeated="2"/>
          <table:table-cell table:style-name="Default" office:value-type="string">
            <text:p>Хачиков, 1997 (Калмыкия: Тугтун, Зунда, Артезиан, Рыбачий; Астраханская обл.: Баскунчак). Западнопалеарктический. У воды. Волгоградская обл.: Калач-на-Дону, Суровикино, Волгоград (Гумрак), Краснослободск, Тумак, Эльтон, Покровка. Калмыкия: Черноземельский, Эвдак. Астраханская обл.: Баскунчак (Бол. Богдо), Досанг, Камызякский р-н (ОС ВИР), Астрахань. Май-август. Обычен, на открытых, задерненных, богатых разлагающейся органикой берегах водоемов (чаще засоленных)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07">
            <text:p>207</text:p>
          </table:table-cell>
          <table:table-cell table:style-name="ce3" office:value-type="string">
            <text:p>Philonthus spinipes</text:p>
          </table:table-cell>
          <table:table-cell table:style-name="ce3"/>
          <table:table-cell table:style-name="ce3" office:value-type="string">
            <text:p>Sharp, 1874</text:p>
          </table:table-cell>
          <table:table-cell table:number-columns-repeated="2"/>
          <table:table-cell table:style-name="Default" office:value-type="string">
            <text:p>Хачиков, 1997 (Калмыкия: Садовое). Транспалеарктический. В навозе. Волгоградская обл.: Котлубань, Водный, Нов. Рогачик, Волгоград, Краснослободск, Эльтон. Астраханская обл.: Бол. Богдо. Апрель-июль. Обычен. Вид описан из Японии (Sharp, 1874), в Западной Палеарктике (на Кавказе) впервые отмечен в в конце 60-х годов прошлого века (описан как самостоятельный род Kirschenblattia – Болов, Крыжановский, 1969). В конце 80-х был уже широко распространен в Восточной и Центральной Европе (Schülke, Uhlig, 1989). Вероятно, вытесняет сходного по размерам и биологии европейского Ph. nitidus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08">
            <text:p>208</text:p>
          </table:table-cell>
          <table:table-cell table:style-name="ce3" office:value-type="string">
            <text:p>Philonthus succicola</text:p>
          </table:table-cell>
          <table:table-cell table:style-name="ce3"/>
          <table:table-cell table:style-name="ce3" office:value-type="string">
            <text:p>Thomson, 1860</text:p>
          </table:table-cell>
          <table:table-cell table:number-columns-repeated="2"/>
          <table:table-cell table:style-name="Default" office:value-type="string">
            <text:p>Транспалеарктический. На падали и гниющих грибах. Волгоградская обл.: Новогригорьевская, Волгоград (Григорова б-ка). Май. По-видимому, нередок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09">
            <text:p>209</text:p>
          </table:table-cell>
          <table:table-cell table:style-name="ce3" office:value-type="string">
            <text:p>Philonthus tenuicornis</text:p>
          </table:table-cell>
          <table:table-cell table:style-name="ce3"/>
          <table:table-cell table:style-name="ce3" office:value-type="string">
            <text:p>Mulsant et Rey, 1853</text:p>
          </table:table-cell>
          <table:table-cell table:number-columns-repeated="2"/>
          <table:table-cell table:style-name="Default" office:value-type="string">
            <text:p>Западнопалеарктический. В навозе. Волгоградская обл.: Новогригорьевская, Котлубань. Май. Редок, отмечен на открытых (степных, луговых) пастбищ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10">
            <text:p>210</text:p>
          </table:table-cell>
          <table:table-cell table:style-name="ce3" office:value-type="string">
            <text:p>Philonthus umbratili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Хачиков, 1997 (Калмыкия: Мал. Дербеты). Голарктический. У воды. Волгоградская обл.: Щербатовка. Астраханская обл.: Баскунчак (Бол. Богдо). 8. V, 14 - 16. VII. 96. Редк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11">
            <text:p>211</text:p>
          </table:table-cell>
          <table:table-cell table:style-name="ce3" office:value-type="string">
            <text:p>Philonthus velatipennis</text:p>
          </table:table-cell>
          <table:table-cell table:style-name="ce3"/>
          <table:table-cell table:style-name="ce3" office:value-type="string">
            <text:p>Solsky, 1869</text:p>
          </table:table-cell>
          <table:table-cell table:number-columns-repeated="2"/>
          <table:table-cell table:style-name="Default" office:value-type="string">
            <text:p>Solsky, 1869 (Астрахань); Хачиков, 1997 (Калмыкия: Джалыково, Рыбачий. Каспийск; Астраханская обл.: Астрахань). Средиземноморско-понтийский. У воды. Волгоградская обл.: Краснослободск, Эльтон. Калмыкия: Черноземельский, Эвдак. Астраханская обл.: Баскунчак, Досанг, Камызякский р-н, Астрахань. Май-август. Вид описан по сборам из Нижнего Поволжья (Grebennikov, 2002). <text:s/>Нередок на открытых, хорошо прогреваемых берегах, задерненных и богатых гниющей органикой, в том числе в тростниках. Наиболее многочислен у засоленных водоемов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12">
            <text:p>212</text:p>
          </table:table-cell>
          <table:table-cell table:style-name="ce3" office:value-type="string">
            <text:p>Philonthus ventrali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Космополитный. В лесной подстилке. Волгоградская обл.: Калач-на-Дону. 13. VIII. 97. Единичная находка в подстилке в байрачном лесу в балке у правого берега Дон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13">
            <text:p>213</text:p>
          </table:table-cell>
          <table:table-cell table:style-name="ce3" office:value-type="string">
            <text:p>Philonthus wuestoffi</text:p>
          </table:table-cell>
          <table:table-cell table:style-name="ce3"/>
          <table:table-cell table:style-name="ce3" office:value-type="string">
            <text:p>Bernhauer, 1939</text:p>
          </table:table-cell>
          <table:table-cell table:number-columns-repeated="2"/>
          <table:table-cell table:style-name="Default" office:value-type="string">
            <text:p>Хачиков, 1997 (Калмыкия: Садовое, Мал. Дербеты). Транспалеарктический. В навозе. Волгоградская обл.: Волгоград (Новостройка), Котлубань. Июнь, июль. Нередок на степных и луговых пастбищах. Описан из Японии (Bernhauer, 1939), позднее отмечен на Дальнем Востоке России (Тихомирова, 1973). В Европе лишь недавно отмечен на юго-востоке Европейской России (Хачиков, 1997, Гребенников, 2001а)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14">
            <text:p>214</text:p>
          </table:table-cell>
          <table:table-cell table:style-name="ce3" office:value-type="string">
            <text:p>Rabigus formosus</text:p>
          </table:table-cell>
          <table:table-cell table:style-name="ce3"/>
          <table:table-cell table:style-name="ce3" office:value-type="string">
            <text:p>(Motschulsky, 1860)</text:p>
          </table:table-cell>
          <table:table-cell table:number-columns-repeated="2"/>
          <table:table-cell table:style-name="Default" office:value-type="string">
            <text:p>Понтийско-туранский. У воды. Волгоградская обл.: Краснослободск. Астраханская обл.: Баскунчак (Бол. Богдо), Досанг. Май-сентябрь. Не часто – отмечен под наносами на песчаных берегах в Волго-Ахтубинской пойме и на задерненном берегу пресного ручья у горы Большое Богдо. Вид описан из сопредельного с Нижним Поволжьем равнинного Дагестана (Motschulsky, 1860), широко распространен в Средней Азии, Закавказье и в ряде прилегающих районов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15">
            <text:p>215</text:p>
          </table:table-cell>
          <table:table-cell table:style-name="ce3" office:value-type="string">
            <text:p>Rabigus fomitschevi</text:p>
          </table:table-cell>
          <table:table-cell table:style-name="ce3"/>
          <table:table-cell table:style-name="ce3" office:value-type="string">
            <text:p>Khachikov, 2005</text:p>
          </table:table-cell>
          <table:table-cell table:number-columns-repeated="2"/>
          <table:table-cell table:style-name="Default" office:value-type="string">
            <text:p>Собран в почвенные ловушки. Калмыкия: Троицкое. Требует дополнительного изучения, возможно – новый для науки вид (собраны только самки, для окончательного решения необходимо исследование эдеагусов самцов)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16">
            <text:p>216</text:p>
          </table:table-cell>
          <table:table-cell table:style-name="ce3" office:value-type="string">
            <text:p>Gabrius osseticus</text:p>
          </table:table-cell>
          <table:table-cell table:style-name="ce3"/>
          <table:table-cell table:style-name="ce3" office:value-type="string">
            <text:p>(Kolenati, 1846)</text:p>
          </table:table-cell>
          <table:table-cell table:number-columns-repeated="2"/>
          <table:table-cell table:style-name="Default" office:value-type="string">
            <text:p>Becker, 1861. Волгоградская обл.: Волгоград. Транспалеарктический. В лесной подстилке. Волгоградская обл.: Щербатовка, Новогригорьевская, Калач-на-Дону, Трехостровская, Волгоград (Григорова, Чапурниковская б-ки). Март-сентябрь. Обычен в подстилке байрачных лесов в крупных балках на правом берегу Волги и Дон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17">
            <text:p>217</text:p>
          </table:table-cell>
          <table:table-cell table:style-name="ce3" office:value-type="string">
            <text:p>Gabrius ravasinii</text:p>
          </table:table-cell>
          <table:table-cell table:style-name="ce3"/>
          <table:table-cell table:style-name="ce3" office:value-type="string">
            <text:p>Gridelli, 1920</text:p>
          </table:table-cell>
          <table:table-cell table:number-columns-repeated="2"/>
          <table:table-cell table:style-name="Default" office:value-type="string">
            <text:p>Европейско-средиземноморский. Волгоградская обл.: дол. Р. Бол. Голубая (Голубинский 2-й). 1. V. 98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18">
            <text:p>218</text:p>
          </table:table-cell>
          <table:table-cell table:style-name="ce3" office:value-type="string">
            <text:p>Gabrius subnigritulus</text:p>
          </table:table-cell>
          <table:table-cell table:style-name="ce3"/>
          <table:table-cell table:style-name="ce3" office:value-type="string">
            <text:p>Joy, 1913</text:p>
          </table:table-cell>
          <table:table-cell table:number-columns-repeated="2"/>
          <table:table-cell table:style-name="Default" office:value-type="string">
            <text:p>Западнопалеарктический. В лесной подстилке. Волгоградская обл.: Щербатовка, Волгоград (Григорова б-ка), Тингута. Май-сентябрь. Редок, отмечен лишь в байрачных лес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19">
            <text:p>219</text:p>
          </table:table-cell>
          <table:table-cell table:style-name="ce3" office:value-type="string">
            <text:p>Gabrius suffragani</text:p>
          </table:table-cell>
          <table:table-cell table:style-name="ce3"/>
          <table:table-cell table:style-name="ce3" office:value-type="string">
            <text:p>Joy, 1913</text:p>
          </table:table-cell>
          <table:table-cell table:number-columns-repeated="2"/>
          <table:table-cell table:style-name="Default" office:value-type="string">
            <text:p>Европейский. У воды. Волгоградская обл.: Краснослободск, Трехостровская, Волгоград (Сарепта), Калач-на-Дону, Котлубань. Астраханская обл.: Баскунчак (Бол. Богдо), Досанг. Обычен на открытых, прогреваемых берегах среди растительности и органических остатков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20">
            <text:p>220</text:p>
          </table:table-cell>
          <table:table-cell table:style-name="ce3" office:value-type="string">
            <text:p>Ocypus nitens</text:p>
          </table:table-cell>
          <table:table-cell table:style-name="ce3"/>
          <table:table-cell table:style-name="ce3" office:value-type="string">
            <text:p>(Schrank, 1781)</text:p>
          </table:table-cell>
          <table:table-cell table:number-columns-repeated="2"/>
          <table:table-cell table:style-name="Default" office:value-type="string">
            <text:p>Транспалеарктический. В лесной подстилке и растит. остатках. Волгоградская обл.: Суровикино, Калач-на-Дону, Котлубань, Водный, Волгоград (Мамаев курган). Апрель-сентябрь. Нередок в различных биотопах, в том числе агроценозах и искусственных лесонасаждениях. По-видимому, данный вид, а также следующий неверно определялись как Ocypus olens O. Mueller, 1764, распространенный в Средней и Западной Европе. Указания последнего вида (включенного в Красную Книгу) для Европейской России и, тем более, Поволжья – крайне сомнительны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21">
            <text:p>221</text:p>
          </table:table-cell>
          <table:table-cell table:style-name="ce3" office:value-type="string">
            <text:p>Ocypus ophthalmicus</text:p>
          </table:table-cell>
          <table:table-cell table:style-name="ce3"/>
          <table:table-cell table:style-name="ce3" office:value-type="string">
            <text:p>(Scopoli, 1763)</text:p>
          </table:table-cell>
          <table:table-cell table:number-columns-repeated="2"/>
          <table:table-cell table:style-name="Default" office:value-type="string">
            <text:p>Европейский. В лесной подстилке. Волгоградская обл.: Бол. Голубая, Волгоград (Гумрак). 7. VII. 94. Редок, отмечен в лесной подстилке и на лугу под камнями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22">
            <text:p>222</text:p>
          </table:table-cell>
          <table:table-cell table:style-name="ce3" office:value-type="string">
            <text:p>Ocypus picipennis picipennis</text:p>
          </table:table-cell>
          <table:table-cell table:style-name="ce3"/>
          <table:table-cell table:style-name="ce3" office:value-type="string">
            <text:p>(Fabricius, 1793)</text:p>
          </table:table-cell>
          <table:table-cell table:number-columns-repeated="2"/>
          <table:table-cell table:style-name="Default" office:value-type="string">
            <text:p>Хачиков, 1997 (Калмыкия: <text:s/>Прудовый). Транспалеарктический. В лесной подстилке и растит. остатках. Волгоградская обл.: Котлубань, Водный, Краснослободск. Астраханская обл.: Баскунчак (Бол. Богдо). Июнь, июль. Не част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23">
            <text:p>223</text:p>
          </table:table-cell>
          <table:table-cell table:style-name="ce3" office:value-type="string">
            <text:p>Ocypus picipennis fallaciosus</text:p>
          </table:table-cell>
          <table:table-cell table:style-name="ce3"/>
          <table:table-cell table:style-name="ce3" office:value-type="string">
            <text:p>(G. Mueller, 1926)</text:p>
          </table:table-cell>
          <table:table-cell table:number-columns-repeated="2"/>
          <table:table-cell table:style-name="Default" office:value-type="string">
            <text:p>Распространение слабо изучено (известен из Ср. и Ю. Европы); статус требует уточнения (возможно, является самостоятельным видом). Собран в наносах оз. Эльтон. Волгоградская обл.: Эльтон. <text:s/>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24">
            <text:p>224</text:p>
          </table:table-cell>
          <table:table-cell table:style-name="ce3" office:value-type="string">
            <text:p>Tasgius ater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Европейско-средиземноморский. Нам известны лишь случайные находки. Волгоградская обл.: Котлубань, Волгоград (Красноармейск). 17. VII. 91, VII. 97. Редок, отмечался на поверхности почвы и под камнями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25">
            <text:p>225</text:p>
          </table:table-cell>
          <table:table-cell table:style-name="ce3" office:value-type="string">
            <text:p>Tasgius gracilicornis</text:p>
          </table:table-cell>
          <table:table-cell table:style-name="ce3"/>
          <table:table-cell table:style-name="ce3" office:value-type="string">
            <text:p>(Hochhuth, 1849)</text:p>
          </table:table-cell>
          <table:table-cell table:number-columns-repeated="2"/>
          <table:table-cell table:style-name="Default" office:value-type="string">
            <text:p>Хачиков, 1997 (Калмыкия: М. Дербеты). Понтийско-туранский. . Нами не найден. Вид широко распространен в Закавказье, Иране, Турции. Распространение в Нижнем Поволжье требует уточнения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26">
            <text:p>226</text:p>
          </table:table-cell>
          <table:table-cell table:style-name="ce3" office:value-type="string">
            <text:p>Tasgius inderiensis</text:p>
          </table:table-cell>
          <table:table-cell table:style-name="ce3"/>
          <table:table-cell table:style-name="ce3" office:value-type="string">
            <text:p>(Motschulsky, 1845)</text:p>
          </table:table-cell>
          <table:table-cell table:number-columns-repeated="2"/>
          <table:table-cell table:style-name="Default" office:value-type="string">
            <text:p>Понтийско-туранский. Нам известна лишь случайная находка (В наносах оз. Эльтон). Волгоградская обл.: Эльтон. 16. 04. 94. Единичная находка. Распространение и экологические особенности вида требует уточнения. Помимо данной находки, известно лишь типовое местонахождение (оз. Индер, Казахстан – Motschulsky, 1845) и более позднее указание автором описания вида для Туркмении (Motschulsky, 1858)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27">
            <text:p>227</text:p>
          </table:table-cell>
          <table:table-cell table:style-name="ce3" office:value-type="string">
            <text:p>Tasgius melanarius</text:p>
          </table:table-cell>
          <table:table-cell table:style-name="ce3"/>
          <table:table-cell table:style-name="ce3" office:value-type="string">
            <text:p>(Heer, 1839)</text:p>
          </table:table-cell>
          <table:table-cell table:number-columns-repeated="2"/>
          <table:table-cell table:style-name="Default" office:value-type="string">
            <text:p>Европейско-средиземноморский. В лесной подстилке и у воды. Волгоградская обл.: Щербатовка, Трехостровская, Волгоград (Сарепта). Май - сентябрь. Не часто, в довольно разнообразных условиях, но чаще в разлагающейся подстилке под деревьями и под растительными остатками у воды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28">
            <text:p>228</text:p>
          </table:table-cell>
          <table:table-cell table:style-name="ce3" office:value-type="string">
            <text:p>Tasgius falcifer</text:p>
          </table:table-cell>
          <table:table-cell table:style-name="ce3"/>
          <table:table-cell table:style-name="ce3" office:value-type="string">
            <text:p>(Nordmann, 1837)</text:p>
          </table:table-cell>
          <table:table-cell table:number-columns-repeated="2"/>
          <table:table-cell table:style-name="Default" office:value-type="string">
            <text:p>Тихомирова, 1973 (Нижняя Волга). Европейско-средиземноморский. У воды. Волгоградская обл.: Волгоград, Краснослободск, Эльтон. Апрель-июнь. Не часто, на открытых, прогреваемых берегах различных водоемов, в том числе засоленны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29">
            <text:p>229</text:p>
          </table:table-cell>
          <table:table-cell table:style-name="ce3" office:value-type="string">
            <text:p>Tasgius pliginskii</text:p>
          </table:table-cell>
          <table:table-cell table:style-name="ce3"/>
          <table:table-cell table:style-name="ce3" office:value-type="string">
            <text:p>(Bernhauer, 1915)</text:p>
          </table:table-cell>
          <table:table-cell table:number-columns-repeated="2"/>
          <table:table-cell table:style-name="Default" office:value-type="string">
            <text:p>Понтийский. На солончаках. Волгоградская обл.: Волгоград (Сарепта). 22. VIII. 94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30">
            <text:p>230</text:p>
          </table:table-cell>
          <table:table-cell table:style-name="ce3" office:value-type="string">
            <text:p>Tasgius solskyi</text:p>
          </table:table-cell>
          <table:table-cell table:style-name="ce3"/>
          <table:table-cell table:style-name="ce3" office:value-type="string">
            <text:p>(Fauvel, 1875)</text:p>
          </table:table-cell>
          <table:table-cell table:number-columns-repeated="2"/>
          <table:table-cell table:style-name="Default" office:value-type="string">
            <text:p>Понтийско-туранский. Нам известна лишь случайная находка. Волгоградская обл.: Волгоград (Сарепта). Единичная находка на солончаке на поверхности почвы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31">
            <text:p>231</text:p>
          </table:table-cell>
          <table:table-cell table:style-name="ce3" office:value-type="string">
            <text:p>Platydracus stercorarius</text:p>
          </table:table-cell>
          <table:table-cell table:style-name="ce3"/>
          <table:table-cell table:style-name="ce3" office:value-type="string">
            <text:p>(Olivier, 1795)</text:p>
          </table:table-cell>
          <table:table-cell table:number-columns-repeated="2"/>
          <table:table-cell table:style-name="Default" office:value-type="string">
            <text:p>Транспалеарктический. В лесной подстилке и в орошаемом агроландшафте. Волгоградская обл.: Котлубань, Волгоград (Григорова балка). VI. 96, 6. X. 96. Единичные находки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32">
            <text:p>232</text:p>
          </table:table-cell>
          <table:table-cell table:style-name="ce3" office:value-type="string">
            <text:p>Staphylinus caesareus</text:p>
          </table:table-cell>
          <table:table-cell table:style-name="ce3"/>
          <table:table-cell table:style-name="ce3" office:value-type="string">
            <text:p>Cederhjelm, 1798</text:p>
          </table:table-cell>
          <table:table-cell table:number-columns-repeated="2"/>
          <table:table-cell table:style-name="Default" office:value-type="string">
            <text:p>Голарктический. В различных влажных местообитаниях. Волгоградская обл.: Щербатовка, Трехостровская, Калач-на-Дону, Водный, Волгоград (Григорова балка, Гумрак), Тингута. Апрель - август. Обычен в самых различных местах (включая агроценозы), но наиболее обычен в лесах. Часто в подстилке, растительных остатках, под камнями и т.п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33">
            <text:p>233</text:p>
          </table:table-cell>
          <table:table-cell table:style-name="ce3" office:value-type="string">
            <text:p>Staphylinus erythropterus</text:p>
          </table:table-cell>
          <table:table-cell table:style-name="ce3"/>
          <table:table-cell table:style-name="ce3" office:value-type="string">
            <text:p>Linnaeus, 1758</text:p>
          </table:table-cell>
          <table:table-cell table:number-columns-repeated="2"/>
          <table:table-cell table:style-name="Default" office:value-type="string">
            <text:p>Голарктический. В различных влажных местообитаниях. Волгоградская обл.: Щербатовка, Бол. Голубая, Калач-на-Дону, Котлубань, Водный, Винновка, Волгоград (Григорова балка). Апрель - сентябрь. Обычен, как правило, встречается вместе с предыдущим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34">
            <text:p>234</text:p>
          </table:table-cell>
          <table:table-cell table:style-name="ce3" office:value-type="string">
            <text:p>Emus hirtus</text:p>
          </table:table-cell>
          <table:table-cell table:style-name="ce3"/>
          <table:table-cell table:style-name="ce3" office:value-type="string">
            <text:p>(Linnaeus, 1758)</text:p>
          </table:table-cell>
          <table:table-cell table:number-columns-repeated="2"/>
          <table:table-cell table:style-name="Default" office:value-type="string">
            <text:p>Европейско-средиземноморский. Копробионт (в регионе известен по 1 экз. из наносов оз. Эльтон). Волгоградская обл.: Эльтон. Единичная находка. Распространение вида в регионе требует уточнения. В целом в Европейской России рассматриваемый вид нередок, но весьма спорадиче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35">
            <text:p>235</text:p>
          </table:table-cell>
          <table:table-cell table:style-name="ce3" office:value-type="string">
            <text:p>Ontholestes murinus</text:p>
          </table:table-cell>
          <table:table-cell table:style-name="ce3"/>
          <table:table-cell table:style-name="ce3" office:value-type="string">
            <text:p>(Linnaeus, 1758)</text:p>
          </table:table-cell>
          <table:table-cell table:number-columns-repeated="2"/>
          <table:table-cell table:style-name="Default" office:value-type="string">
            <text:p>Транспалеарктический. В навозе и на падали. Волгоградская обл.: Щербатовка, Новогригорьевская, Котлубань, Волгоград (Григорова балка), Краснослободск. Астраханская обл.: Баскунчак (Бол. Богдо), Досанг. Май - август. Обычен на пастбищах в открытых ландшафтах. Жуки нередко держатся на поверхности навоза, охотясь на му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36">
            <text:p>236</text:p>
          </table:table-cell>
          <table:table-cell table:style-name="ce3" office:value-type="string">
            <text:p>Physetops tataricus</text:p>
          </table:table-cell>
          <table:table-cell table:style-name="ce3"/>
          <table:table-cell table:style-name="ce3" office:value-type="string">
            <text:p>(Pallas, 1773)</text:p>
          </table:table-cell>
          <table:table-cell table:number-columns-repeated="2"/>
          <table:table-cell table:style-name="Default" office:value-type="string">
            <text:p>Средиземноморско-туранский. Образ жизни не изучен, вероятно, обитает в песчаной пустыне под корнями кустарников. В регионе известен по сборам на свет и из наносов соленых озер. Волгоградская обл.: Эльтон. Астраханская обл.: Баскунчак (Бол. Богдо), Досанг. Июль. Известен по единичным находкам, хотя, вероятно, нередок в песчаных пустыня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taphylinini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Creophilus maxillosus</text:p>
          </table:table-cell>
          <table:table-cell table:style-name="ce3"/>
          <table:table-cell table:style-name="ce3" office:value-type="string">
            <text:p>(Linnaeus, 1758)</text:p>
          </table:table-cell>
          <table:table-cell table:number-columns-repeated="2"/>
          <table:table-cell table:style-name="Default" office:value-type="string">
            <text:p>Голарктический. На падали. Волгоградская обл.: Новогригорьевская, Котлубань, Волгоград (Григорова балка), Эльтон. Апрель - июнь. Нередок, жуки и личинки обитают на крупной падали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Quediini</text:p>
          </table:table-cell>
          <table:table-cell table:style-name="ce3" office:value-type="float" office:value="238">
            <text:p>238</text:p>
          </table:table-cell>
          <table:table-cell table:style-name="ce3" office:value-type="string">
            <text:p>Heterothops balthasari</text:p>
          </table:table-cell>
          <table:table-cell table:style-name="ce3"/>
          <table:table-cell table:style-name="ce3" office:value-type="string">
            <text:p>Smetana, 1967</text:p>
          </table:table-cell>
          <table:table-cell table:number-columns-repeated="2"/>
          <table:table-cell table:style-name="Default" office:value-type="string">
            <text:p>Хачиков, 1998 (Волгоградская обл.: Эльтон; Астраханская обл.: Богдо). Восточноевропейский. В норах Citellus pygmaeus (нам известен лишь по экз. колл. ЗИН РАН). Волгоградская обл.: Ляпичев. Описан из Чехии (Smetana, 1967), вероятно, широко распространен – границы ареала требуют уточнения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Quediini</text:p>
          </table:table-cell>
          <table:table-cell table:style-name="ce3" office:value-type="float" office:value="239">
            <text:p>239</text:p>
          </table:table-cell>
          <table:table-cell table:style-name="ce3" office:value-type="string">
            <text:p>Heterothops dissimili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Хачиков, 1998 (Волгоградская обл.: Эльтон; Астраханская обл.: Богдо; Калмыкия: Садовое). Транспалеарктический. В лесной подстилке и растительных остатках. Волгоградская обл.: Щербатовка, Калач-на-Дону, Волгоград (Гумрак, Мамаев курган, Григорова балка). Астраханская обл.: Баскунчак (Бол. Богдо). Апрель - август. Обычен в подстилке в лесах различного типа, включая искусственные лесонасаждения, растительных остатках различного происхождения (в том числе в агроценозах)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Quediini</text:p>
          </table:table-cell>
          <table:table-cell table:style-name="ce3" office:value-type="float" office:value="240">
            <text:p>240</text:p>
          </table:table-cell>
          <table:table-cell table:style-name="ce3" office:value-type="string">
            <text:p>Heterothops niger</text:p>
          </table:table-cell>
          <table:table-cell table:style-name="ce3"/>
          <table:table-cell table:style-name="ce3" office:value-type="string">
            <text:p>Kraatz, 1868</text:p>
          </table:table-cell>
          <table:table-cell table:number-columns-repeated="2"/>
          <table:table-cell table:style-name="Default" office:value-type="string">
            <text:p>Киршенблат, 1937 (Сталинградская обл., Калмыцкая АССР). Европейский. В норах грызунов. . Нами не найден. В коллекции Киршенблатта (ЗИН РАН) экземпляры данного вида не обнаружены. Вид широко распространен в пределах Европы, однако восточная граница ареала не вполне ясна. Указание нуждается в подтверждении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Quediini</text:p>
          </table:table-cell>
          <table:table-cell table:style-name="ce3" office:value-type="float" office:value="241">
            <text:p>241</text:p>
          </table:table-cell>
          <table:table-cell table:style-name="ce3" office:value-type="string">
            <text:p>Heterothops nigerrimus</text:p>
          </table:table-cell>
          <table:table-cell table:style-name="ce3"/>
          <table:table-cell table:style-name="ce3" office:value-type="string">
            <text:p>Bernhauer, 1914</text:p>
          </table:table-cell>
          <table:table-cell table:number-columns-repeated="2"/>
          <table:table-cell table:style-name="Default" office:value-type="string">
            <text:p>Тихомирова, 1973 (Н. Волга). Понтийско - туранский. . Нами не найден. Описан из Таджикистана (Bernhauer, 1914), вероятно, широко распространен в Центральной Азии. Нахождение вида в Нижнем Поволжье требует подтверждения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Quediini</text:p>
          </table:table-cell>
          <table:table-cell table:style-name="ce3" office:value-type="float" office:value="242">
            <text:p>242</text:p>
          </table:table-cell>
          <table:table-cell table:style-name="ce3" office:value-type="string">
            <text:p>Heterothops tenuiventris</text:p>
          </table:table-cell>
          <table:table-cell table:style-name="ce3"/>
          <table:table-cell table:style-name="ce3" office:value-type="string">
            <text:p>Kirschenblatt, 1937</text:p>
          </table:table-cell>
          <table:table-cell table:number-columns-repeated="2"/>
          <table:table-cell table:style-name="Default" office:value-type="string">
            <text:p>Понтийско - туранский. В норах Citellus pygmaeus (нам известен лишь по экз. колл. ЗИН РАН). Волгоградская обл.: Ляпичев, Котельниково. Будучи описанным в 1937 году из Западного Казахстана (Киршенблат, 1937), данный вид не упоминался и не рассматривался большинством специалистов (в частности, отсутствует в каталоге Германа – Herman, 2001). Изучение типового материала позволило уточнить статус вида (Grebennikov, 2002). Распространение вида нуждается в уточнении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Quediini</text:p>
          </table:table-cell>
          <table:table-cell table:style-name="ce3" office:value-type="float" office:value="243">
            <text:p>243</text:p>
          </table:table-cell>
          <table:table-cell table:style-name="ce3" office:value-type="string">
            <text:p>Quedius balticus</text:p>
          </table:table-cell>
          <table:table-cell table:style-name="ce3"/>
          <table:table-cell table:style-name="ce3" office:value-type="string">
            <text:p>Korge, 1960</text:p>
          </table:table-cell>
          <table:table-cell table:number-columns-repeated="2"/>
          <table:table-cell table:style-name="Default" office:value-type="string">
            <text:p>Европейский. У воды в тростниках. Волгоградская обл.: Водный, Тингута. 9. V, 11. IX. 99. Единичные находки. Вид широко распространен в Средней Европе (Herman, 2001), однако восточная граница требует уточнения (помимо Нижнего Поволжья известен в Европейской России лишь в Ростовской области)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Quediini</text:p>
          </table:table-cell>
          <table:table-cell table:style-name="ce3" office:value-type="float" office:value="244">
            <text:p>244</text:p>
          </table:table-cell>
          <table:table-cell table:style-name="ce3" office:value-type="string">
            <text:p>Quedius fulgidus</text:p>
          </table:table-cell>
          <table:table-cell table:style-name="ce3"/>
          <table:table-cell table:style-name="ce3" office:value-type="string">
            <text:p>(Fabricius, 1793)</text:p>
          </table:table-cell>
          <table:table-cell table:number-columns-repeated="2"/>
          <table:table-cell table:style-name="Default" office:value-type="string">
            <text:p>Хачиков, 1998 (Волгоградская обл.: Фролово; Астраханская обл.: Баскунчак). Космополит. Единичная случайная находка в карстовой пещере. Астраханская обл.: Баскунчак (Белая балка). 9. V. 91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Quediini</text:p>
          </table:table-cell>
          <table:table-cell table:style-name="ce3" office:value-type="float" office:value="245">
            <text:p>245</text:p>
          </table:table-cell>
          <table:table-cell table:style-name="ce3" office:value-type="string">
            <text:p>Quedius puncticollis</text:p>
          </table:table-cell>
          <table:table-cell table:style-name="ce3"/>
          <table:table-cell table:style-name="ce3" office:value-type="string">
            <text:p>C. Thompson, 1867</text:p>
          </table:table-cell>
          <table:table-cell table:number-columns-repeated="2"/>
          <table:table-cell table:style-name="Default" office:value-type="string">
            <text:p>Европейский. Единичная случайная находка. Волгоградская обл.: Волгоград (Григорова балка). 11. IX. 99. Единичная находка. Широко распространенный в Европе вид, отмечается в различных местообитания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Quediini</text:p>
          </table:table-cell>
          <table:table-cell table:style-name="ce3" office:value-type="float" office:value="246">
            <text:p>246</text:p>
          </table:table-cell>
          <table:table-cell table:style-name="ce3" office:value-type="string">
            <text:p>Quedius limbatus</text:p>
          </table:table-cell>
          <table:table-cell table:style-name="ce3"/>
          <table:table-cell table:style-name="ce3" office:value-type="string">
            <text:p>Heer, 1839</text:p>
          </table:table-cell>
          <table:table-cell table:number-columns-repeated="2"/>
          <table:table-cell table:style-name="Default" office:value-type="string">
            <text:p>Западнопалеарктический. В лесной подстилке. Волгоградская обл.: Щербатовка, Калач-на-Дону, Волгоград (Григорова балка). Апрель - август. Нередок в байрачных лесах по правому берегу Волги и Дон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Quediini</text:p>
          </table:table-cell>
          <table:table-cell table:style-name="ce3" office:value-type="float" office:value="247">
            <text:p>247</text:p>
          </table:table-cell>
          <table:table-cell table:style-name="ce3" office:value-type="string">
            <text:p>Quedius umbrinus</text:p>
          </table:table-cell>
          <table:table-cell table:style-name="ce3"/>
          <table:table-cell table:style-name="ce3" office:value-type="string">
            <text:p>Erichson, 1839</text:p>
          </table:table-cell>
          <table:table-cell table:number-columns-repeated="2"/>
          <table:table-cell table:style-name="Default" office:value-type="string">
            <text:p>Европейско-средиземноморский. В лесной подстилке. Волгоградская обл.: Щербатовка, Волгоград (Григорова балка). 15. VII, 6. IX. 96. Не часто, отмечен лишь в байрачных лес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Quediini</text:p>
          </table:table-cell>
          <table:table-cell table:style-name="ce3" office:value-type="float" office:value="248">
            <text:p>248</text:p>
          </table:table-cell>
          <table:table-cell table:style-name="ce3" office:value-type="string">
            <text:p>Quedius scintillans</text:p>
          </table:table-cell>
          <table:table-cell table:style-name="ce3"/>
          <table:table-cell table:style-name="ce3" office:value-type="string">
            <text:p>(Gravenhorst, 1806)</text:p>
          </table:table-cell>
          <table:table-cell table:number-columns-repeated="2"/>
          <table:table-cell table:style-name="Default" office:value-type="string">
            <text:p>Хачиков, 1998 (Калмыкия: Прудовый). Западнопалеарктический. . Нами не найде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Quediini</text:p>
          </table:table-cell>
          <table:table-cell table:style-name="ce3" office:value-type="float" office:value="249">
            <text:p>249</text:p>
          </table:table-cell>
          <table:table-cell table:style-name="ce3" office:value-type="string">
            <text:p>Acylophorus glaberrimus</text:p>
          </table:table-cell>
          <table:table-cell table:style-name="ce3"/>
          <table:table-cell table:style-name="ce3" office:value-type="string">
            <text:p>(Herbst, 1784)</text:p>
          </table:table-cell>
          <table:table-cell table:number-columns-repeated="2"/>
          <table:table-cell table:style-name="Default" office:value-type="string">
            <text:p>Европейско-средиземноморский. У воды - единичная <text:s/>находка. Волгоградская обл.: Водный. 18. VI. 96. Единичная находка в тростниках у Варваровского водохранилищ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Quediini</text:p>
          </table:table-cell>
          <table:table-cell table:style-name="ce3" office:value-type="float" office:value="250">
            <text:p>250</text:p>
          </table:table-cell>
          <table:table-cell table:style-name="ce3" office:value-type="string">
            <text:p>Velleius dilatatus</text:p>
          </table:table-cell>
          <table:table-cell table:style-name="ce3"/>
          <table:table-cell table:style-name="ce3" office:value-type="string">
            <text:p>(Fabricius, 1787)</text:p>
          </table:table-cell>
          <table:table-cell table:number-columns-repeated="2"/>
          <table:table-cell table:style-name="Default" office:value-type="string">
            <text:p>Транспалеарктический. По литературным данным, развивается в гнездах шершней (Vespa crabro: Hymenoptera, Vespidae); собран на вытекающем соке деревьев. Волгоградская обл.: Щербаковская б-ка. VII. 2001. Возможно, нередок, однако в связи с особенностями биологии трудно собираем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Mycetoporini</text:p>
          </table:table-cell>
          <table:table-cell table:style-name="ce3" office:value-type="float" office:value="251">
            <text:p>251</text:p>
          </table:table-cell>
          <table:table-cell table:style-name="ce3" office:value-type="string">
            <text:p>Mycetoporus baudueri</text:p>
          </table:table-cell>
          <table:table-cell table:style-name="ce3"/>
          <table:table-cell table:style-name="ce3" office:value-type="string">
            <text:p>Mulsant et Rey, 1875</text:p>
          </table:table-cell>
          <table:table-cell table:number-columns-repeated="2"/>
          <table:table-cell table:style-name="Default" office:value-type="string">
            <text:p>Европейско-средиземноморский. Единичная случайная находка. Волгоградская обл.: Волгоград (Мамаев курган). 25. V - 5. VI. 91. Единичная находка в исскуственных лесонасаждения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Mycetoporini</text:p>
          </table:table-cell>
          <table:table-cell table:style-name="ce3" office:value-type="float" office:value="252">
            <text:p>252</text:p>
          </table:table-cell>
          <table:table-cell table:style-name="ce3" office:value-type="string">
            <text:p>Mycetoporus bimaculatus</text:p>
          </table:table-cell>
          <table:table-cell table:style-name="ce3"/>
          <table:table-cell table:style-name="ce3" office:value-type="string">
            <text:p>Lacordaire, 1835</text:p>
          </table:table-cell>
          <table:table-cell table:number-columns-repeated="2"/>
          <table:table-cell table:style-name="Default" office:value-type="string">
            <text:p>Европейско-средиземноморский. Единичная случайная находка. Волгоградская обл.: Волгоград (Ангарский). 21. VI. 91. Единичная находка в почвенных ловушках Барбер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Mycetoporini</text:p>
          </table:table-cell>
          <table:table-cell table:style-name="ce3" office:value-type="float" office:value="253">
            <text:p>253</text:p>
          </table:table-cell>
          <table:table-cell table:style-name="ce3" office:value-type="string">
            <text:p>Ischnosoma splendidum</text:p>
          </table:table-cell>
          <table:table-cell table:style-name="ce3"/>
          <table:table-cell table:style-name="ce3" office:value-type="string">
            <text:p>(Gravenhorst, 1806)</text:p>
          </table:table-cell>
          <table:table-cell table:number-columns-repeated="2"/>
          <table:table-cell table:style-name="Default" office:value-type="string">
            <text:p>Голарктический. В лесной подстилке. Волгоградская обл.: Щербатовка, Кременская, Калач-на-Дону, Волгоград (Григорова балка). Май - октябрь. Обычен в байрачных лес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Mycetoporini</text:p>
          </table:table-cell>
          <table:table-cell table:style-name="ce3" office:value-type="float" office:value="254">
            <text:p>254</text:p>
          </table:table-cell>
          <table:table-cell table:style-name="ce3" office:value-type="string">
            <text:p>Bolitobius castaneus</text:p>
          </table:table-cell>
          <table:table-cell table:style-name="ce3"/>
          <table:table-cell table:style-name="ce3" office:value-type="string">
            <text:p>(Stephens, 1789)</text:p>
          </table:table-cell>
          <table:table-cell table:number-columns-repeated="2"/>
          <table:table-cell table:style-name="Default" office:value-type="string">
            <text:p>Голарктический. Единичные случайные находки. Волгоградская обл.: Водный, Волгоград (Григорова балка). VIII. 91, 24. V. 96. Единичные находки под камнями и т.п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Mycetoporini</text:p>
          </table:table-cell>
          <table:table-cell table:style-name="ce3"/>
          <table:table-cell table:style-name="ce3" office:value-type="string">
            <text:p>Carphacis striatus</text:p>
          </table:table-cell>
          <table:table-cell table:style-name="ce3"/>
          <table:table-cell table:style-name="ce3" office:value-type="string">
            <text:p>(Olivier, 1795)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Mycetoporini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Lordithon lunulatus</text:p>
          </table:table-cell>
          <table:table-cell table:style-name="ce3"/>
          <table:table-cell table:style-name="ce3" office:value-type="string">
            <text:p>(Linnaeus, 1760)</text:p>
          </table:table-cell>
          <table:table-cell table:number-columns-repeated="2"/>
          <table:table-cell table:style-name="Default" office:value-type="string">
            <text:p>Европейско-сибирский. В грибах. Волгоградская обл.: Щербатовка. 14 - 15. VII. 96. Единичная находка в древесных гриб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Mycetoporini</text:p>
          </table:table-cell>
          <table:table-cell table:style-name="ce3" office:value-type="float" office:value="256">
            <text:p>256</text:p>
          </table:table-cell>
          <table:table-cell table:style-name="ce3" office:value-type="string">
            <text:p>Lordithon pulchellus</text:p>
          </table:table-cell>
          <table:table-cell table:style-name="ce3"/>
          <table:table-cell table:style-name="ce3" office:value-type="string">
            <text:p>(Mannerheim, 1830)</text:p>
          </table:table-cell>
          <table:table-cell table:number-columns-repeated="2"/>
          <table:table-cell table:style-name="Default" office:value-type="string">
            <text:p>Хачиков, 1998 (Волгоград). Европейско-сибирский. В грибах. Волгоградская обл.: Краснослободск. 3. VI. 94. Единичная находка в древесных гриб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Mycetoporini</text:p>
          </table:table-cell>
          <table:table-cell table:style-name="ce3" office:value-type="float" office:value="257">
            <text:p>257</text:p>
          </table:table-cell>
          <table:table-cell table:style-name="ce3" office:value-type="string">
            <text:p>Lordithon thoracicus</text:p>
          </table:table-cell>
          <table:table-cell table:style-name="ce3"/>
          <table:table-cell table:style-name="ce3" office:value-type="string">
            <text:p>(Fabricius, 1777)</text:p>
          </table:table-cell>
          <table:table-cell table:number-columns-repeated="2"/>
          <table:table-cell table:style-name="Default" office:value-type="string">
            <text:p>Голарктический. В грибах. Волгоградская обл.: Щербатовка, Волгоград (Григорова балка). Май - июль. Нередок в различных грибах, чаще древесны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achyporini</text:p>
          </table:table-cell>
          <table:table-cell table:style-name="ce3" office:value-type="float" office:value="258">
            <text:p>258</text:p>
          </table:table-cell>
          <table:table-cell table:style-name="ce3" office:value-type="string">
            <text:p>Sepedophilus bipunctatu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Европейско-средиземноморский. Единичная находка. Волгоградская обл.: Волгоград (Григорова балка). 29. VI. 96. Единичная находка под корой мертвого дерев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achyporini</text:p>
          </table:table-cell>
          <table:table-cell table:style-name="ce3" office:value-type="float" office:value="259">
            <text:p>259</text:p>
          </table:table-cell>
          <table:table-cell table:style-name="ce3" office:value-type="string">
            <text:p>Sepedophilus immaculatus</text:p>
          </table:table-cell>
          <table:table-cell table:style-name="ce3"/>
          <table:table-cell table:style-name="ce3" office:value-type="string">
            <text:p>(Stephens, 1832)</text:p>
          </table:table-cell>
          <table:table-cell table:number-columns-repeated="2"/>
          <table:table-cell table:style-name="Default" office:value-type="string">
            <text:p>Транспалеарктический. В лесной подстилке. Волгоградская обл.: Щербатовка, Калач-на-Дону, Волгоград (Григорова балка). Август - октябрь. Нередок в байрачных лес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achyporini</text:p>
          </table:table-cell>
          <table:table-cell table:style-name="ce3" office:value-type="float" office:value="260">
            <text:p>260</text:p>
          </table:table-cell>
          <table:table-cell table:style-name="ce3" office:value-type="string">
            <text:p>Sepedophilus marshami</text:p>
          </table:table-cell>
          <table:table-cell table:style-name="ce3"/>
          <table:table-cell table:style-name="ce3" office:value-type="string">
            <text:p>(Stephens, 1832)</text:p>
          </table:table-cell>
          <table:table-cell table:number-columns-repeated="2"/>
          <table:table-cell table:style-name="Default" office:value-type="string">
            <text:p>Хачиков, 1998 (Астраханская обл.: Баскунчак). Европейско-средиземноморский. В лесной подстилке. Волгоградская обл.: Щербатовка, Калач-на-Дону, Трехостровская, Водный, Волгоград (Григорова балка), Краснослободск. Астраханская обл.: Баскунчак (Бол. Богдо). Апрель - сентябрь. Обычен в разлагающейся листве в лесах всех типов, включая островные группы деревьев в степи и полупустыне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achyporini</text:p>
          </table:table-cell>
          <table:table-cell table:style-name="ce3" office:value-type="float" office:value="261">
            <text:p>261</text:p>
          </table:table-cell>
          <table:table-cell table:style-name="ce3" office:value-type="string">
            <text:p>Sepedophilus obtusus</text:p>
          </table:table-cell>
          <table:table-cell table:style-name="ce3"/>
          <table:table-cell table:style-name="ce3" office:value-type="string">
            <text:p>Luze, 1902</text:p>
          </table:table-cell>
          <table:table-cell table:number-columns-repeated="2"/>
          <table:table-cell table:style-name="Default" office:value-type="string">
            <text:p>Европейско-средиземноморский. В лесной подстилке. Волгоградская обл.: Щербатовка, Калач-на-Дону. Июль - август. Нередок в байрачных лес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achyporini</text:p>
          </table:table-cell>
          <table:table-cell table:style-name="ce3" office:value-type="float" office:value="262">
            <text:p>262</text:p>
          </table:table-cell>
          <table:table-cell table:style-name="ce3" office:value-type="string">
            <text:p>Sepedophilus testaceus</text:p>
          </table:table-cell>
          <table:table-cell table:style-name="ce3"/>
          <table:table-cell table:style-name="ce3" office:value-type="string">
            <text:p>(Fabricius, 1793)</text:p>
          </table:table-cell>
          <table:table-cell table:number-columns-repeated="2"/>
          <table:table-cell table:style-name="Default" office:value-type="string">
            <text:p>Транспалеарктический. Под корой деревьев. Волгоградская обл.: Калач-на-Дону, Водный, Волгоград (Григорова балка). Апрель, июнь. Редок, чаще в байрачных лес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achyporini</text:p>
          </table:table-cell>
          <table:table-cell table:style-name="ce3" office:value-type="float" office:value="263">
            <text:p>263</text:p>
          </table:table-cell>
          <table:table-cell table:style-name="ce3" office:value-type="string">
            <text:p>Tachyporus abdominalis</text:p>
          </table:table-cell>
          <table:table-cell table:style-name="ce3"/>
          <table:table-cell table:style-name="ce3" office:value-type="string">
            <text:p>(Fabricius, 1781)</text:p>
          </table:table-cell>
          <table:table-cell table:number-columns-repeated="2"/>
          <table:table-cell table:style-name="Default" office:value-type="string">
            <text:p>Транспалеарктический. В лесной подстилке. Волгоградская обл.: Щербатовка, Качалино, Калач-на-Дону. Июль - сентябрь. Нередок в байрачных лесах вдоль правого берега Волги и Дон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achyporini</text:p>
          </table:table-cell>
          <table:table-cell table:style-name="ce3" office:value-type="float" office:value="264">
            <text:p>264</text:p>
          </table:table-cell>
          <table:table-cell table:style-name="ce3" office:value-type="string">
            <text:p>Tachyporus chrysomelinus</text:p>
          </table:table-cell>
          <table:table-cell table:style-name="ce3"/>
          <table:table-cell table:style-name="ce3" office:value-type="string">
            <text:p>(Linnaeus, 1758)</text:p>
          </table:table-cell>
          <table:table-cell table:number-columns-repeated="2"/>
          <table:table-cell table:style-name="Default" office:value-type="string">
            <text:p>Хачиков, 1998 (Волгоградская обл.: Эльтон; Астраханская обл.: Баскунчак). Голарктический. В различных влажных местообитаниях. Повсеместно. Апрель - сентябрь. Обычен в лесах, на лугах, у воды, в орошаемых агроценозах и т.п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achyporini</text:p>
          </table:table-cell>
          <table:table-cell table:style-name="ce3" office:value-type="float" office:value="265">
            <text:p>265</text:p>
          </table:table-cell>
          <table:table-cell table:style-name="ce3" office:value-type="string">
            <text:p>Tachyporus formosus</text:p>
          </table:table-cell>
          <table:table-cell table:style-name="ce3"/>
          <table:table-cell table:style-name="ce3" office:value-type="string">
            <text:p>A. Matthhews, 1838</text:p>
          </table:table-cell>
          <table:table-cell table:number-columns-repeated="2"/>
          <table:table-cell table:style-name="Default" office:value-type="string">
            <text:p>Западнопалеарктический. В лесной подстилке. Волгоградская обл.: Клетская, Краснослободск. 21. VI. 94, 6. VIII. 99. Единичные находки в пойме Дона 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achyporini</text:p>
          </table:table-cell>
          <table:table-cell table:style-name="ce3" office:value-type="float" office:value="266">
            <text:p>266</text:p>
          </table:table-cell>
          <table:table-cell table:style-name="ce3" office:value-type="string">
            <text:p>Tachyporus hypnorum</text:p>
          </table:table-cell>
          <table:table-cell table:style-name="ce3"/>
          <table:table-cell table:style-name="ce3" office:value-type="string">
            <text:p>(Fabricius, 1775)</text:p>
          </table:table-cell>
          <table:table-cell table:number-columns-repeated="2"/>
          <table:table-cell table:style-name="Default" office:value-type="string">
            <text:p>Хачиков, 1998 (Калмыкия: Зунда, Лысый лиман). Транспалеарктический. . Нами не найде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achyporini</text:p>
          </table:table-cell>
          <table:table-cell table:style-name="ce3" office:value-type="float" office:value="267">
            <text:p>267</text:p>
          </table:table-cell>
          <table:table-cell table:style-name="ce3" office:value-type="string">
            <text:p>Tachyporus nitidulus</text:p>
          </table:table-cell>
          <table:table-cell table:style-name="ce3"/>
          <table:table-cell table:style-name="ce3" office:value-type="string">
            <text:p>(Fabricius, 1781)</text:p>
          </table:table-cell>
          <table:table-cell table:number-columns-repeated="2"/>
          <table:table-cell table:style-name="Default" office:value-type="string">
            <text:p>Хачиков, 1998 (Волгоградская обл.: Эльтон). Голарктический. В различных влажных местообитаниях. Повсеместно. Март - октябрь. Обычен повсюду – в лесной подстилке, растительных остатках, у воды, на луг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achyporini</text:p>
          </table:table-cell>
          <table:table-cell table:style-name="ce3" office:value-type="float" office:value="268">
            <text:p>268</text:p>
          </table:table-cell>
          <table:table-cell table:style-name="ce3" office:value-type="string">
            <text:p>Tachyporus pusillus</text:p>
          </table:table-cell>
          <table:table-cell table:style-name="ce3"/>
          <table:table-cell table:style-name="ce3" office:value-type="string">
            <text:p>Gravenhorst, 1806</text:p>
          </table:table-cell>
          <table:table-cell table:number-columns-repeated="2"/>
          <table:table-cell table:style-name="Default" office:value-type="string">
            <text:p>Транспалеарктический. В различных влажных местообитаниях. Волгоградская обл.: Щербатовка, Захаровка, Краснослободск. Май - август. Не часто, отмечался в лесной подстилке и растительных остатк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achyporini</text:p>
          </table:table-cell>
          <table:table-cell table:style-name="ce3" office:value-type="float" office:value="269">
            <text:p>269</text:p>
          </table:table-cell>
          <table:table-cell table:style-name="ce3" office:value-type="string">
            <text:p>Tachinus discoideus</text:p>
          </table:table-cell>
          <table:table-cell table:style-name="ce3"/>
          <table:table-cell table:style-name="ce3" office:value-type="string">
            <text:p>Erichson, 1839</text:p>
          </table:table-cell>
          <table:table-cell table:number-columns-repeated="2"/>
          <table:table-cell table:style-name="Default" office:value-type="string">
            <text:p>Хачиков, 1998 (Калмыкия: Садовое). Западнопалеарктический. Случайные находки (б.ч. в наносах оз. Эльтон). Волгоградская обл.: Эльтон. 16. IV. 95. Единичные находки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achyporini</text:p>
          </table:table-cell>
          <table:table-cell table:style-name="ce3" office:value-type="float" office:value="270">
            <text:p>270</text:p>
          </table:table-cell>
          <table:table-cell table:style-name="ce3" office:value-type="string">
            <text:p>Tachinus signatus</text:p>
          </table:table-cell>
          <table:table-cell table:style-name="ce3"/>
          <table:table-cell table:style-name="ce3" office:value-type="string">
            <text:p>Gravenhorst, 1802</text:p>
          </table:table-cell>
          <table:table-cell table:number-columns-repeated="2"/>
          <table:table-cell table:style-name="Default" office:value-type="string">
            <text:p>Голарктический. В навозе. Волгоградская обл.: Щербатовка. 16. VII. 96. Единичная находка в навозе под пологом леса в березняке в в верховьях Щербаковской балки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Tachyporini</text:p>
          </table:table-cell>
          <table:table-cell table:style-name="ce3" office:value-type="float" office:value="271">
            <text:p>271</text:p>
          </table:table-cell>
          <table:table-cell table:style-name="ce3" office:value-type="string">
            <text:p>Cilea silphoides</text:p>
          </table:table-cell>
          <table:table-cell table:style-name="ce3"/>
          <table:table-cell table:style-name="ce3" office:value-type="string">
            <text:p>(Linnaeus, 1767)</text:p>
          </table:table-cell>
          <table:table-cell table:number-columns-repeated="2"/>
          <table:table-cell table:style-name="Default" office:value-type="string">
            <text:p>Космополит. В навозе. Волгоградская область: Котлубань. VII, VIII. Не часто, на пастбищах в полупустыне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Deinopsini</text:p>
          </table:table-cell>
          <table:table-cell table:style-name="ce3" office:value-type="float" office:value="272">
            <text:p>272</text:p>
          </table:table-cell>
          <table:table-cell table:style-name="ce3" office:value-type="string">
            <text:p>Deinopsis erosa</text:p>
          </table:table-cell>
          <table:table-cell table:style-name="ce3"/>
          <table:table-cell table:style-name="ce3" office:value-type="string">
            <text:p>Stephens, 1832</text:p>
          </table:table-cell>
          <table:table-cell table:number-columns-repeated="2"/>
          <table:table-cell table:style-name="Default" office:value-type="string">
            <text:p>Европейский. По берегам водоемов. Волгоградская обл.: Трехостровская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Myllaenini</text:p>
          </table:table-cell>
          <table:table-cell table:style-name="ce3" office:value-type="float" office:value="273">
            <text:p>273</text:p>
          </table:table-cell>
          <table:table-cell table:style-name="ce3" office:value-type="string">
            <text:p>Myllaena intermedia</text:p>
          </table:table-cell>
          <table:table-cell table:style-name="ce3"/>
          <table:table-cell table:style-name="ce3" office:value-type="string">
            <text:p>Erichson, 1839</text:p>
          </table:table-cell>
          <table:table-cell table:number-columns-repeated="2"/>
          <table:table-cell table:style-name="Default" office:value-type="string">
            <text:p>Западнопалеарктический. По берегам водоемов. Волгоградская обл.: Волгоград, Краснослободск. Астраханская обл.: Баскунчак, Досанг. Обычен у воды на задерненных, богатых растительными остатками берегах различных водоемов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Myllaenini</text:p>
          </table:table-cell>
          <table:table-cell table:style-name="ce3" office:value-type="float" office:value="274">
            <text:p>274</text:p>
          </table:table-cell>
          <table:table-cell table:style-name="ce3" office:value-type="string">
            <text:p>Myllaena sp.</text:p>
          </table:table-cell>
          <table:table-cell table:style-name="ce3" table:number-columns-repeated="2"/>
          <table:table-cell table:number-columns-repeated="2"/>
          <table:table-cell table:style-name="Default" office:value-type="string">
            <text:p>По берегам водоемов. Волгоградская обл.: Волгоград (Григорова балка). Единичная находка на берегу ручья на дне балки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Pronomaeini</text:p>
          </table:table-cell>
          <table:table-cell table:style-name="ce3" office:value-type="float" office:value="275">
            <text:p>275</text:p>
          </table:table-cell>
          <table:table-cell table:style-name="ce3" office:value-type="string">
            <text:p>Pronomaea rostrata</text:p>
          </table:table-cell>
          <table:table-cell table:style-name="ce3"/>
          <table:table-cell table:style-name="ce3" office:value-type="string">
            <text:p>Erichson, 1839</text:p>
          </table:table-cell>
          <table:table-cell table:number-columns-repeated="2"/>
          <table:table-cell table:style-name="Default" office:value-type="string">
            <text:p>Западнопалеарктический. У воды. Волгоградская обл.: Котлубань. Единичная находка на берегу р. Котлубань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Oligotini</text:p>
          </table:table-cell>
          <table:table-cell table:style-name="ce3" office:value-type="float" office:value="276">
            <text:p>276</text:p>
          </table:table-cell>
          <table:table-cell table:style-name="ce3" office:value-type="string">
            <text:p>Oligota parva</text:p>
          </table:table-cell>
          <table:table-cell table:style-name="ce3"/>
          <table:table-cell table:style-name="ce3" office:value-type="string">
            <text:p>Kraatz, 1862</text:p>
          </table:table-cell>
          <table:table-cell table:number-columns-repeated="2"/>
          <table:table-cell table:style-name="Default" office:value-type="string">
            <text:p>Европейско-средиземноморский. Единичная случайная находка. Волгоградская обл.: Котлубань. Единичный экземпляр собран во время лёт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Gygronomini</text:p>
          </table:table-cell>
          <table:table-cell table:style-name="ce3" office:value-type="float" office:value="277">
            <text:p>277</text:p>
          </table:table-cell>
          <table:table-cell table:style-name="ce3" office:value-type="string">
            <text:p>Gygronoma dimidiata</text:p>
          </table:table-cell>
          <table:table-cell table:style-name="ce3"/>
          <table:table-cell table:style-name="ce3" office:value-type="string">
            <text:p>(Gravenhorst, 1806)</text:p>
          </table:table-cell>
          <table:table-cell table:number-columns-repeated="2"/>
          <table:table-cell table:style-name="Default" office:value-type="string">
            <text:p>Транспалеарктический. По берегам водоемов, часто на растениях в пазухах листьев рогоза. Волгоградская обл.: Трехостровская. Не часто, отмечен лишь на берегах озер в пойме Дон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Gyrophaenini</text:p>
          </table:table-cell>
          <table:table-cell table:style-name="ce3" office:value-type="float" office:value="278">
            <text:p>278</text:p>
          </table:table-cell>
          <table:table-cell table:style-name="ce3" office:value-type="string">
            <text:p>Gyrophaena lucidula</text:p>
          </table:table-cell>
          <table:table-cell table:style-name="ce3"/>
          <table:table-cell table:style-name="ce3" office:value-type="string">
            <text:p>Erichson, 1839</text:p>
          </table:table-cell>
          <table:table-cell table:number-columns-repeated="2"/>
          <table:table-cell table:style-name="Default" office:value-type="string">
            <text:p>Европейско-средиземноморский. В грибах. Волгоградская обл.: Щербатовка, Краснослободск, Тумак. Нередок в грибах в байрачных и пойменных лес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Gyrophaenini</text:p>
          </table:table-cell>
          <table:table-cell table:style-name="ce3" office:value-type="float" office:value="279">
            <text:p>279</text:p>
          </table:table-cell>
          <table:table-cell table:style-name="ce3" office:value-type="string">
            <text:p>Gyrophaena joyi</text:p>
          </table:table-cell>
          <table:table-cell table:style-name="ce3"/>
          <table:table-cell table:style-name="ce3" office:value-type="string">
            <text:p>Wendeler, 1924</text:p>
          </table:table-cell>
          <table:table-cell table:number-columns-repeated="2"/>
          <table:table-cell table:style-name="Default" office:value-type="string">
            <text:p>Европейско-средиземноморский. В грибах. Волгоградская обл.: Щербатовка, Калач-на-Дону. По-видимому, нередок. Неоднократно отмечен в древесных грибах в байрачном лесу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Gyrophaenini</text:p>
          </table:table-cell>
          <table:table-cell table:style-name="ce3" office:value-type="float" office:value="280">
            <text:p>280</text:p>
          </table:table-cell>
          <table:table-cell table:style-name="ce3" office:value-type="string">
            <text:p>Gyrophaena angustata</text:p>
          </table:table-cell>
          <table:table-cell table:style-name="ce3"/>
          <table:table-cell table:style-name="ce3" office:value-type="string">
            <text:p>Stephens, 1832</text:p>
          </table:table-cell>
          <table:table-cell table:number-columns-repeated="2"/>
          <table:table-cell table:style-name="Default" office:value-type="string">
            <text:p>Западнопалеарктический. В грибах. Волгоградская обл.: Трехостровская, Сиротинская. Не часто, отмечен лишь в лесах в пойме Дон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Homalotini</text:p>
          </table:table-cell>
          <table:table-cell table:style-name="ce3" office:value-type="float" office:value="281">
            <text:p>281</text:p>
          </table:table-cell>
          <table:table-cell table:style-name="ce3" office:value-type="string">
            <text:p>Homalota plana</text:p>
          </table:table-cell>
          <table:table-cell table:style-name="ce3"/>
          <table:table-cell table:style-name="ce3" office:value-type="string">
            <text:p>Gyllenhal, 1810</text:p>
          </table:table-cell>
          <table:table-cell table:number-columns-repeated="2"/>
          <table:table-cell table:style-name="Default" office:value-type="string">
            <text:p>Европейско-сибирский. Под корой мертвых и ослабленных деревьев. Волгоградская обл.: Калач-на-Дону, Краснослободск. Астраханская обл.: Баскунчак. Нередок во всевозможных лесах, включая островные группы деревьев в степи и полупустыне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Homalotini</text:p>
          </table:table-cell>
          <table:table-cell table:style-name="ce3" office:value-type="float" office:value="282">
            <text:p>282</text:p>
          </table:table-cell>
          <table:table-cell table:style-name="ce3" office:value-type="string">
            <text:p>Anomognathus cuspidatus</text:p>
          </table:table-cell>
          <table:table-cell table:style-name="ce3"/>
          <table:table-cell table:style-name="ce3" office:value-type="string">
            <text:p>Erichson, 1837</text:p>
          </table:table-cell>
          <table:table-cell table:number-columns-repeated="2"/>
          <table:table-cell table:style-name="Default" office:value-type="string">
            <text:p>. Европейско-средиземноморский. Под корой мертвых и ослабленных деревьев. Волгоградская обл.: Калач-на-Дону, Краснослободск. Не часто, найден в байрачном лесу в балке по правому берегу р. Дон и в пойменном лесу в Волго-Ахтубинской пойме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Falagriini</text:p>
          </table:table-cell>
          <table:table-cell table:style-name="ce3" office:value-type="float" office:value="283">
            <text:p>283</text:p>
          </table:table-cell>
          <table:table-cell table:style-name="ce3" office:value-type="string">
            <text:p>Falagria thoracica</text:p>
          </table:table-cell>
          <table:table-cell table:style-name="ce3"/>
          <table:table-cell table:style-name="ce3" office:value-type="string">
            <text:p>Curtis, 1833</text:p>
          </table:table-cell>
          <table:table-cell table:number-columns-repeated="2"/>
          <table:table-cell table:style-name="Default" office:value-type="string">
            <text:p>Европейско-средиземноморский. Во влажной подстилке байрачных лесов. Волгоградская обл.: Калач-на-Дону, Щербатовка. Нередок в байрачных лесах правого берега Волгои и Дон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Falagriini</text:p>
          </table:table-cell>
          <table:table-cell table:style-name="ce3" office:value-type="float" office:value="284">
            <text:p>284</text:p>
          </table:table-cell>
          <table:table-cell table:style-name="ce3" office:value-type="string">
            <text:p>Falagria sulcata</text:p>
          </table:table-cell>
          <table:table-cell table:style-name="ce3"/>
          <table:table-cell table:style-name="ce3" office:value-type="string">
            <text:p>(Paykull, 1789)</text:p>
          </table:table-cell>
          <table:table-cell table:number-columns-repeated="2"/>
          <table:table-cell table:style-name="Default" office:value-type="string">
            <text:p>Транспалеарктический. По берегам водоемов, в том числе засоленных. Волгоградская обл.: Волгоград, Калач-на-Дону, Водный, Котлубань, Тингута, Краснослободск, Тумак. Астраханская обл.: Баскунчак, Досанг. Повсеместно очень обычен на берегах всевозможных водоемов в степи и полупустыне среди околоводной растительности и растительных остатков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Falagriini</text:p>
          </table:table-cell>
          <table:table-cell table:style-name="ce3" office:value-type="float" office:value="285">
            <text:p>285</text:p>
          </table:table-cell>
          <table:table-cell table:style-name="ce3" office:value-type="string">
            <text:p>Falagria splendens</text:p>
          </table:table-cell>
          <table:table-cell table:style-name="ce3"/>
          <table:table-cell table:style-name="ce3" office:value-type="string">
            <text:p>Kraatz, 1858</text:p>
          </table:table-cell>
          <table:table-cell table:number-columns-repeated="2"/>
          <table:table-cell table:style-name="Default" office:value-type="string">
            <text:p>Европейско-средиземноморский. По берегам водоемов. Волгоградская обл.: Водный. Единичная находка на берегу водохранилищ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Falagriini</text:p>
          </table:table-cell>
          <table:table-cell table:style-name="ce3" office:value-type="float" office:value="286">
            <text:p>286</text:p>
          </table:table-cell>
          <table:table-cell table:style-name="ce3" office:value-type="string">
            <text:p>Falagria laevigata</text:p>
          </table:table-cell>
          <table:table-cell table:style-name="ce3"/>
          <table:table-cell table:style-name="ce3" office:value-type="string">
            <text:p>Eppelsheim, 1883</text:p>
          </table:table-cell>
          <table:table-cell table:number-columns-repeated="2"/>
          <table:table-cell table:style-name="Default" office:value-type="string">
            <text:p>Западнопалеарктический. По берегам водоемов. Волгоградская обл.: Калач-на-Дону. Редок, отмечен лишь на каменистом правом берегу р. До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Falagriini</text:p>
          </table:table-cell>
          <table:table-cell table:style-name="ce3" office:value-type="float" office:value="287">
            <text:p>287</text:p>
          </table:table-cell>
          <table:table-cell table:style-name="ce3" office:value-type="string">
            <text:p>Falagria nigra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Транспалеарктический. У воды. Волгоградская обл.: Клетская, Котлубань, Краснослободск. Не часто, отмечался среди растительности по берегам небольших пресных водоемов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Falagriini</text:p>
          </table:table-cell>
          <table:table-cell table:style-name="ce3" office:value-type="float" office:value="288">
            <text:p>288</text:p>
          </table:table-cell>
          <table:table-cell table:style-name="ce3" office:value-type="string">
            <text:p>Falagria collaris</text:p>
          </table:table-cell>
          <table:table-cell table:style-name="ce3"/>
          <table:table-cell table:style-name="ce3" office:value-type="string">
            <text:p>Reitter, 1891</text:p>
          </table:table-cell>
          <table:table-cell table:number-columns-repeated="2"/>
          <table:table-cell table:style-name="Default" office:value-type="string">
            <text:p>Понтийско-туранский. У воды. Астраханская обл.: Баскунчак (окр. г. Б. Богдо). Единичная находка на сильно задерненном берегу солоноватого ручья, впадающего в оз. Баскунчак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Falagriini</text:p>
          </table:table-cell>
          <table:table-cell table:style-name="ce3" office:value-type="float" office:value="289">
            <text:p>289</text:p>
          </table:table-cell>
          <table:table-cell table:style-name="ce3" office:value-type="string">
            <text:p>Myrmecopora crassiuscula</text:p>
          </table:table-cell>
          <table:table-cell table:style-name="ce3"/>
          <table:table-cell table:style-name="ce3" office:value-type="string">
            <text:p>Aube, 1850</text:p>
          </table:table-cell>
          <table:table-cell table:number-columns-repeated="2"/>
          <table:table-cell table:style-name="Default" office:value-type="string">
            <text:p>Средиземноморско-понтийский. По берегам водоемов. Астраханская обл.: Баскунчак. Редок, отмечен лишь по берегам пресных ручьев на южном побережье оз. Баскунчак близ горы Бол. Богд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Falagriini</text:p>
          </table:table-cell>
          <table:table-cell table:style-name="ce3" office:value-type="float" office:value="290">
            <text:p>290</text:p>
          </table:table-cell>
          <table:table-cell table:style-name="ce3" office:value-type="string">
            <text:p>Tachyusa nitella</text:p>
          </table:table-cell>
          <table:table-cell table:style-name="ce3"/>
          <table:table-cell table:style-name="ce3" office:value-type="string">
            <text:p>Fauvel, 1895</text:p>
          </table:table-cell>
          <table:table-cell table:number-columns-repeated="2"/>
          <table:table-cell table:style-name="Default" office:value-type="string">
            <text:p>Европейско-средиземноморский. Собран на УФ-свет. Волгоградская обл.: Волгоград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Falagriini</text:p>
          </table:table-cell>
          <table:table-cell table:style-name="ce3" office:value-type="float" office:value="291">
            <text:p>291</text:p>
          </table:table-cell>
          <table:table-cell table:style-name="ce3" office:value-type="string">
            <text:p>Tachyusa constricta</text:p>
          </table:table-cell>
          <table:table-cell table:style-name="ce3"/>
          <table:table-cell table:style-name="ce3" office:value-type="string">
            <text:p>Erichson, 1839</text:p>
          </table:table-cell>
          <table:table-cell table:number-columns-repeated="2"/>
          <table:table-cell table:style-name="Default" office:value-type="string">
            <text:p>Европейско-средиземноморский. По берегам водоемов. Волгоградская обл.: Калач-на-Дону. Редок, найден лишь на правом берегу р. До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Falagriini</text:p>
          </table:table-cell>
          <table:table-cell table:style-name="ce3" office:value-type="float" office:value="292">
            <text:p>292</text:p>
          </table:table-cell>
          <table:table-cell table:style-name="ce3" office:value-type="string">
            <text:p>Tachyusa coarctata</text:p>
          </table:table-cell>
          <table:table-cell table:style-name="ce3"/>
          <table:table-cell table:style-name="ce3" office:value-type="string">
            <text:p>Erichson, 1837</text:p>
          </table:table-cell>
          <table:table-cell table:number-columns-repeated="2"/>
          <table:table-cell table:style-name="Default" office:value-type="string">
            <text:p>Транспалеарктический. По берегам водоемов. Волгоградская обл.: Михайловка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Falagriini</text:p>
          </table:table-cell>
          <table:table-cell table:style-name="ce3" office:value-type="float" office:value="293">
            <text:p>293</text:p>
          </table:table-cell>
          <table:table-cell table:style-name="ce3" office:value-type="string">
            <text:p>Brachyusa concolor</text:p>
          </table:table-cell>
          <table:table-cell table:style-name="ce3"/>
          <table:table-cell table:style-name="ce3" office:value-type="string">
            <text:p>Erichson, 1840</text:p>
          </table:table-cell>
          <table:table-cell table:number-columns-repeated="2"/>
          <table:table-cell table:style-name="Default" office:value-type="string">
            <text:p>Европейско-сибирский. По берегам водоемов. Волгоградская обл.: Краснослободск. Редок, найден лишь на песчаных берегах небольших озер в Волго-Ахтубинской пойме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thetini</text:p>
          </table:table-cell>
          <table:table-cell table:style-name="ce3" office:value-type="float" office:value="294">
            <text:p>294</text:p>
          </table:table-cell>
          <table:table-cell table:style-name="ce3" office:value-type="string">
            <text:p>Nehemitropia lividipennis</text:p>
          </table:table-cell>
          <table:table-cell table:style-name="ce3"/>
          <table:table-cell table:style-name="ce3" office:value-type="string">
            <text:p>(Mannerheim, 1830)</text:p>
          </table:table-cell>
          <table:table-cell table:number-columns-repeated="2"/>
          <table:table-cell table:style-name="Default" office:value-type="string">
            <text:p>Западнопалеарктический. В навозе и растительных остатках. Волгоградская обл.: Волгоград, Котлубань. Нередок на пастбищах и в различных влажных мест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thetini</text:p>
          </table:table-cell>
          <table:table-cell table:style-name="ce3" office:value-type="float" office:value="295">
            <text:p>295</text:p>
          </table:table-cell>
          <table:table-cell table:style-name="ce3" office:value-type="string">
            <text:p>Nothotecta lavipes</text:p>
          </table:table-cell>
          <table:table-cell table:style-name="ce3"/>
          <table:table-cell table:style-name="ce3" office:value-type="string">
            <text:p>(Gravenhorst, 1806)</text:p>
          </table:table-cell>
          <table:table-cell table:number-columns-repeated="2"/>
          <table:table-cell table:style-name="Default" office:value-type="string">
            <text:p>Западнопалеарктический. В гнездах муравьев (Formica pratensis). Волгоградская обл.: Волгоград (Гумрак). Единичная находка в муравейнике Formica pratensis на опушке байрачного лес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thetini</text:p>
          </table:table-cell>
          <table:table-cell table:style-name="ce3" office:value-type="float" office:value="296">
            <text:p>296</text:p>
          </table:table-cell>
          <table:table-cell table:style-name="ce3" office:value-type="string">
            <text:p>Amischa soror</text:p>
          </table:table-cell>
          <table:table-cell table:style-name="ce3"/>
          <table:table-cell table:style-name="ce3" office:value-type="string">
            <text:p>Kraatz, 1858</text:p>
          </table:table-cell>
          <table:table-cell table:number-columns-repeated="2"/>
          <table:table-cell table:style-name="Default" office:value-type="string">
            <text:p>Европейско-средиземноморский. По берегам водоемов. Астраханская обл.: Баскунчак. Единичная находка у пресного ручья на южном побережье озера близ горы Бол. Богд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thetini</text:p>
          </table:table-cell>
          <table:table-cell table:style-name="ce3" office:value-type="float" office:value="297">
            <text:p>297</text:p>
          </table:table-cell>
          <table:table-cell table:style-name="ce3" office:value-type="string">
            <text:p>Mocyta fungi</text:p>
          </table:table-cell>
          <table:table-cell table:style-name="ce3"/>
          <table:table-cell table:style-name="ce3" office:value-type="string">
            <text:p>(Gravenhorst, 1806)</text:p>
          </table:table-cell>
          <table:table-cell table:number-columns-repeated="2"/>
          <table:table-cell table:style-name="Default" office:value-type="string">
            <text:p>Транспалеарктический. По берегам водоемов и в растительных остатках. Волгоградская обл.: Щербатовка, Котлубань. Астраханская обл.: Досанг. Нередок в различных местах у воды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thetini</text:p>
          </table:table-cell>
          <table:table-cell table:style-name="ce3" office:value-type="float" office:value="298">
            <text:p>298</text:p>
          </table:table-cell>
          <table:table-cell table:style-name="ce3" office:value-type="string">
            <text:p>Dimetrota sp.</text:p>
          </table:table-cell>
          <table:table-cell table:style-name="ce3" table:number-columns-repeated="2"/>
          <table:table-cell table:number-columns-repeated="2"/>
          <table:table-cell table:style-name="Default" office:value-type="string">
            <text:p>В коровьем навозе. Волгоградская обл.: Котлубань. . Единичная находка на пастбище в полупустыне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thetini</text:p>
          </table:table-cell>
          <table:table-cell table:style-name="ce3"/>
          <table:table-cell table:style-name="ce3" office:value-type="string">
            <text:p>Atheta s.l. sp.</text:p>
          </table:table-cell>
          <table:table-cell table:style-name="ce3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Zyrasini</text:p>
          </table:table-cell>
          <table:table-cell table:style-name="ce3" office:value-type="float" office:value="299">
            <text:p>299</text:p>
          </table:table-cell>
          <table:table-cell table:style-name="ce3" office:value-type="string">
            <text:p>Astilbus canaliculatus</text:p>
          </table:table-cell>
          <table:table-cell table:style-name="ce3"/>
          <table:table-cell table:style-name="ce3" office:value-type="string">
            <text:p>(Fabricius, 1787)</text:p>
          </table:table-cell>
          <table:table-cell table:number-columns-repeated="2"/>
          <table:table-cell table:style-name="Default" office:value-type="string">
            <text:p>Киршенблат, 1937 (Волгоградская обл.: Котельниково). Транспалеарктический. Практически во всех умеренно увлажненных местообитаниях. Волгоградская обл.: Волгоград, Щербатовка, Винновка, Калач-на-Дону, Бол. Голубая, Кременская, Захаровка, Краснослободск. Астраханская обл.: Баскунчак, Досанг. Повсеместно очень обычен в лесной подстилке, на лугах, во влажных растительных остаках, в орошаемых агроценозах и т.п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Zyrasini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Astilbus sp.</text:p>
          </table:table-cell>
          <table:table-cell table:style-name="ce3" table:number-columns-repeated="2"/>
          <table:table-cell table:number-columns-repeated="2"/>
          <table:table-cell table:style-name="Default" office:value-type="string">
            <text:p>Собран в почвенные ловушки. Волгоградская обл.: Эльтон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Zyrasini</text:p>
          </table:table-cell>
          <table:table-cell table:style-name="ce3" office:value-type="float" office:value="301">
            <text:p>301</text:p>
          </table:table-cell>
          <table:table-cell table:style-name="ce3" office:value-type="string">
            <text:p>Zyras funestus</text:p>
          </table:table-cell>
          <table:table-cell table:style-name="ce3"/>
          <table:table-cell table:style-name="ce3" office:value-type="string">
            <text:p>(Gravenhorst, 1806)</text:p>
          </table:table-cell>
          <table:table-cell table:number-columns-repeated="2"/>
          <table:table-cell table:style-name="Default" office:value-type="string">
            <text:p>Европейско-средиземноморский. В гнездах муравьев (Lasius fuliginosus). Волгоградская обл.: Волгоград (Чапурниковская б-ка). Вероятно, нередок, но спорадичен – немногочисленные находки сделаны в байрачном лесу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Zyrasini</text:p>
          </table:table-cell>
          <table:table-cell table:style-name="ce3" office:value-type="float" office:value="302">
            <text:p>302</text:p>
          </table:table-cell>
          <table:table-cell table:style-name="ce3" office:value-type="string">
            <text:p>Zyras humerali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Европейско-сибирский. В гнездах муравьев Formica). Волгоградская обл.: Щербатовка. Нередок в верховьях р. Щербаковки под пологом байрачного лес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Zyrasini</text:p>
          </table:table-cell>
          <table:table-cell table:style-name="ce3" office:value-type="float" office:value="303">
            <text:p>303</text:p>
          </table:table-cell>
          <table:table-cell table:style-name="ce3" office:value-type="string">
            <text:p>Zyras similis</text:p>
          </table:table-cell>
          <table:table-cell table:style-name="ce3"/>
          <table:table-cell table:style-name="ce3" office:value-type="string">
            <text:p>Maerkel, 1844</text:p>
          </table:table-cell>
          <table:table-cell table:number-columns-repeated="2"/>
          <table:table-cell table:style-name="Default" office:value-type="string">
            <text:p>Транспалеарктический. В гнездах муравьев (Lasius (s. str.) sp.). Волгоградская обл.: Калач-на-Дону. Единичная находка на каменистом склоне в почвенных ловушках Барбер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Zyrasini</text:p>
          </table:table-cell>
          <table:table-cell table:style-name="ce3" office:value-type="float" office:value="304">
            <text:p>304</text:p>
          </table:table-cell>
          <table:table-cell table:style-name="ce3" office:value-type="string">
            <text:p>Zyras limbatus</text:p>
          </table:table-cell>
          <table:table-cell table:style-name="ce3"/>
          <table:table-cell table:style-name="ce3" office:value-type="string">
            <text:p>(Paykull, 1789)</text:p>
          </table:table-cell>
          <table:table-cell table:number-columns-repeated="2"/>
          <table:table-cell table:style-name="Default" office:value-type="string">
            <text:p>Европейско-средиземноморский. В гнездах муравьев (Lasius (s. str.) sp.). Волгоградская обл.: Трехостровская, Новогригорьевская, Водный. Не часто, отмечен как в лесах поймы Дона, как и в открытых ландшафтах (п. Водный)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Zyrasini</text:p>
          </table:table-cell>
          <table:table-cell table:style-name="ce3" office:value-type="float" office:value="305">
            <text:p>305</text:p>
          </table:table-cell>
          <table:table-cell table:style-name="ce3" office:value-type="string">
            <text:p>Zyras confragrosus</text:p>
          </table:table-cell>
          <table:table-cell table:style-name="ce3"/>
          <table:table-cell table:style-name="ce3" office:value-type="string">
            <text:p>Hochhuth, 1849</text:p>
          </table:table-cell>
          <table:table-cell table:number-columns-repeated="2"/>
          <table:table-cell table:style-name="Default" office:value-type="string">
            <text:p>Европейско-средиземноморский. В гнездах муравьев (Formica pratensis). Волгоградская обл.: Волгоград (Гумрак). Единичная находка в байрачном лесу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Zyrasini</text:p>
          </table:table-cell>
          <table:table-cell table:style-name="ce3" office:value-type="float" office:value="306">
            <text:p>306</text:p>
          </table:table-cell>
          <table:table-cell table:style-name="ce3" office:value-type="string">
            <text:p>Myrmedonia lugen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Европейско-средиземноморский. В гнездах муравьев (Lasius fuliginosus). Волгоградская обл.: Волгоград (Чапурниковская б-ка). Вероятно, нередок, но спорадичен. Очевидно, как и вид-хозяин, приурочен к байрачным лесам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Zyrasini</text:p>
          </table:table-cell>
          <table:table-cell table:style-name="ce3" office:value-type="float" office:value="307">
            <text:p>307</text:p>
          </table:table-cell>
          <table:table-cell table:style-name="ce3" office:value-type="string">
            <text:p>Atemeles emarginatus</text:p>
          </table:table-cell>
          <table:table-cell table:style-name="ce3"/>
          <table:table-cell table:style-name="ce3" office:value-type="string">
            <text:p>(Paykull, 1789)</text:p>
          </table:table-cell>
          <table:table-cell table:number-columns-repeated="2"/>
          <table:table-cell table:style-name="Default" office:value-type="string">
            <text:p>Европейский. В гнездах муравьев (Myrmica). Волгоградская обл.: Калач-на-Дону, Эльтон. Не часто, отмечен в гнездах Myrmica sp. на берегу искусственного водоема (Эльтон) и M. schenki в балке правого берега Дона (Калач-на-Дону)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Dinardini</text:p>
          </table:table-cell>
          <table:table-cell table:style-name="ce3" office:value-type="float" office:value="308">
            <text:p>308</text:p>
          </table:table-cell>
          <table:table-cell table:style-name="ce3" office:value-type="string">
            <text:p>Dinarda dentata</text:p>
          </table:table-cell>
          <table:table-cell table:style-name="ce3"/>
          <table:table-cell table:style-name="ce3" office:value-type="string">
            <text:p>Gravenhorst, 1806</text:p>
          </table:table-cell>
          <table:table-cell table:number-columns-repeated="2"/>
          <table:table-cell table:style-name="Default" office:value-type="string">
            <text:p>Европейско-средиземноморский. В гнездах муравьев (Formica (Serviformica), Polyergus rufescens). Волгоградская обл.: Котлубань. Единичные находки в гнездах Formica imitans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2" office:value-type="string">
            <text:p>Oxypodini</text:p>
          </table:table-cell>
          <table:table-cell table:style-name="ce3" office:value-type="float" office:value="309">
            <text:p>309</text:p>
          </table:table-cell>
          <table:table-cell table:style-name="ce3" office:value-type="string">
            <text:p>Phloeopora nitidiventris</text:p>
          </table:table-cell>
          <table:table-cell table:style-name="ce3"/>
          <table:table-cell table:style-name="ce3" office:value-type="string">
            <text:p>Fauvel, 1900</text:p>
          </table:table-cell>
          <table:table-cell table:number-columns-repeated="2"/>
          <table:table-cell table:style-name="Default" office:value-type="string">
            <text:p>Европейско-средиземноморский. Под корой мертвых и ослабленных деревьев. Волгоградская обл.: Калач-на-Дону. Единичная находка в байрачном лесу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2" office:value-type="string">
            <text:p>Oxypodini</text:p>
          </table:table-cell>
          <table:table-cell table:style-name="ce3" office:value-type="float" office:value="310">
            <text:p>310</text:p>
          </table:table-cell>
          <table:table-cell table:style-name="ce3" office:value-type="string">
            <text:p>Phloeopora tere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Западнопалеарктический. Под корой мертвых и ослабленных деревьев. Волгоградская обл.: Краснослободск. Единичная находка в Волго-Ахтубинской пойме под корой тополя черног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2" office:value-type="string">
            <text:p>Oxypodini</text:p>
          </table:table-cell>
          <table:table-cell table:style-name="ce3" office:value-type="float" office:value="311">
            <text:p>311</text:p>
          </table:table-cell>
          <table:table-cell table:style-name="ce3" office:value-type="string">
            <text:p>Calodera nigrita</text:p>
          </table:table-cell>
          <table:table-cell table:style-name="ce3"/>
          <table:table-cell table:style-name="ce3" office:value-type="string">
            <text:p>Mannerheim, 1830</text:p>
          </table:table-cell>
          <table:table-cell table:number-columns-repeated="2"/>
          <table:table-cell table:style-name="Default" office:value-type="string">
            <text:p>Западнопалеарктический. По берегам водоемов. Волгоградская обл.: Калач-на-Дону. Астраханская обл.: Баскунчак. Не част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2" office:value-type="string">
            <text:p>Oxypodini</text:p>
          </table:table-cell>
          <table:table-cell table:style-name="ce3" office:value-type="float" office:value="312">
            <text:p>312</text:p>
          </table:table-cell>
          <table:table-cell table:style-name="ce3" office:value-type="string">
            <text:p>Calodera aethiops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Транспалеарктический. У воды. Волгоградская обл.: Котлубань. Единичная находка на берегу р. Котлубань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2" office:value-type="string">
            <text:p>Oxypodini</text:p>
          </table:table-cell>
          <table:table-cell table:style-name="ce3" office:value-type="float" office:value="313">
            <text:p>313</text:p>
          </table:table-cell>
          <table:table-cell table:style-name="ce3" office:value-type="string">
            <text:p>Chilopora rubicunda</text:p>
          </table:table-cell>
          <table:table-cell table:style-name="ce3"/>
          <table:table-cell table:style-name="ce3" office:value-type="string">
            <text:p>(Erichson, 1837)</text:p>
          </table:table-cell>
          <table:table-cell table:number-columns-repeated="2"/>
          <table:table-cell table:style-name="Default" office:value-type="string">
            <text:p>Западнопалеарктический. По берегам водоемов. Волгоградская обл.: Волгоград. <text:s/>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2" office:value-type="string">
            <text:p>Oxypodini</text:p>
          </table:table-cell>
          <table:table-cell table:style-name="ce3" office:value-type="float" office:value="314">
            <text:p>314</text:p>
          </table:table-cell>
          <table:table-cell table:style-name="ce3" office:value-type="string">
            <text:p>Ocalea badia</text:p>
          </table:table-cell>
          <table:table-cell table:style-name="ce3"/>
          <table:table-cell table:style-name="ce3" office:value-type="string">
            <text:p>Erichson, 1839</text:p>
          </table:table-cell>
          <table:table-cell table:number-columns-repeated="2"/>
          <table:table-cell table:style-name="Default" office:value-type="string">
            <text:p>Европейско-средиземноморский. По берегам водоемов. Волгоградская обл.: <text:s/>Волгоград, Щербатовка. Астраханская обл.: Баскунчак. Нередок, у самых различных водоемов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2" office:value-type="string">
            <text:p>Oxypodini</text:p>
          </table:table-cell>
          <table:table-cell table:style-name="ce3" office:value-type="float" office:value="315">
            <text:p>315</text:p>
          </table:table-cell>
          <table:table-cell table:style-name="ce3" office:value-type="string">
            <text:p>Ocalea rivularis</text:p>
          </table:table-cell>
          <table:table-cell table:style-name="ce3"/>
          <table:table-cell table:style-name="ce3" office:value-type="string">
            <text:p>Miller, 1851</text:p>
          </table:table-cell>
          <table:table-cell table:number-columns-repeated="2"/>
          <table:table-cell table:style-name="Default" office:value-type="string">
            <text:p>Европейско-средиземноморский. По берегам водоемов. Волгоградская обл.: Щербатовка. Не часто, отмечен на каменистых берегах р. Щербаковки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2" office:value-type="string">
            <text:p>Oxypodini</text:p>
          </table:table-cell>
          <table:table-cell table:style-name="ce3" office:value-type="float" office:value="316">
            <text:p>316</text:p>
          </table:table-cell>
          <table:table-cell table:style-name="ce3" office:value-type="string">
            <text:p>Crataraea suturalis</text:p>
          </table:table-cell>
          <table:table-cell table:style-name="ce3"/>
          <table:table-cell table:style-name="ce3" office:value-type="string">
            <text:p>(Mannerheim, 1830)</text:p>
          </table:table-cell>
          <table:table-cell table:number-columns-repeated="2"/>
          <table:table-cell table:style-name="Default" office:value-type="string">
            <text:p>Голарктический. Единичная случайная находка. Волгоградская обл.: Котлубань. По-видимому, живет в гниющих растительных остатках (Lohse, 1964)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2" office:value-type="string">
            <text:p>Oxypodini</text:p>
          </table:table-cell>
          <table:table-cell table:style-name="ce3" office:value-type="float" office:value="317">
            <text:p>317</text:p>
          </table:table-cell>
          <table:table-cell table:style-name="ce3" office:value-type="string">
            <text:p>Oxypoda spectabilis</text:p>
          </table:table-cell>
          <table:table-cell table:style-name="ce3"/>
          <table:table-cell table:style-name="ce3" office:value-type="string">
            <text:p>Maerkel, 1844</text:p>
          </table:table-cell>
          <table:table-cell table:number-columns-repeated="2"/>
          <table:table-cell table:style-name="Default" office:value-type="string">
            <text:p>Западнопалеарктический. Волгоградская обл.: Бол. Голубая. 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2" office:value-type="string">
            <text:p>Oxypodini</text:p>
          </table:table-cell>
          <table:table-cell table:style-name="ce3" office:value-type="float" office:value="318">
            <text:p>318</text:p>
          </table:table-cell>
          <table:table-cell table:style-name="ce3" office:value-type="string">
            <text:p>Oxypoda opaca</text:p>
          </table:table-cell>
          <table:table-cell table:style-name="ce3"/>
          <table:table-cell table:style-name="ce3" office:value-type="string">
            <text:p>(Gravenhorst, 1802)</text:p>
          </table:table-cell>
          <table:table-cell table:number-columns-repeated="2"/>
          <table:table-cell table:style-name="Default" office:value-type="string">
            <text:p>Транспалеарктический. Собран на УФ-свет. Астраханская обл.: Досанг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2" office:value-type="string">
            <text:p>Oxypodini</text:p>
          </table:table-cell>
          <table:table-cell table:style-name="ce3" office:value-type="float" office:value="319">
            <text:p>319</text:p>
          </table:table-cell>
          <table:table-cell table:style-name="ce3" office:value-type="string">
            <text:p>Oxypoda abdominalis</text:p>
          </table:table-cell>
          <table:table-cell table:style-name="ce3"/>
          <table:table-cell table:style-name="ce3" office:value-type="string">
            <text:p>Mannerheim, 1840</text:p>
          </table:table-cell>
          <table:table-cell table:number-columns-repeated="2"/>
          <table:table-cell table:style-name="Default" office:value-type="string">
            <text:p>Транспалеарктический. Во влажной подстилке байрачных лесов. Волгоградская обл.: Волгоград, Калач-на-Дону, Щербатовка. Обычен в байрачных лесах правого берега Волги и Дон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2" office:value-type="string">
            <text:p>Oxypodini</text:p>
          </table:table-cell>
          <table:table-cell table:style-name="ce3" office:value-type="float" office:value="320">
            <text:p>320</text:p>
          </table:table-cell>
          <table:table-cell table:style-name="ce3" office:value-type="string">
            <text:p>Oxypoda riparia</text:p>
          </table:table-cell>
          <table:table-cell table:style-name="ce3"/>
          <table:table-cell table:style-name="ce3" office:value-type="string">
            <text:p>Fairmaire, 1859</text:p>
          </table:table-cell>
          <table:table-cell table:number-columns-repeated="2"/>
          <table:table-cell table:style-name="Default" office:value-type="string">
            <text:p>Западнопалеарктический. У воды. Волгоградская обл.: Котлубань. <text:s/>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2" office:value-type="string">
            <text:p>Oxypodini</text:p>
          </table:table-cell>
          <table:table-cell table:style-name="ce3" office:value-type="float" office:value="321">
            <text:p>321</text:p>
          </table:table-cell>
          <table:table-cell table:style-name="ce3" office:value-type="string">
            <text:p>Dexiogya corticina</text:p>
          </table:table-cell>
          <table:table-cell table:style-name="ce3"/>
          <table:table-cell table:style-name="ce3" office:value-type="string">
            <text:p>(Erichson, 1839)</text:p>
          </table:table-cell>
          <table:table-cell table:number-columns-repeated="2"/>
          <table:table-cell table:style-name="Default" office:value-type="string">
            <text:p>Европейско-средиземноморский. Под корой мертвых и ослабленных деревьев. Волгоградская обл.: Волгоград, Краснослободск. Единичные находки под корой сосны обыкновенной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leocharini</text:p>
          </table:table-cell>
          <table:table-cell table:style-name="ce3" office:value-type="float" office:value="322">
            <text:p>322</text:p>
          </table:table-cell>
          <table:table-cell table:style-name="ce3" office:value-type="string">
            <text:p>Aleochara curtula</text:p>
          </table:table-cell>
          <table:table-cell table:style-name="ce3"/>
          <table:table-cell table:style-name="ce3" office:value-type="string">
            <text:p>(Goeze, 1777)</text:p>
          </table:table-cell>
          <table:table-cell table:number-columns-repeated="2"/>
          <table:table-cell table:style-name="Default" office:value-type="string">
            <text:p>Голарктический. На падали. Волгоградская обл.: Новогригорьевская, Алексеевский р-н. Вероятно, нередок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leocharini</text:p>
          </table:table-cell>
          <table:table-cell table:style-name="ce3" office:value-type="float" office:value="323">
            <text:p>323</text:p>
          </table:table-cell>
          <table:table-cell table:style-name="ce3" office:value-type="string">
            <text:p>Aleochara brevipennis</text:p>
          </table:table-cell>
          <table:table-cell table:style-name="ce3"/>
          <table:table-cell table:style-name="ce3" office:value-type="string">
            <text:p>Gravenhorst, 1806</text:p>
          </table:table-cell>
          <table:table-cell table:number-columns-repeated="2"/>
          <table:table-cell table:style-name="Default" office:value-type="string">
            <text:p>Транспалеарктический. По берегам водоемов. Волгоградская обл.: Краснослободск, Тумак. Нередок в Волго-Ахтубинской пойме среди густой околоводной растительности и органических остатков, в береговых наносах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leocharini</text:p>
          </table:table-cell>
          <table:table-cell table:style-name="ce3" office:value-type="float" office:value="324">
            <text:p>324</text:p>
          </table:table-cell>
          <table:table-cell table:style-name="ce3" office:value-type="string">
            <text:p>Aleochara intricata</text:p>
          </table:table-cell>
          <table:table-cell table:style-name="ce3"/>
          <table:table-cell table:style-name="ce3" office:value-type="string">
            <text:p>Mannеrheim, 1830</text:p>
          </table:table-cell>
          <table:table-cell table:number-columns-repeated="2"/>
          <table:table-cell table:style-name="Default" office:value-type="string">
            <text:p>Транспалеарктический. В навозе. Волгоградская обл.: Волгоград, Котлубань, Водный, Краснослободск. Нередок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leocharini</text:p>
          </table:table-cell>
          <table:table-cell table:style-name="ce3" office:value-type="float" office:value="325">
            <text:p>325</text:p>
          </table:table-cell>
          <table:table-cell table:style-name="ce3" office:value-type="string">
            <text:p>Aleochara milleri</text:p>
          </table:table-cell>
          <table:table-cell table:style-name="ce3"/>
          <table:table-cell table:style-name="ce3" office:value-type="string">
            <text:p>Kraatz, 1867</text:p>
          </table:table-cell>
          <table:table-cell table:number-columns-repeated="2"/>
          <table:table-cell table:style-name="Default" office:value-type="string">
            <text:p>Транспалеарктический. В навозе. Волгоградская обл.: <text:s/>Волгоград, Котлубань. Астраханская обл.: Досанг. Нередок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leocharini</text:p>
          </table:table-cell>
          <table:table-cell table:style-name="ce3" office:value-type="float" office:value="326">
            <text:p>326</text:p>
          </table:table-cell>
          <table:table-cell table:style-name="ce3" office:value-type="string">
            <text:p>Aleochara tristis</text:p>
          </table:table-cell>
          <table:table-cell table:style-name="ce3"/>
          <table:table-cell table:style-name="ce3" office:value-type="string">
            <text:p>Gravenhorst, 1806</text:p>
          </table:table-cell>
          <table:table-cell table:number-columns-repeated="2"/>
          <table:table-cell table:style-name="Default" office:value-type="string">
            <text:p>Транспалеарктический. В навозе. Волгоградская обл.: Волгоград. Водный, Котлубань, Калач-на-Дону, Краснослободск. Астраханская обл.: Досанг. Обыче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leocharini</text:p>
          </table:table-cell>
          <table:table-cell table:style-name="ce3" office:value-type="float" office:value="327">
            <text:p>327</text:p>
          </table:table-cell>
          <table:table-cell table:style-name="ce3" office:value-type="string">
            <text:p>Aleochara moesta</text:p>
          </table:table-cell>
          <table:table-cell table:style-name="ce3"/>
          <table:table-cell table:style-name="ce3" office:value-type="string">
            <text:p>Gravenhorst, 1802</text:p>
          </table:table-cell>
          <table:table-cell table:number-columns-repeated="2"/>
          <table:table-cell table:style-name="Default" office:value-type="string">
            <text:p>Транспалеарктический. В навозе. Волгоградская обл.: <text:s/>Котлубань. Не част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leocharini</text:p>
          </table:table-cell>
          <table:table-cell table:style-name="ce3" office:value-type="float" office:value="328">
            <text:p>328</text:p>
          </table:table-cell>
          <table:table-cell table:style-name="ce3" office:value-type="string">
            <text:p>Aleochara breiti</text:p>
          </table:table-cell>
          <table:table-cell table:style-name="ce3"/>
          <table:table-cell table:style-name="ce3" office:value-type="string">
            <text:p>Ganglbauer, 1897</text:p>
          </table:table-cell>
          <table:table-cell table:number-columns-repeated="2"/>
          <table:table-cell table:style-name="Default" office:value-type="string">
            <text:p>Киршенблат, 1937. Понтийско-туранский. В норах грызунов. . Нами не найде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leocharini</text:p>
          </table:table-cell>
          <table:table-cell table:style-name="ce3" office:value-type="float" office:value="329">
            <text:p>329</text:p>
          </table:table-cell>
          <table:table-cell table:style-name="ce3" office:value-type="string">
            <text:p>Aleochara parvicornis</text:p>
          </table:table-cell>
          <table:table-cell table:style-name="ce3"/>
          <table:table-cell table:style-name="ce3" office:value-type="string">
            <text:p>Fauvel, 1900</text:p>
          </table:table-cell>
          <table:table-cell table:number-columns-repeated="2"/>
          <table:table-cell table:style-name="Default" office:value-type="string">
            <text:p>Киршенблат, 1937; Тихомирова, 1973 (Северный Прикаспий). Понтийский. В норах и гнездах Citellus pygmaeus. Волгоградская обл.: Котлубань. <text:s/>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leocharini</text:p>
          </table:table-cell>
          <table:table-cell table:style-name="ce3" office:value-type="float" office:value="330">
            <text:p>330</text:p>
          </table:table-cell>
          <table:table-cell table:style-name="ce3" office:value-type="string">
            <text:p>Aleochara sareptana</text:p>
          </table:table-cell>
          <table:table-cell table:style-name="ce3"/>
          <table:table-cell table:style-name="ce3" office:value-type="string">
            <text:p>Solsky, 1874</text:p>
          </table:table-cell>
          <table:table-cell table:number-columns-repeated="2"/>
          <table:table-cell table:style-name="Default" office:value-type="string">
            <text:p>Понтийско-туранский. У воды, летит на свет. Волгоградская обл.: Захаровка, Волгоград, Краснослободск, Покровка. Астраханская обл.: Баскунчак (Окр. г. Б. Богдо), Досанг, Янго-Аскер. <text:s/>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leocharini</text:p>
          </table:table-cell>
          <table:table-cell table:style-name="ce3" office:value-type="float" office:value="331">
            <text:p>331</text:p>
          </table:table-cell>
          <table:table-cell table:style-name="ce3" office:value-type="string">
            <text:p>Aleochara erythroptera</text:p>
          </table:table-cell>
          <table:table-cell table:style-name="ce3"/>
          <table:table-cell table:style-name="ce3" office:value-type="string">
            <text:p>Gravenhorst, 1806</text:p>
          </table:table-cell>
          <table:table-cell table:number-columns-repeated="2"/>
          <table:table-cell table:style-name="Default" office:value-type="string">
            <text:p>Европейско-средиземноморский. Известен по единичным экземплярам, собранным в ловушки Барбера. Волгоградская обл.: Волгоград. <text:s/>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leocharini</text:p>
          </table:table-cell>
          <table:table-cell table:style-name="ce3" office:value-type="float" office:value="332">
            <text:p>332</text:p>
          </table:table-cell>
          <table:table-cell table:style-name="ce3" office:value-type="string">
            <text:p>Aleochara clavicornis</text:p>
          </table:table-cell>
          <table:table-cell table:style-name="ce3"/>
          <table:table-cell table:style-name="ce3" office:value-type="string">
            <text:p>Redtenbacher, 1848</text:p>
          </table:table-cell>
          <table:table-cell table:number-columns-repeated="2"/>
          <table:table-cell table:style-name="Default" office:value-type="string">
            <text:p>Европейско-средиземноморский. Известен по 1 экз., собранным в ловушки Барбера. Волгоградская обл.: Эльтон. <text:s/>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leocharini</text:p>
          </table:table-cell>
          <table:table-cell table:style-name="ce3" office:value-type="float" office:value="333">
            <text:p>333</text:p>
          </table:table-cell>
          <table:table-cell table:style-name="ce3" office:value-type="string">
            <text:p>Aleochara bipustulata</text:p>
          </table:table-cell>
          <table:table-cell table:style-name="ce3"/>
          <table:table-cell table:style-name="ce3" office:value-type="string">
            <text:p>(Linnaeus, 1761)</text:p>
          </table:table-cell>
          <table:table-cell table:number-columns-repeated="2"/>
          <table:table-cell table:style-name="Default" office:value-type="string">
            <text:p>Голарктический. В навозе. Волгоградская обл.: Волгоград, Котлубань, Эльтон. Астраханская обл.: Баскунчак. Обычен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Aleocharini</text:p>
          </table:table-cell>
          <table:table-cell table:style-name="ce3" office:value-type="float" office:value="334">
            <text:p>334</text:p>
          </table:table-cell>
          <table:table-cell table:style-name="ce3" office:value-type="string">
            <text:p>Aleochara sp.</text:p>
          </table:table-cell>
          <table:table-cell table:style-name="ce3" table:number-columns-repeated="2"/>
          <table:table-cell table:number-columns-repeated="2"/>
          <table:table-cell table:style-name="Default" office:value-type="string">
            <text:p>В навозе. Волгоградская обл.: Котлубань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2" office:value-type="string">
            <text:p>Bythinini</text:p>
          </table:table-cell>
          <table:table-cell table:style-name="ce3" office:value-type="float" office:value="335">
            <text:p>335</text:p>
          </table:table-cell>
          <table:table-cell table:style-name="ce3" office:value-type="string">
            <text:p>Bryaxis bulbifer</text:p>
          </table:table-cell>
          <table:table-cell table:style-name="ce3"/>
          <table:table-cell table:style-name="ce3" office:value-type="string">
            <text:p>(Reichenbach, 1816)</text:p>
          </table:table-cell>
          <table:table-cell table:number-columns-repeated="2"/>
          <table:table-cell table:style-name="Default" office:value-type="string">
            <text:p>На сырых лугах и у воды. Волгоградская обл.: Суровикино, Калач-на-Дону. 3. VI. 90. Редк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Brachyglutini</text:p>
          </table:table-cell>
          <table:table-cell table:style-name="ce3" office:value-type="float" office:value="336">
            <text:p>336</text:p>
          </table:table-cell>
          <table:table-cell table:style-name="ce3" office:value-type="string">
            <text:p>Rybaxis longicornis</text:p>
          </table:table-cell>
          <table:table-cell table:style-name="ce3"/>
          <table:table-cell table:style-name="ce3" office:value-type="string">
            <text:p>(Leach, 1817)</text:p>
          </table:table-cell>
          <table:table-cell table:number-columns-repeated="2"/>
          <table:table-cell table:style-name="Default" office:value-type="string">
            <text:p>На сырых лугах и у воды. Волгоградская обл.: Городищенский р-н (окр. п. Водный), Краснослободск. Астраханская обл.: Досанг. 6. V. 88. Редк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Brachyglutini</text:p>
          </table:table-cell>
          <table:table-cell table:style-name="ce3"/>
          <table:table-cell table:style-name="ce3" office:value-type="string">
            <text:p>Rybaxis sp.</text:p>
          </table:table-cell>
          <table:table-cell table:style-name="ce3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Brachyglutini</text:p>
          </table:table-cell>
          <table:table-cell table:style-name="ce3" office:value-type="float" office:value="337">
            <text:p>337</text:p>
          </table:table-cell>
          <table:table-cell table:style-name="ce3" office:value-type="string">
            <text:p>Brachygluta fossulata</text:p>
          </table:table-cell>
          <table:table-cell table:style-name="ce3"/>
          <table:table-cell table:style-name="ce3" office:value-type="string">
            <text:p>(Reichenbach, 1816)</text:p>
          </table:table-cell>
          <table:table-cell table:number-columns-repeated="2"/>
          <table:table-cell table:style-name="Default" office:value-type="string">
            <text:p>На сырых лугах и у воды. Волгоградская обл.: Трехостровская. 5 - 10. V. 90. Редк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Brachyglutini</text:p>
          </table:table-cell>
          <table:table-cell table:style-name="ce3" office:value-type="float" office:value="338">
            <text:p>338</text:p>
          </table:table-cell>
          <table:table-cell table:style-name="ce3" office:value-type="string">
            <text:p>Brachygluta nodosa</text:p>
          </table:table-cell>
          <table:table-cell table:style-name="ce3"/>
          <table:table-cell table:style-name="ce3" office:value-type="string">
            <text:p>(Motschulsky, 1835)</text:p>
          </table:table-cell>
          <table:table-cell table:number-columns-repeated="2"/>
          <table:table-cell table:style-name="Default" office:value-type="string">
            <text:p>Понтийский. У воды. Волгоградская обл.: Калач-на-Дону, Волгоград. <text:s/>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Brachyglutini</text:p>
          </table:table-cell>
          <table:table-cell table:style-name="ce3" office:value-type="float" office:value="339">
            <text:p>339</text:p>
          </table:table-cell>
          <table:table-cell table:style-name="ce3" office:value-type="string">
            <text:p>Brachygluta foveola</text:p>
          </table:table-cell>
          <table:table-cell table:style-name="ce3"/>
          <table:table-cell table:style-name="ce3" office:value-type="string">
            <text:p>(Motschulsky, 1840)</text:p>
          </table:table-cell>
          <table:table-cell table:number-columns-repeated="2"/>
          <table:table-cell table:style-name="Default" office:value-type="string">
            <text:p>Понтийский. У воды. Волгоградская обл.: Волгоград, Эльтон. Астраханская обл.: Баскунчак (окр. г. Б. Богдо). <text:s/>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Brachyglutini</text:p>
          </table:table-cell>
          <table:table-cell table:style-name="ce3" office:value-type="float" office:value="340">
            <text:p>340</text:p>
          </table:table-cell>
          <table:table-cell table:style-name="ce3" office:value-type="string">
            <text:p>Trissemus melinus</text:p>
          </table:table-cell>
          <table:table-cell table:style-name="ce3"/>
          <table:table-cell table:style-name="ce3" office:value-type="string">
            <text:p>(Solsky, 1869)</text:p>
          </table:table-cell>
          <table:table-cell table:number-columns-repeated="2"/>
          <table:table-cell table:style-name="Default" office:value-type="string">
            <text:p>Собран на сырых участках по дну пересохшего солоноватого пруда под камнем. Волгоградская обл.: Эльтон. 29. IV. 89. Редк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Ctenistini</text:p>
          </table:table-cell>
          <table:table-cell table:style-name="ce3" office:value-type="float" office:value="341">
            <text:p>341</text:p>
          </table:table-cell>
          <table:table-cell table:style-name="ce3" office:value-type="string">
            <text:p>Ctenistes palpalis</text:p>
          </table:table-cell>
          <table:table-cell table:style-name="ce3"/>
          <table:table-cell table:style-name="ce3" office:value-type="string">
            <text:p>Reichenbach, 1816</text:p>
          </table:table-cell>
          <table:table-cell table:number-columns-repeated="2"/>
          <table:table-cell table:style-name="Default" office:value-type="string">
            <text:p>На сырых лугах и у воды. Ростовская обл.: Обливская. Волгоградская обл.: Суровикино, Волгоград, Краснослободск, Покровка. Астраханская обл.: Баскунчак (окр. г. Б. Богдо). Май-июль. Не часто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Clavigerini</text:p>
          </table:table-cell>
          <table:table-cell table:style-name="ce3" office:value-type="float" office:value="342">
            <text:p>342</text:p>
          </table:table-cell>
          <table:table-cell table:style-name="ce3" office:value-type="string">
            <text:p>Claviger longicornis</text:p>
          </table:table-cell>
          <table:table-cell table:style-name="ce3"/>
          <table:table-cell table:style-name="ce3" office:value-type="string">
            <text:p>P. W. Mueller, 1818</text:p>
          </table:table-cell>
          <table:table-cell table:number-columns-repeated="2"/>
          <table:table-cell table:style-name="Default" office:value-type="string">
            <text:p>В гнезде муравья (Lasius umbratus). Волгоградская обл.: Тингутинский лесхоз. Единичная находка. 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caphidiini</text:p>
          </table:table-cell>
          <table:table-cell table:style-name="ce3" office:value-type="float" office:value="343">
            <text:p>343</text:p>
          </table:table-cell>
          <table:table-cell table:style-name="ce3" office:value-type="string">
            <text:p>Scaphidium quadrimaculatum</text:p>
          </table:table-cell>
          <table:table-cell table:style-name="ce3"/>
          <table:table-cell table:style-name="ce3" office:value-type="string">
            <text:p>Olivier, 1790</text:p>
          </table:table-cell>
          <table:table-cell table:number-columns-repeated="2"/>
          <table:table-cell table:style-name="Default" office:value-type="string">
            <text:p>Западнопалеарктический. Во влажной гниющей древесине. Волгоградская обл.: Щербатовка. <text:s/>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caphisomatini</text:p>
          </table:table-cell>
          <table:table-cell table:style-name="ce3" office:value-type="float" office:value="344">
            <text:p>344</text:p>
          </table:table-cell>
          <table:table-cell table:style-name="ce3" office:value-type="string">
            <text:p>Scaphisoma agaricinum</text:p>
          </table:table-cell>
          <table:table-cell table:style-name="ce3"/>
          <table:table-cell table:style-name="ce3" office:value-type="string">
            <text:p>(Linnaeus, 1758)</text:p>
          </table:table-cell>
          <table:table-cell table:number-columns-repeated="2"/>
          <table:table-cell table:style-name="Default" office:value-type="string">
            <text:p>Транспалеарктический. В лесной подстилке, растительных остатках, под корой и т. п. Волгоградская обл.: Щербатовка, Калач-на-Дону, Котлубань, Волгоград, Краснослободск. Астраханская обл.: Баскунчак (окр г. Б. Богдо). <text:s/>Источник информации: К.А. Гребенников, 2002.</text:p>
          </table:table-cell>
          <table:table-cell table:number-columns-repeated="6"/>
        </table:table-row>
        <table:table-row table:style-name="ro3">
          <table:table-cell office:value-type="string">
            <text:p>tribe</text:p>
          </table:table-cell>
          <table:table-cell table:style-name="ce1" office:value-type="string">
            <text:p>Scaphisomatini</text:p>
          </table:table-cell>
          <table:table-cell table:style-name="ce3" office:value-type="float" office:value="345">
            <text:p>345</text:p>
          </table:table-cell>
          <table:table-cell table:style-name="ce3" office:value-type="string">
            <text:p>Scaphisoma boleti</text:p>
          </table:table-cell>
          <table:table-cell table:style-name="ce3"/>
          <table:table-cell table:style-name="ce3" office:value-type="string">
            <text:p>(Panzer, 1793)</text:p>
          </table:table-cell>
          <table:table-cell table:number-columns-repeated="2"/>
          <table:table-cell table:style-name="Default" office:value-type="string">
            <text:p>Европейско-средиземноморский. Найден под корой. Волгоградская обл.: Краснослободск. <text:s/>Источник информации: К.А. Гребенников, 2002.</text:p>
          </table:table-cell>
          <table:table-cell table:number-columns-repeated="6"/>
        </table:table-row>
        <table:table-row table:style-name="ro3" table:number-rows-repeated="1048225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pecies synonym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p.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  <table:table-row table:style-name="ro1">
          <table:table-cell office:value-type="string">
            <text:p>Sunius claviceps</text:p>
          </table:table-cell>
          <table:table-cell office:value-type="string">
            <text:p>Sunius bogdoensis</text:p>
          </table:table-cell>
          <table:table-cell/>
          <table:table-cell office:value-type="string">
            <text:p>Grebennikov, 2001</text:p>
          </table:table-cell>
          <table:table-cell table:number-columns-repeated="2"/>
        </table:table-row>
        <table:table-row table:style-name="ro1">
          <table:table-cell office:value-type="string">
            <text:p>Micrillus testaceus</text:p>
          </table:table-cell>
          <table:table-cell office:value-type="string">
            <text:p>Micrillus brekhovi</text:p>
          </table:table-cell>
          <table:table-cell/>
          <table:table-cell office:value-type="string">
            <text:p>Grebennikov, 2001</text:p>
          </table:table-cell>
          <table:table-cell table:number-columns-repeated="2"/>
        </table:table-row>
      </table:table>
      <table:table table:name="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6.01.2015</text:date>, <text:time>09:21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p" style:display-name="PageStyle_s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creation-date>2014-07-18T12:54:23</meta:creation-date>
    <dc:date>2015-01-06T09:21:41.95</dc:date>
    <dc:language>es-ES</dc:language>
    <meta:editing-cycles>25</meta:editing-cycles>
    <meta:editing-duration>PT2H24M16S</meta:editing-duration>
    <dc:creator>Konstantin Grebennikov</dc:creator>
    <meta:document-statistic meta:table-count="13" meta:cell-count="2366" meta:object-count="0"/>
    <meta:user-defined meta:name="Info 1"/>
    <meta:user-defined meta:name="Info 2"/>
    <meta:user-defined meta:name="Info 3"/>
    <meta:user-defined meta:name="Info 4"/>
  </office:meta>
</office:document-meta>
</file>